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2.3618in"/>
    </style:style>
    <style:style style:name="co4" style:family="table-column">
      <style:table-column-properties fo:break-before="auto" style:column-width="2.3937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2.2016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8689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2.0618in"/>
    </style:style>
    <style:style style:name="co14" style:family="table-column">
      <style:table-column-properties fo:break-before="auto" style:column-width="1.7402in"/>
    </style:style>
    <style:style style:name="co15" style:family="table-column">
      <style:table-column-properties fo:break-before="auto" style:column-width="1.6543in"/>
    </style:style>
    <style:style style:name="co16" style:family="table-column">
      <style:table-column-properties fo:break-before="auto" style:column-width="1.7937in"/>
    </style:style>
    <style:style style:name="co17" style:family="table-column">
      <style:table-column-properties fo:break-before="auto" style:column-width="1.4508in"/>
    </style:style>
    <style:style style:name="co18" style:family="table-column">
      <style:table-column-properties fo:break-before="auto" style:column-width="1.5146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1697in" svg:height="6.2858in" svg:x="40.5051in" svg:y="0.0543in">
            <draw:object draw:notify-on-update-of-ranges="Sheet1.A1:Sheet1.A1 Sheet1.A2:Sheet1.A144 Sheet1.K1:Sheet1.K1 Sheet1.K2:Sheet1.K144 Sheet1.A1:Sheet1.A1 Sheet1.A2:Sheet1.A144 Sheet1.L1:Sheet1.L1 Sheet1.L2:Sheet1.L1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(ms)</text:p>
          </table:table-cell>
          <table:table-cell office:value-type="string">
            <text:p>deslocamento_encoders(mm)</text:p>
          </table:table-cell>
          <table:table-cell office:value-type="string">
            <text:p>deslocamento_acelerometro_Y(mm)</text:p>
          </table:table-cell>
          <table:table-cell office:value-type="string">
            <text:p>erro_deslocamento_acelerometro(%)</text:p>
          </table:table-cell>
          <table:table-cell office:value-type="string">
            <text:p>desloc_angular_encoders(rad)</text:p>
          </table:table-cell>
          <table:table-cell office:value-type="string">
            <text:p>desloc_angular_giroscopio_Z(rad)</text:p>
          </table:table-cell>
          <table:table-cell office:value-type="string">
            <text:p>erro_desloc_angular_giroscopio(%)</text:p>
          </table:table-cell>
          <table:table-cell office:value-type="string">
            <text:p>acel_encoders(m/s^2)</text:p>
          </table:table-cell>
          <table:table-cell office:value-type="string">
            <text:p>acel_acelerometro_Y(m/s^2)</text:p>
          </table:table-cell>
          <table:table-cell office:value-type="string">
            <text:p>erro_acel_acelerometro(%)</text:p>
          </table:table-cell>
          <table:table-cell office:value-type="string">
            <text:p>vel_angular_encoders(rad/s)</text:p>
          </table:table-cell>
          <table:table-cell office:value-type="string">
            <text:p>vel_angular_giroscopio_Z(rad/s)</text:p>
          </table:table-cell>
          <table:table-cell office:value-type="string">
            <text:p>erro_vel_angular_giroscopio(%)</text:p>
          </table:table-cell>
          <table:table-cell office:value-type="string">
            <text:p>posicao_encoders_X(mm)</text:p>
          </table:table-cell>
          <table:table-cell office:value-type="string">
            <text:p>posicao_encoders_Y(mm)</text:p>
          </table:table-cell>
          <table:table-cell office:value-type="string">
            <text:p>posicao_acelgiro_X(mm)</text:p>
          </table:table-cell>
          <table:table-cell office:value-type="string">
            <text:p>posicao_acelgiro_Y(mm)</text:p>
          </table:table-cell>
          <table:table-cell office:value-type="string">
            <text:p>erro_posicao_acelgiro(mm)</text:p>
          </table:table-cell>
          <table:table-cell office:value-type="string">
            <text:p>angulo_encoders(rad)</text:p>
          </table:table-cell>
          <table:table-cell office:value-type="string">
            <text:p>angulo_giroscopio(rad)</text:p>
          </table:table-cell>
          <table:table-cell office:value-type="string">
            <text:p>erro_angulo_giro(%)</text:p>
          </table:table-cell>
        </table:table-row>
        <table:table-row table:style-name="ro1">
          <table:table-cell office:value-type="float" office:value="3009890">
            <text:p>3009890</text:p>
          </table:table-cell>
          <table:table-cell office:value-type="float" office:value="0">
            <text:p>0</text:p>
          </table:table-cell>
          <table:table-cell office:value-type="float" office:value="1608">
            <text:p>1608</text:p>
          </table:table-cell>
          <table:table-cell office:value-type="float" office:value="100">
            <text:p>100</text:p>
          </table:table-cell>
          <table:table-cell office:value-type="float" office:value="0.000377">
            <text:p>0.000377</text:p>
          </table:table-cell>
          <table:table-cell office:value-type="float" office:value="0.004931">
            <text:p>0.0049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85">
            <text:p>0.01918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608">
            <text:p>1608</text:p>
          </table:table-cell>
          <table:table-cell office:value-type="float" office:value="0">
            <text:p>0</text:p>
          </table:table-cell>
          <table:table-cell office:value-type="float" office:value="1608">
            <text:p>1608</text:p>
          </table:table-cell>
          <table:table-cell office:value-type="float" office:value="0.000377">
            <text:p>0.000377</text:p>
          </table:table-cell>
          <table:table-cell office:value-type="float" office:value="0.004931">
            <text:p>0.004931</text:p>
          </table:table-cell>
          <table:table-cell office:value-type="float" office:value="1209.090454">
            <text:p>1209.090454</text:p>
          </table:table-cell>
        </table:table-row>
        <table:table-row table:style-name="ro1">
          <table:table-cell office:value-type="float" office:value="3010918">
            <text:p>3010918</text:p>
          </table:table-cell>
          <table:table-cell office:value-type="float" office:value="0">
            <text:p>0</text:p>
          </table:table-cell>
          <table:table-cell office:value-type="float" office:value="6391">
            <text:p>6391</text:p>
          </table:table-cell>
          <table:table-cell office:value-type="float" office:value="100">
            <text:p>100</text:p>
          </table:table-cell>
          <table:table-cell office:value-type="float" office:value="0.000685">
            <text:p>0.000685</text:p>
          </table:table-cell>
          <table:table-cell office:value-type="float" office:value="0.018901">
            <text:p>0.0189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386">
            <text:p>0.01838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7999">
            <text:p>7999</text:p>
          </table:table-cell>
          <table:table-cell office:value-type="float" office:value="32">
            <text:p>32</text:p>
          </table:table-cell>
          <table:table-cell office:value-type="float" office:value="7999.063965">
            <text:p>7999.063965</text:p>
          </table:table-cell>
          <table:table-cell office:value-type="float" office:value="0.001061">
            <text:p>0.001061</text:p>
          </table:table-cell>
          <table:table-cell office:value-type="float" office:value="0.023831">
            <text:p>0.023831</text:p>
          </table:table-cell>
          <table:table-cell office:value-type="float" office:value="2145.1604">
            <text:p>2145.1604</text:p>
          </table:table-cell>
        </table:table-row>
        <table:table-row table:style-name="ro1">
          <table:table-cell office:value-type="float" office:value="3011946">
            <text:p>3011946</text:p>
          </table:table-cell>
          <table:table-cell office:value-type="float" office:value="0">
            <text:p>0</text:p>
          </table:table-cell>
          <table:table-cell office:value-type="float" office:value="6406">
            <text:p>6406</text:p>
          </table:table-cell>
          <table:table-cell office:value-type="float" office:value="100">
            <text:p>100</text:p>
          </table:table-cell>
          <table:table-cell office:value-type="float" office:value="-0.002328">
            <text:p>-0.002328</text:p>
          </table:table-cell>
          <table:table-cell office:value-type="float" office:value="0.015888">
            <text:p>0.0158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5455">
            <text:p>0.0154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4404">
            <text:p>14404</text:p>
          </table:table-cell>
          <table:table-cell office:value-type="float" office:value="185">
            <text:p>185</text:p>
          </table:table-cell>
          <table:table-cell office:value-type="float" office:value="14405.1875">
            <text:p>14405.1875</text:p>
          </table:table-cell>
          <table:table-cell office:value-type="float" office:value="-0.001267">
            <text:p>-0.001267</text:p>
          </table:table-cell>
          <table:table-cell office:value-type="float" office:value="0.039719">
            <text:p>0.039719</text:p>
          </table:table-cell>
          <table:table-cell office:value-type="float" office:value="3235.136719">
            <text:p>3235.136719</text:p>
          </table:table-cell>
        </table:table-row>
        <table:table-row table:style-name="ro1">
          <table:table-cell office:value-type="float" office:value="3012974">
            <text:p>3012974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office:value-type="float" office:value="100">
            <text:p>100</text:p>
          </table:table-cell>
          <table:table-cell office:value-type="float" office:value="0.007807">
            <text:p>0.007807</text:p>
          </table:table-cell>
          <table:table-cell office:value-type="float" office:value="0.026023">
            <text:p>0.0260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314">
            <text:p>0.02531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0818">
            <text:p>20818</text:p>
          </table:table-cell>
          <table:table-cell office:value-type="float" office:value="440">
            <text:p>440</text:p>
          </table:table-cell>
          <table:table-cell office:value-type="float" office:value="20822.648438">
            <text:p>20822.648438</text:p>
          </table:table-cell>
          <table:table-cell office:value-type="float" office:value="0.00654">
            <text:p>0.00654</text:p>
          </table:table-cell>
          <table:table-cell office:value-type="float" office:value="0.065742">
            <text:p>0.065742</text:p>
          </table:table-cell>
          <table:table-cell office:value-type="float" office:value="905.235413">
            <text:p>905.235413</text:p>
          </table:table-cell>
        </table:table-row>
        <table:table-row table:style-name="ro1">
          <table:table-cell office:value-type="float" office:value="3013231">
            <text:p>3013231</text:p>
          </table:table-cell>
          <table:table-cell office:value-type="float" office:value="0">
            <text:p>0</text:p>
          </table:table-cell>
          <table:table-cell office:value-type="float" office:value="1608">
            <text:p>1608</text:p>
          </table:table-cell>
          <table:table-cell office:value-type="float" office:value="100">
            <text:p>100</text:p>
          </table:table-cell>
          <table:table-cell office:value-type="float" office:value="-0.000753">
            <text:p>-0.000753</text:p>
          </table:table-cell>
          <table:table-cell office:value-type="float" office:value="0.003801">
            <text:p>0.0038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7884">
            <text:p>0.0478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789">
            <text:p>0.01478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422">
            <text:p>22422</text:p>
          </table:table-cell>
          <table:table-cell office:value-type="float" office:value="546">
            <text:p>546</text:p>
          </table:table-cell>
          <table:table-cell office:value-type="float" office:value="22428.646484">
            <text:p>22428.646484</text:p>
          </table:table-cell>
          <table:table-cell office:value-type="float" office:value="0.005787">
            <text:p>0.005787</text:p>
          </table:table-cell>
          <table:table-cell office:value-type="float" office:value="0.069542">
            <text:p>0.069542</text:p>
          </table:table-cell>
          <table:table-cell office:value-type="float" office:value="1101.774902">
            <text:p>1101.774902</text:p>
          </table:table-cell>
        </table:table-row>
        <table:table-row table:style-name="ro1">
          <table:table-cell office:value-type="float" office:value="3014002">
            <text:p>3014002</text:p>
          </table:table-cell>
          <table:table-cell office:value-type="float" office:value="0">
            <text:p>0</text:p>
          </table:table-cell>
          <table:table-cell office:value-type="float" office:value="4815">
            <text:p>4815</text:p>
          </table:table-cell>
          <table:table-cell office:value-type="float" office:value="100">
            <text:p>100</text:p>
          </table:table-cell>
          <table:table-cell office:value-type="float" office:value="-0.001233">
            <text:p>-0.001233</text:p>
          </table:table-cell>
          <table:table-cell office:value-type="float" office:value="0.012429">
            <text:p>0.0124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121">
            <text:p>0.0161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7226">
            <text:p>27226</text:p>
          </table:table-cell>
          <table:table-cell office:value-type="float" office:value="881">
            <text:p>881</text:p>
          </table:table-cell>
          <table:table-cell office:value-type="float" office:value="27240.251953">
            <text:p>27240.251953</text:p>
          </table:table-cell>
          <table:table-cell office:value-type="float" office:value="0.004554">
            <text:p>0.004554</text:p>
          </table:table-cell>
          <table:table-cell office:value-type="float" office:value="0.081972">
            <text:p>0.081972</text:p>
          </table:table-cell>
          <table:table-cell office:value-type="float" office:value="1699.999634">
            <text:p>1699.999634</text:p>
          </table:table-cell>
        </table:table-row>
        <table:table-row table:style-name="ro1">
          <table:table-cell office:value-type="float" office:value="3015287">
            <text:p>3015287</text:p>
          </table:table-cell>
          <table:table-cell office:value-type="float" office:value="0">
            <text:p>0</text:p>
          </table:table-cell>
          <table:table-cell office:value-type="float" office:value="7970">
            <text:p>7970</text:p>
          </table:table-cell>
          <table:table-cell office:value-type="float" office:value="100">
            <text:p>100</text:p>
          </table:table-cell>
          <table:table-cell office:value-type="float" office:value="0.010615">
            <text:p>0.010615</text:p>
          </table:table-cell>
          <table:table-cell office:value-type="float" office:value="0.033384">
            <text:p>0.0333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98">
            <text:p>0.0259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5169">
            <text:p>35169</text:p>
          </table:table-cell>
          <table:table-cell office:value-type="float" office:value="1534">
            <text:p>1534</text:p>
          </table:table-cell>
          <table:table-cell office:value-type="float" office:value="35202.441406">
            <text:p>35202.441406</text:p>
          </table:table-cell>
          <table:table-cell office:value-type="float" office:value="0.015169">
            <text:p>0.015169</text:p>
          </table:table-cell>
          <table:table-cell office:value-type="float" office:value="0.115356">
            <text:p>0.115356</text:p>
          </table:table-cell>
          <table:table-cell office:value-type="float" office:value="660.496643">
            <text:p>660.496643</text:p>
          </table:table-cell>
        </table:table-row>
        <table:table-row table:style-name="ro1">
          <table:table-cell office:value-type="float" office:value="3016572">
            <text:p>3016572</text:p>
          </table:table-cell>
          <table:table-cell office:value-type="float" office:value="0">
            <text:p>0</text:p>
          </table:table-cell>
          <table:table-cell office:value-type="float" office:value="7915">
            <text:p>7915</text:p>
          </table:table-cell>
          <table:table-cell office:value-type="float" office:value="100">
            <text:p>100</text:p>
          </table:table-cell>
          <table:table-cell office:value-type="float" office:value="0.000342">
            <text:p>0.000342</text:p>
          </table:table-cell>
          <table:table-cell office:value-type="float" office:value="0.023112">
            <text:p>0.0231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986">
            <text:p>0.01798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3031">
            <text:p>43031</text:p>
          </table:table-cell>
          <table:table-cell office:value-type="float" office:value="2445">
            <text:p>2445</text:p>
          </table:table-cell>
          <table:table-cell office:value-type="float" office:value="43100.40625">
            <text:p>43100.40625</text:p>
          </table:table-cell>
          <table:table-cell office:value-type="float" office:value="0.015511">
            <text:p>0.015511</text:p>
          </table:table-cell>
          <table:table-cell office:value-type="float" office:value="0.138468">
            <text:p>0.138468</text:p>
          </table:table-cell>
          <table:table-cell office:value-type="float" office:value="792.71521">
            <text:p>792.71521</text:p>
          </table:table-cell>
        </table:table-row>
        <table:table-row table:style-name="ro1">
          <table:table-cell office:value-type="float" office:value="3017343">
            <text:p>3017343</text:p>
          </table:table-cell>
          <table:table-cell office:value-type="float" office:value="-3">
            <text:p>-3</text:p>
          </table:table-cell>
          <table:table-cell office:value-type="float" office:value="5238">
            <text:p>5238</text:p>
          </table:table-cell>
          <table:table-cell office:value-type="float" office:value="174712.203125">
            <text:p>174712.203125</text:p>
          </table:table-cell>
          <table:table-cell office:value-type="float" office:value="0.063071">
            <text:p>0.063071</text:p>
          </table:table-cell>
          <table:table-cell office:value-type="float" office:value="0.076733">
            <text:p>0.076733</text:p>
          </table:table-cell>
          <table:table-cell office:value-type="float" office:value="611.552063">
            <text:p>611.552063</text:p>
          </table:table-cell>
          <table:table-cell office:value-type="float" office:value="-0.005047">
            <text:p>-0.005047</text:p>
          </table:table-cell>
          <table:table-cell office:value-type="float" office:value="0.823605">
            <text:p>0.823605</text:p>
          </table:table-cell>
          <table:table-cell office:value-type="float" office:value="16419.494141">
            <text:p>16419.494141</text:p>
          </table:table-cell>
          <table:table-cell office:value-type="float" office:value="-0.019455">
            <text:p>-0.019455</text:p>
          </table:table-cell>
          <table:table-cell office:value-type="float" office:value="0.099524">
            <text:p>0.099524</text:p>
          </table:table-cell>
          <table:table-cell office:value-type="float" office:value="145.444">
            <text:p>145.444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48219">
            <text:p>48219</text:p>
          </table:table-cell>
          <table:table-cell office:value-type="float" office:value="3168">
            <text:p>3168</text:p>
          </table:table-cell>
          <table:table-cell office:value-type="float" office:value="48325.953125">
            <text:p>48325.953125</text:p>
          </table:table-cell>
          <table:table-cell office:value-type="float" office:value="0.078582">
            <text:p>0.078582</text:p>
          </table:table-cell>
          <table:table-cell office:value-type="float" office:value="0.215201">
            <text:p>0.215201</text:p>
          </table:table-cell>
          <table:table-cell office:value-type="float" office:value="173.856216">
            <text:p>173.856216</text:p>
          </table:table-cell>
        </table:table-row>
        <table:table-row table:style-name="ro1">
          <table:table-cell office:value-type="float" office:value="3017600">
            <text:p>3017600</text:p>
          </table:table-cell>
          <table:table-cell office:value-type="float" office:value="21">
            <text:p>21</text:p>
          </table:table-cell>
          <table:table-cell office:value-type="float" office:value="1746">
            <text:p>1746</text:p>
          </table:table-cell>
          <table:table-cell office:value-type="float" office:value="8213.360352">
            <text:p>8213.360352</text:p>
          </table:table-cell>
          <table:table-cell office:value-type="float" office:value="0.02568">
            <text:p>0.02568</text:p>
          </table:table-cell>
          <table:table-cell office:value-type="float" office:value="0.030234">
            <text:p>0.030234</text:p>
          </table:table-cell>
          <table:table-cell office:value-type="float" office:value="51.171501">
            <text:p>51.171501</text:p>
          </table:table-cell>
          <table:table-cell office:value-type="float" office:value="0.333086">
            <text:p>0.333086</text:p>
          </table:table-cell>
          <table:table-cell office:value-type="float" office:value="-0.004788">
            <text:p>-0.004788</text:p>
          </table:table-cell>
          <table:table-cell office:value-type="float" office:value="101.437584">
            <text:p>101.437584</text:p>
          </table:table-cell>
          <table:table-cell office:value-type="float" office:value="0.077821">
            <text:p>0.077821</text:p>
          </table:table-cell>
          <table:table-cell office:value-type="float" office:value="0.117643">
            <text:p>0.117643</text:p>
          </table:table-cell>
          <table:table-cell office:value-type="float" office:value="39.852692">
            <text:p>39.85269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9925">
            <text:p>49925</text:p>
          </table:table-cell>
          <table:table-cell office:value-type="float" office:value="3541">
            <text:p>3541</text:p>
          </table:table-cell>
          <table:table-cell office:value-type="float" office:value="50032.324219">
            <text:p>50032.324219</text:p>
          </table:table-cell>
          <table:table-cell office:value-type="float" office:value="0.104262">
            <text:p>0.104262</text:p>
          </table:table-cell>
          <table:table-cell office:value-type="float" office:value="0.245435">
            <text:p>0.245435</text:p>
          </table:table-cell>
          <table:table-cell office:value-type="float" office:value="135.402298">
            <text:p>135.402298</text:p>
          </table:table-cell>
        </table:table-row>
        <table:table-row table:style-name="ro1">
          <table:table-cell office:value-type="float" office:value="3019399">
            <text:p>3019399</text:p>
          </table:table-cell>
          <table:table-cell office:value-type="float" office:value="24">
            <text:p>24</text:p>
          </table:table-cell>
          <table:table-cell office:value-type="float" office:value="11570">
            <text:p>11570</text:p>
          </table:table-cell>
          <table:table-cell office:value-type="float" office:value="48107.324219">
            <text:p>48107.324219</text:p>
          </table:table-cell>
          <table:table-cell office:value-type="float" office:value="0.052011">
            <text:p>0.052011</text:p>
          </table:table-cell>
          <table:table-cell office:value-type="float" office:value="0.083889">
            <text:p>0.083889</text:p>
          </table:table-cell>
          <table:table-cell office:value-type="string">
            <text:p>Infinity</text:p>
          </table:table-cell>
          <table:table-cell office:value-type="float" office:value="-0.038005">
            <text:p>-0.038005</text:p>
          </table:table-cell>
          <table:table-cell office:value-type="float" office:value="-0.201113">
            <text:p>-0.201113</text:p>
          </table:table-cell>
          <table:table-cell office:value-type="float" office:value="429.172577">
            <text:p>429.172577</text:p>
          </table:table-cell>
          <table:table-cell office:value-type="float" office:value="0">
            <text:p>0</text:p>
          </table:table-cell>
          <table:table-cell office:value-type="float" office:value="0.046631">
            <text:p>0.046631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61148">
            <text:p>61148</text:p>
          </table:table-cell>
          <table:table-cell office:value-type="float" office:value="6352">
            <text:p>6352</text:p>
          </table:table-cell>
          <table:table-cell office:value-type="float" office:value="61434.847656">
            <text:p>61434.847656</text:p>
          </table:table-cell>
          <table:table-cell office:value-type="float" office:value="0.156273">
            <text:p>0.156273</text:p>
          </table:table-cell>
          <table:table-cell office:value-type="float" office:value="0.329324">
            <text:p>0.329324</text:p>
          </table:table-cell>
          <table:table-cell office:value-type="float" office:value="110.736214">
            <text:p>110.736214</text:p>
          </table:table-cell>
        </table:table-row>
        <table:table-row table:style-name="ro1">
          <table:table-cell office:value-type="float" office:value="3019656">
            <text:p>3019656</text:p>
          </table:table-cell>
          <table:table-cell office:value-type="float" office:value="24">
            <text:p>24</text:p>
          </table:table-cell>
          <table:table-cell office:value-type="float" office:value="1667">
            <text:p>1667</text:p>
          </table:table-cell>
          <table:table-cell office:value-type="float" office:value="6844.084961">
            <text:p>6844.084961</text:p>
          </table:table-cell>
          <table:table-cell office:value-type="float" office:value="-0.000616">
            <text:p>-0.000616</text:p>
          </table:table-cell>
          <table:table-cell office:value-type="float" office:value="0.003938">
            <text:p>0.003938</text:p>
          </table:table-cell>
          <table:table-cell office:value-type="float" office:value="54.224586">
            <text:p>54.224586</text:p>
          </table:table-cell>
          <table:table-cell office:value-type="float" office:value="0.311457">
            <text:p>0.311457</text:p>
          </table:table-cell>
          <table:table-cell office:value-type="float" office:value="0.208296">
            <text:p>0.208296</text:p>
          </table:table-cell>
          <table:table-cell office:value-type="float" office:value="33.122234">
            <text:p>33.122234</text:p>
          </table:table-cell>
          <table:table-cell office:value-type="float" office:value="0.009935">
            <text:p>0.009935</text:p>
          </table:table-cell>
          <table:table-cell office:value-type="float" office:value="0.015322">
            <text:p>0.015322</text:p>
          </table:table-cell>
          <table:table-cell office:value-type="float" office:value="224.630188">
            <text:p>224.630188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62725">
            <text:p>62725</text:p>
          </table:table-cell>
          <table:table-cell office:value-type="float" office:value="6891">
            <text:p>6891</text:p>
          </table:table-cell>
          <table:table-cell office:value-type="float" office:value="63035.910156">
            <text:p>63035.910156</text:p>
          </table:table-cell>
          <table:table-cell office:value-type="float" office:value="0.155657">
            <text:p>0.155657</text:p>
          </table:table-cell>
          <table:table-cell office:value-type="float" office:value="0.333262">
            <text:p>0.333262</text:p>
          </table:table-cell>
          <table:table-cell office:value-type="float" office:value="114.100334">
            <text:p>114.100334</text:p>
          </table:table-cell>
        </table:table-row>
        <table:table-row table:style-name="ro1">
          <table:table-cell office:value-type="float" office:value="3020684">
            <text:p>3020684</text:p>
          </table:table-cell>
          <table:table-cell office:value-type="float" office:value="22">
            <text:p>22</text:p>
          </table:table-cell>
          <table:table-cell office:value-type="float" office:value="6904">
            <text:p>6904</text:p>
          </table:table-cell>
          <table:table-cell office:value-type="float" office:value="31282.525391">
            <text:p>31282.525391</text:p>
          </table:table-cell>
          <table:table-cell office:value-type="float" office:value="0.022736">
            <text:p>0.022736</text:p>
          </table:table-cell>
          <table:table-cell office:value-type="float" office:value="0.040952">
            <text:p>0.040952</text:p>
          </table:table-cell>
          <table:table-cell office:value-type="float" office:value="1500.833496">
            <text:p>1500.833496</text:p>
          </table:table-cell>
          <table:table-cell office:value-type="float" office:value="-0.070024">
            <text:p>-0.070024</text:p>
          </table:table-cell>
          <table:table-cell office:value-type="float" office:value="0.225055">
            <text:p>0.225055</text:p>
          </table:table-cell>
          <table:table-cell office:value-type="float" office:value="421.39798">
            <text:p>421.39798</text:p>
          </table:table-cell>
          <table:table-cell office:value-type="float" office:value="0.002488">
            <text:p>0.002488</text:p>
          </table:table-cell>
          <table:table-cell office:value-type="float" office:value="0.039836">
            <text:p>0.039836</text:p>
          </table:table-cell>
          <table:table-cell office:value-type="float" office:value="168.868805">
            <text:p>168.868805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69249">
            <text:p>69249</text:p>
          </table:table-cell>
          <table:table-cell office:value-type="float" office:value="9150">
            <text:p>9150</text:p>
          </table:table-cell>
          <table:table-cell office:value-type="float" office:value="69762.203125">
            <text:p>69762.203125</text:p>
          </table:table-cell>
          <table:table-cell office:value-type="float" office:value="0.178393">
            <text:p>0.178393</text:p>
          </table:table-cell>
          <table:table-cell office:value-type="float" office:value="0.374214">
            <text:p>0.374214</text:p>
          </table:table-cell>
          <table:table-cell office:value-type="float" office:value="109.769699">
            <text:p>109.769699</text:p>
          </table:table-cell>
        </table:table-row>
        <table:table-row table:style-name="ro1">
          <table:table-cell office:value-type="float" office:value="3020941">
            <text:p>3020941</text:p>
          </table:table-cell>
          <table:table-cell office:value-type="float" office:value="23">
            <text:p>23</text:p>
          </table:table-cell>
          <table:table-cell office:value-type="float" office:value="1735">
            <text:p>1735</text:p>
          </table:table-cell>
          <table:table-cell office:value-type="float" office:value="7441.64502">
            <text:p>7441.64502</text:p>
          </table:table-cell>
          <table:table-cell office:value-type="float" office:value="0.004383">
            <text:p>0.004383</text:p>
          </table:table-cell>
          <table:table-cell office:value-type="float" office:value="0.008937">
            <text:p>0.008937</text:p>
          </table:table-cell>
          <table:table-cell office:value-type="float" office:value="16.566341">
            <text:p>16.566341</text:p>
          </table:table-cell>
          <table:table-cell office:value-type="float" office:value="0.264955">
            <text:p>0.264955</text:p>
          </table:table-cell>
          <table:table-cell office:value-type="float" office:value="0.129287">
            <text:p>0.129287</text:p>
          </table:table-cell>
          <table:table-cell office:value-type="float" office:value="51.204174">
            <text:p>51.204174</text:p>
          </table:table-cell>
          <table:table-cell office:value-type="float" office:value="0.029831">
            <text:p>0.029831</text:p>
          </table:table-cell>
          <table:table-cell office:value-type="float" office:value="0.034773">
            <text:p>0.034773</text:p>
          </table:table-cell>
          <table:table-cell office:value-type="float" office:value="28.979025">
            <text:p>28.979025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70864">
            <text:p>70864</text:p>
          </table:table-cell>
          <table:table-cell office:value-type="float" office:value="9784">
            <text:p>9784</text:p>
          </table:table-cell>
          <table:table-cell office:value-type="float" office:value="71424.226563">
            <text:p>71424.226563</text:p>
          </table:table-cell>
          <table:table-cell office:value-type="float" office:value="0.182775">
            <text:p>0.182775</text:p>
          </table:table-cell>
          <table:table-cell office:value-type="float" office:value="0.38315">
            <text:p>0.38315</text:p>
          </table:table-cell>
          <table:table-cell office:value-type="float" office:value="109.629105">
            <text:p>109.629105</text:p>
          </table:table-cell>
        </table:table-row>
        <table:table-row table:style-name="ro1">
          <table:table-cell office:value-type="float" office:value="3021712">
            <text:p>3021712</text:p>
          </table:table-cell>
          <table:table-cell office:value-type="float" office:value="26">
            <text:p>26</text:p>
          </table:table-cell>
          <table:table-cell office:value-type="float" office:value="5013">
            <text:p>5013</text:p>
          </table:table-cell>
          <table:table-cell office:value-type="float" office:value="19180.863281">
            <text:p>19180.863281</text:p>
          </table:table-cell>
          <table:table-cell office:value-type="float" office:value="-0.012018">
            <text:p>-0.012018</text:p>
          </table:table-cell>
          <table:table-cell office:value-type="float" office:value="0.001644">
            <text:p>0.001644</text:p>
          </table:table-cell>
          <table:table-cell office:value-type="float" office:value="164.477356">
            <text:p>164.477356</text:p>
          </table:table-cell>
          <table:table-cell office:value-type="float" office:value="-0.072337">
            <text:p>-0.072337</text:p>
          </table:table-cell>
          <table:table-cell office:value-type="float" office:value="-0.320823">
            <text:p>-0.320823</text:p>
          </table:table-cell>
          <table:table-cell office:value-type="float" office:value="343.512482">
            <text:p>343.512482</text:p>
          </table:table-cell>
          <table:table-cell office:value-type="float" office:value="-0.003306">
            <text:p>-0.003306</text:p>
          </table:table-cell>
          <table:table-cell office:value-type="float" office:value="0.002132">
            <text:p>0.002132</text:p>
          </table:table-cell>
          <table:table-cell office:value-type="float" office:value="34.884541">
            <text:p>34.884541</text:p>
          </table:table-cell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office:value-type="float" office:value="75514">
            <text:p>75514</text:p>
          </table:table-cell>
          <table:table-cell office:value-type="float" office:value="11658">
            <text:p>11658</text:p>
          </table:table-cell>
          <table:table-cell office:value-type="float" office:value="76270.148438">
            <text:p>76270.148438</text:p>
          </table:table-cell>
          <table:table-cell office:value-type="float" office:value="0.170757">
            <text:p>0.170757</text:p>
          </table:table-cell>
          <table:table-cell office:value-type="float" office:value="0.384794">
            <text:p>0.384794</text:p>
          </table:table-cell>
          <table:table-cell office:value-type="float" office:value="125.345947">
            <text:p>125.345947</text:p>
          </table:table-cell>
        </table:table-row>
        <table:table-row table:style-name="ro1">
          <table:table-cell office:value-type="float" office:value="3021969">
            <text:p>3021969</text:p>
          </table:table-cell>
          <table:table-cell office:value-type="float" office:value="25">
            <text:p>25</text:p>
          </table:table-cell>
          <table:table-cell office:value-type="float" office:value="1702">
            <text:p>1702</text:p>
          </table:table-cell>
          <table:table-cell office:value-type="float" office:value="6709.274902">
            <text:p>6709.274902</text:p>
          </table:table-cell>
          <table:table-cell office:value-type="float" office:value="-0.000411">
            <text:p>-0.000411</text:p>
          </table:table-cell>
          <table:table-cell office:value-type="float" office:value="0.004143">
            <text:p>0.004143</text:p>
          </table:table-cell>
          <table:table-cell office:value-type="float" office:value="262.40918">
            <text:p>262.40918</text:p>
          </table:table-cell>
          <table:table-cell office:value-type="float" office:value="0.247291">
            <text:p>0.247291</text:p>
          </table:table-cell>
          <table:table-cell office:value-type="float" office:value="0.474052">
            <text:p>0.474052</text:p>
          </table:table-cell>
          <table:table-cell office:value-type="float" office:value="91.697899">
            <text:p>91.697899</text:p>
          </table:table-cell>
          <table:table-cell office:value-type="float" office:value="-0.009926">
            <text:p>-0.009926</text:p>
          </table:table-cell>
          <table:table-cell office:value-type="float" office:value="0.016121">
            <text:p>0.016121</text:p>
          </table:table-cell>
          <table:table-cell office:value-type="float" office:value="1629.192505">
            <text:p>1629.192505</text:p>
          </table:table-cell>
          <table:table-cell office:value-type="float" office:value="162">
            <text:p>162</text:p>
          </table:table-cell>
          <table:table-cell office:value-type="float" office:value="24">
            <text:p>24</text:p>
          </table:table-cell>
          <table:table-cell office:value-type="float" office:value="77092">
            <text:p>77092</text:p>
          </table:table-cell>
          <table:table-cell office:value-type="float" office:value="12297">
            <text:p>12297</text:p>
          </table:table-cell>
          <table:table-cell office:value-type="float" office:value="77902.828125">
            <text:p>77902.828125</text:p>
          </table:table-cell>
          <table:table-cell office:value-type="float" office:value="0.170346">
            <text:p>0.170346</text:p>
          </table:table-cell>
          <table:table-cell office:value-type="float" office:value="0.388937">
            <text:p>0.388937</text:p>
          </table:table-cell>
          <table:table-cell office:value-type="float" office:value="128.321655">
            <text:p>128.321655</text:p>
          </table:table-cell>
        </table:table-row>
        <table:table-row table:style-name="ro1">
          <table:table-cell office:value-type="float" office:value="3022740">
            <text:p>3022740</text:p>
          </table:table-cell>
          <table:table-cell office:value-type="float" office:value="26">
            <text:p>26</text:p>
          </table:table-cell>
          <table:table-cell office:value-type="float" office:value="4788">
            <text:p>4788</text:p>
          </table:table-cell>
          <table:table-cell office:value-type="float" office:value="18315.990234">
            <text:p>18315.990234</text:p>
          </table:table-cell>
          <table:table-cell office:value-type="float" office:value="-0.009245">
            <text:p>-0.009245</text:p>
          </table:table-cell>
          <table:table-cell office:value-type="float" office:value="0.004417">
            <text:p>0.004417</text:p>
          </table:table-cell>
          <table:table-cell office:value-type="string">
            <text:p>Infinity</text:p>
          </table:table-cell>
          <table:table-cell office:value-type="float" office:value="-0.08243">
            <text:p>-0.08243</text:p>
          </table:table-cell>
          <table:table-cell office:value-type="float" office:value="-0.536301">
            <text:p>-0.536301</text:p>
          </table:table-cell>
          <table:table-cell office:value-type="float" office:value="550.611084">
            <text:p>550.611084</text:p>
          </table:table-cell>
          <table:table-cell office:value-type="float" office:value="0">
            <text:p>0</text:p>
          </table:table-cell>
          <table:table-cell office:value-type="float" office:value="0.005729">
            <text:p>0.005729</text:p>
          </table:table-cell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28">
            <text:p>28</text:p>
          </table:table-cell>
          <table:table-cell office:value-type="float" office:value="81523">
            <text:p>81523</text:p>
          </table:table-cell>
          <table:table-cell office:value-type="float" office:value="14113">
            <text:p>14113</text:p>
          </table:table-cell>
          <table:table-cell office:value-type="float" office:value="82545.554688">
            <text:p>82545.554688</text:p>
          </table:table-cell>
          <table:table-cell office:value-type="float" office:value="0.161101">
            <text:p>0.161101</text:p>
          </table:table-cell>
          <table:table-cell office:value-type="float" office:value="0.393354">
            <text:p>0.393354</text:p>
          </table:table-cell>
          <table:table-cell office:value-type="float" office:value="144.165833">
            <text:p>144.165833</text:p>
          </table:table-cell>
        </table:table-row>
        <table:table-row table:style-name="ro1">
          <table:table-cell office:value-type="float" office:value="3022997">
            <text:p>3022997</text:p>
          </table:table-cell>
          <table:table-cell office:value-type="float" office:value="25">
            <text:p>25</text:p>
          </table:table-cell>
          <table:table-cell office:value-type="float" office:value="1632">
            <text:p>1632</text:p>
          </table:table-cell>
          <table:table-cell office:value-type="float" office:value="6426.530273">
            <text:p>6426.530273</text:p>
          </table:table-cell>
          <table:table-cell office:value-type="float" office:value="-0.000514">
            <text:p>-0.000514</text:p>
          </table:table-cell>
          <table:table-cell office:value-type="float" office:value="0.00404">
            <text:p>0.00404</text:p>
          </table:table-cell>
          <table:table-cell office:value-type="float" office:value="258.382538">
            <text:p>258.382538</text:p>
          </table:table-cell>
          <table:table-cell office:value-type="float" office:value="0.247291">
            <text:p>0.247291</text:p>
          </table:table-cell>
          <table:table-cell office:value-type="float" office:value="0.538695">
            <text:p>0.538695</text:p>
          </table:table-cell>
          <table:table-cell office:value-type="float" office:value="117.838501">
            <text:p>117.838501</text:p>
          </table:table-cell>
          <table:table-cell office:value-type="float" office:value="-0.009926">
            <text:p>-0.009926</text:p>
          </table:table-cell>
          <table:table-cell office:value-type="float" office:value="0.015721">
            <text:p>0.015721</text:p>
          </table:table-cell>
          <table:table-cell office:value-type="float" office:value="1283.354004">
            <text:p>1283.354004</text:p>
          </table:table-cell>
          <table:table-cell office:value-type="float" office:value="213">
            <text:p>213</text:p>
          </table:table-cell>
          <table:table-cell office:value-type="float" office:value="32">
            <text:p>32</text:p>
          </table:table-cell>
          <table:table-cell office:value-type="float" office:value="83030">
            <text:p>83030</text:p>
          </table:table-cell>
          <table:table-cell office:value-type="float" office:value="14738">
            <text:p>14738</text:p>
          </table:table-cell>
          <table:table-cell office:value-type="float" office:value="84112.554688">
            <text:p>84112.554688</text:p>
          </table:table-cell>
          <table:table-cell office:value-type="float" office:value="0.160588">
            <text:p>0.160588</text:p>
          </table:table-cell>
          <table:table-cell office:value-type="float" office:value="0.397394">
            <text:p>0.397394</text:p>
          </table:table-cell>
          <table:table-cell office:value-type="float" office:value="147.462738">
            <text:p>147.462738</text:p>
          </table:table-cell>
        </table:table-row>
        <table:table-row table:style-name="ro1">
          <table:table-cell office:value-type="float" office:value="3024025">
            <text:p>3024025</text:p>
          </table:table-cell>
          <table:table-cell office:value-type="float" office:value="26">
            <text:p>26</text:p>
          </table:table-cell>
          <table:table-cell office:value-type="float" office:value="6607">
            <text:p>6607</text:p>
          </table:table-cell>
          <table:table-cell office:value-type="float" office:value="25313.445313">
            <text:p>25313.445313</text:p>
          </table:table-cell>
          <table:table-cell office:value-type="float" office:value="0.000411">
            <text:p>0.000411</text:p>
          </table:table-cell>
          <table:table-cell office:value-type="float" office:value="0.018627">
            <text:p>0.018627</text:p>
          </table:table-cell>
          <table:table-cell office:value-type="string">
            <text:p>Infinity</text:p>
          </table:table-cell>
          <table:table-cell office:value-type="float" office:value="-0.070024">
            <text:p>-0.070024</text:p>
          </table:table-cell>
          <table:table-cell office:value-type="float" office:value="0.076614">
            <text:p>0.076614</text:p>
          </table:table-cell>
          <table:table-cell office:value-type="float" office:value="209.412048">
            <text:p>209.412048</text:p>
          </table:table-cell>
          <table:table-cell office:value-type="float" office:value="0">
            <text:p>0</text:p>
          </table:table-cell>
          <table:table-cell office:value-type="float" office:value="0.018119">
            <text:p>0.018119</text:p>
          </table:table-cell>
          <table:table-cell office:value-type="float" office:value="100">
            <text:p>100</text:p>
          </table:table-cell>
          <table:table-cell office:value-type="float" office:value="239">
            <text:p>239</text:p>
          </table:table-cell>
          <table:table-cell office:value-type="float" office:value="36">
            <text:p>36</text:p>
          </table:table-cell>
          <table:table-cell office:value-type="float" office:value="89123">
            <text:p>89123</text:p>
          </table:table-cell>
          <table:table-cell office:value-type="float" office:value="17295">
            <text:p>17295</text:p>
          </table:table-cell>
          <table:table-cell office:value-type="float" office:value="90544.125">
            <text:p>90544.125</text:p>
          </table:table-cell>
          <table:table-cell office:value-type="float" office:value="0.160998">
            <text:p>0.160998</text:p>
          </table:table-cell>
          <table:table-cell office:value-type="float" office:value="0.416021">
            <text:p>0.416021</text:p>
          </table:table-cell>
          <table:table-cell office:value-type="float" office:value="158.400726">
            <text:p>158.400726</text:p>
          </table:table-cell>
        </table:table-row>
        <table:table-row table:style-name="ro1">
          <table:table-cell office:value-type="float" office:value="3024282">
            <text:p>3024282</text:p>
          </table:table-cell>
          <table:table-cell office:value-type="float" office:value="27">
            <text:p>27</text:p>
          </table:table-cell>
          <table:table-cell office:value-type="float" office:value="1717">
            <text:p>1717</text:p>
          </table:table-cell>
          <table:table-cell office:value-type="float" office:value="6261.110352">
            <text:p>6261.110352</text:p>
          </table:table-cell>
          <table:table-cell office:value-type="float" office:value="-0.004965">
            <text:p>-0.004965</text:p>
          </table:table-cell>
          <table:table-cell office:value-type="float" office:value="-0.000411">
            <text:p>-0.000411</text:p>
          </table:table-cell>
          <table:table-cell office:value-type="float" office:value="83.868958">
            <text:p>83.868958</text:p>
          </table:table-cell>
          <table:table-cell office:value-type="float" office:value="0.310376">
            <text:p>0.310376</text:p>
          </table:table-cell>
          <table:table-cell office:value-type="float" office:value="0.993594">
            <text:p>0.993594</text:p>
          </table:table-cell>
          <table:table-cell office:value-type="float" office:value="220.126221">
            <text:p>220.126221</text:p>
          </table:table-cell>
          <table:table-cell office:value-type="float" office:value="-0.009911">
            <text:p>-0.009911</text:p>
          </table:table-cell>
          <table:table-cell office:value-type="float" office:value="-0.001599">
            <text:p>-0.001599</text:p>
          </table:table-cell>
          <table:table-cell office:value-type="float" office:value="43.028072">
            <text:p>43.028072</text:p>
          </table:table-cell>
          <table:table-cell office:value-type="float" office:value="266">
            <text:p>266</text:p>
          </table:table-cell>
          <table:table-cell office:value-type="float" office:value="40">
            <text:p>40</text:p>
          </table:table-cell>
          <table:table-cell office:value-type="float" office:value="90694">
            <text:p>90694</text:p>
          </table:table-cell>
          <table:table-cell office:value-type="float" office:value="17989">
            <text:p>17989</text:p>
          </table:table-cell>
          <table:table-cell office:value-type="float" office:value="92192.132813">
            <text:p>92192.132813</text:p>
          </table:table-cell>
          <table:table-cell office:value-type="float" office:value="0.156034">
            <text:p>0.156034</text:p>
          </table:table-cell>
          <table:table-cell office:value-type="float" office:value="0.41561">
            <text:p>0.41561</text:p>
          </table:table-cell>
          <table:table-cell office:value-type="float" office:value="166.359497">
            <text:p>166.359497</text:p>
          </table:table-cell>
        </table:table-row>
        <table:table-row table:style-name="ro1">
          <table:table-cell office:value-type="float" office:value="3025053">
            <text:p>3025053</text:p>
          </table:table-cell>
          <table:table-cell office:value-type="float" office:value="22">
            <text:p>22</text:p>
          </table:table-cell>
          <table:table-cell office:value-type="float" office:value="4872">
            <text:p>4872</text:p>
          </table:table-cell>
          <table:table-cell office:value-type="float" office:value="22046.03125">
            <text:p>22046.03125</text:p>
          </table:table-cell>
          <table:table-cell office:value-type="float" office:value="-0.000822">
            <text:p>-0.000822</text:p>
          </table:table-cell>
          <table:table-cell office:value-type="float" office:value="0.01284">
            <text:p>0.01284</text:p>
          </table:table-cell>
          <table:table-cell office:value-type="float" office:value="401.933533">
            <text:p>401.933533</text:p>
          </table:table-cell>
          <table:table-cell office:value-type="float" office:value="-0.099253">
            <text:p>-0.099253</text:p>
          </table:table-cell>
          <table:table-cell office:value-type="float" office:value="-0.471658">
            <text:p>-0.471658</text:p>
          </table:table-cell>
          <table:table-cell office:value-type="float" office:value="375.208008">
            <text:p>375.208008</text:p>
          </table:table-cell>
          <table:table-cell office:value-type="float" office:value="0.003318">
            <text:p>0.003318</text:p>
          </table:table-cell>
          <table:table-cell office:value-type="float" office:value="0.016654">
            <text:p>0.016654</text:p>
          </table:table-cell>
          <table:table-cell office:value-type="float" office:value="1251.203369">
            <text:p>1251.203369</text:p>
          </table:table-cell>
          <table:table-cell office:value-type="float" office:value="288">
            <text:p>288</text:p>
          </table:table-cell>
          <table:table-cell office:value-type="float" office:value="43">
            <text:p>43</text:p>
          </table:table-cell>
          <table:table-cell office:value-type="float" office:value="95151">
            <text:p>95151</text:p>
          </table:table-cell>
          <table:table-cell office:value-type="float" office:value="19956">
            <text:p>19956</text:p>
          </table:table-cell>
          <table:table-cell office:value-type="float" office:value="96930.46875">
            <text:p>96930.46875</text:p>
          </table:table-cell>
          <table:table-cell office:value-type="float" office:value="0.155212">
            <text:p>0.155212</text:p>
          </table:table-cell>
          <table:table-cell office:value-type="float" office:value="0.42845">
            <text:p>0.42845</text:p>
          </table:table-cell>
          <table:table-cell office:value-type="float" office:value="176.042389">
            <text:p>176.042389</text:p>
          </table:table-cell>
        </table:table-row>
        <table:table-row table:style-name="ro1">
          <table:table-cell office:value-type="float" office:value="3025310">
            <text:p>3025310</text:p>
          </table:table-cell>
          <table:table-cell office:value-type="float" office:value="24">
            <text:p>24</text:p>
          </table:table-cell>
          <table:table-cell office:value-type="float" office:value="1673">
            <text:p>1673</text:p>
          </table:table-cell>
          <table:table-cell office:value-type="float" office:value="6872.41748">
            <text:p>6872.41748</text:p>
          </table:table-cell>
          <table:table-cell office:value-type="float" office:value="-0.001849">
            <text:p>-0.001849</text:p>
          </table:table-cell>
          <table:table-cell office:value-type="float" office:value="0.002705">
            <text:p>0.002705</text:p>
          </table:table-cell>
          <table:table-cell office:value-type="float" office:value="5.945591">
            <text:p>5.945591</text:p>
          </table:table-cell>
          <table:table-cell office:value-type="float" office:value="0.252338">
            <text:p>0.252338</text:p>
          </table:table-cell>
          <table:table-cell office:value-type="float" office:value="0.746991">
            <text:p>0.746991</text:p>
          </table:table-cell>
          <table:table-cell office:value-type="float" office:value="196.02803">
            <text:p>196.02803</text:p>
          </table:table-cell>
          <table:table-cell office:value-type="float" office:value="0.009935">
            <text:p>0.009935</text:p>
          </table:table-cell>
          <table:table-cell office:value-type="float" office:value="0.010525">
            <text:p>0.010525</text:p>
          </table:table-cell>
          <table:table-cell office:value-type="float" office:value="8.210048">
            <text:p>8.210048</text:p>
          </table:table-cell>
          <table:table-cell office:value-type="float" office:value="312">
            <text:p>312</text:p>
          </table:table-cell>
          <table:table-cell office:value-type="float" office:value="47">
            <text:p>47</text:p>
          </table:table-cell>
          <table:table-cell office:value-type="float" office:value="96673">
            <text:p>96673</text:p>
          </table:table-cell>
          <table:table-cell office:value-type="float" office:value="20651">
            <text:p>20651</text:p>
          </table:table-cell>
          <table:table-cell office:value-type="float" office:value="98539.164063">
            <text:p>98539.164063</text:p>
          </table:table-cell>
          <table:table-cell office:value-type="float" office:value="0.153363">
            <text:p>0.153363</text:p>
          </table:table-cell>
          <table:table-cell office:value-type="float" office:value="0.431156">
            <text:p>0.431156</text:p>
          </table:table-cell>
          <table:table-cell office:value-type="float" office:value="181.134216">
            <text:p>181.134216</text:p>
          </table:table-cell>
        </table:table-row>
        <table:table-row table:style-name="ro1">
          <table:table-cell office:value-type="float" office:value="3026081">
            <text:p>3026081</text:p>
          </table:table-cell>
          <table:table-cell office:value-type="float" office:value="25">
            <text:p>25</text:p>
          </table:table-cell>
          <table:table-cell office:value-type="float" office:value="4697">
            <text:p>4697</text:p>
          </table:table-cell>
          <table:table-cell office:value-type="float" office:value="18688.287109">
            <text:p>18688.287109</text:p>
          </table:table-cell>
          <table:table-cell office:value-type="float" office:value="-0.006985">
            <text:p>-0.006985</text:p>
          </table:table-cell>
          <table:table-cell office:value-type="float" office:value="0.006677">
            <text:p>0.006677</text:p>
          </table:table-cell>
          <table:table-cell office:value-type="string">
            <text:p>Infinity</text:p>
          </table:table-cell>
          <table:table-cell office:value-type="float" office:value="-0.079066">
            <text:p>-0.079066</text:p>
          </table:table-cell>
          <table:table-cell office:value-type="float" office:value="-0.543484">
            <text:p>-0.543484</text:p>
          </table:table-cell>
          <table:table-cell office:value-type="float" office:value="587.381042">
            <text:p>587.381042</text:p>
          </table:table-cell>
          <table:table-cell office:value-type="float" office:value="0">
            <text:p>0</text:p>
          </table:table-cell>
          <table:table-cell office:value-type="float" office:value="0.00866">
            <text:p>0.00866</text:p>
          </table:table-cell>
          <table:table-cell office:value-type="float" office:value="100">
            <text:p>100</text:p>
          </table:table-cell>
          <table:table-cell office:value-type="float" office:value="337">
            <text:p>337</text:p>
          </table:table-cell>
          <table:table-cell office:value-type="float" office:value="51">
            <text:p>51</text:p>
          </table:table-cell>
          <table:table-cell office:value-type="float" office:value="100940">
            <text:p>100940</text:p>
          </table:table-cell>
          <table:table-cell office:value-type="float" office:value="22614">
            <text:p>22614</text:p>
          </table:table-cell>
          <table:table-cell office:value-type="float" office:value="103102.148438">
            <text:p>103102.148438</text:p>
          </table:table-cell>
          <table:table-cell office:value-type="float" office:value="0.146378">
            <text:p>0.146378</text:p>
          </table:table-cell>
          <table:table-cell office:value-type="float" office:value="0.437832">
            <text:p>0.437832</text:p>
          </table:table-cell>
          <table:table-cell office:value-type="float" office:value="199.111145">
            <text:p>199.111145</text:p>
          </table:table-cell>
        </table:table-row>
        <table:table-row table:style-name="ro1">
          <table:table-cell office:value-type="float" office:value="3026338">
            <text:p>3026338</text:p>
          </table:table-cell>
          <table:table-cell office:value-type="float" office:value="25">
            <text:p>25</text:p>
          </table:table-cell>
          <table:table-cell office:value-type="float" office:value="1584">
            <text:p>1584</text:p>
          </table:table-cell>
          <table:table-cell office:value-type="float" office:value="6234.239258">
            <text:p>6234.239258</text:p>
          </table:table-cell>
          <table:table-cell office:value-type="float" office:value="-0.000788">
            <text:p>-0.000788</text:p>
          </table:table-cell>
          <table:table-cell office:value-type="float" office:value="0.003766">
            <text:p>0.003766</text:p>
          </table:table-cell>
          <table:table-cell office:value-type="float" office:value="247.64473">
            <text:p>247.64473</text:p>
          </table:table-cell>
          <table:table-cell office:value-type="float" office:value="0.252338">
            <text:p>0.252338</text:p>
          </table:table-cell>
          <table:table-cell office:value-type="float" office:value="0.270545">
            <text:p>0.270545</text:p>
          </table:table-cell>
          <table:table-cell office:value-type="float" office:value="7.215283">
            <text:p>7.215283</text:p>
          </table:table-cell>
          <table:table-cell office:value-type="float" office:value="-0.009926">
            <text:p>-0.009926</text:p>
          </table:table-cell>
          <table:table-cell office:value-type="float" office:value="0.014655">
            <text:p>0.014655</text:p>
          </table:table-cell>
          <table:table-cell office:value-type="float" office:value="802.187622">
            <text:p>802.187622</text:p>
          </table:table-cell>
          <table:table-cell office:value-type="float" office:value="362">
            <text:p>362</text:p>
          </table:table-cell>
          <table:table-cell office:value-type="float" office:value="55">
            <text:p>55</text:p>
          </table:table-cell>
          <table:table-cell office:value-type="float" office:value="102374">
            <text:p>102374</text:p>
          </table:table-cell>
          <table:table-cell office:value-type="float" office:value="23285">
            <text:p>23285</text:p>
          </table:table-cell>
          <table:table-cell office:value-type="float" office:value="104623.515625">
            <text:p>104623.515625</text:p>
          </table:table-cell>
          <table:table-cell office:value-type="float" office:value="0.14559">
            <text:p>0.14559</text:p>
          </table:table-cell>
          <table:table-cell office:value-type="float" office:value="0.441599">
            <text:p>0.441599</text:p>
          </table:table-cell>
          <table:table-cell office:value-type="float" office:value="203.316116">
            <text:p>203.316116</text:p>
          </table:table-cell>
        </table:table-row>
        <table:table-row table:style-name="ro1">
          <table:table-cell office:value-type="float" office:value="3027366">
            <text:p>3027366</text:p>
          </table:table-cell>
          <table:table-cell office:value-type="float" office:value="23">
            <text:p>23</text:p>
          </table:table-cell>
          <table:table-cell office:value-type="float" office:value="6089">
            <text:p>6089</text:p>
          </table:table-cell>
          <table:table-cell office:value-type="float" office:value="26373.105469">
            <text:p>26373.105469</text:p>
          </table:table-cell>
          <table:table-cell office:value-type="float" office:value="-0.005889">
            <text:p>-0.005889</text:p>
          </table:table-cell>
          <table:table-cell office:value-type="float" office:value="0.012327">
            <text:p>0.012327</text:p>
          </table:table-cell>
          <table:table-cell office:value-type="float" office:value="582.343445">
            <text:p>582.343445</text:p>
          </table:table-cell>
          <table:table-cell office:value-type="float" office:value="-0.072863">
            <text:p>-0.072863</text:p>
          </table:table-cell>
          <table:table-cell office:value-type="float" office:value="-0.232238">
            <text:p>-0.232238</text:p>
          </table:table-cell>
          <table:table-cell office:value-type="float" office:value="218.733734">
            <text:p>218.733734</text:p>
          </table:table-cell>
          <table:table-cell office:value-type="float" office:value="-0.002486">
            <text:p>-0.002486</text:p>
          </table:table-cell>
          <table:table-cell office:value-type="float" office:value="0.011991">
            <text:p>0.011991</text:p>
          </table:table-cell>
          <table:table-cell office:value-type="float" office:value="252.695129">
            <text:p>252.695129</text:p>
          </table:table-cell>
          <table:table-cell office:value-type="float" office:value="385">
            <text:p>385</text:p>
          </table:table-cell>
          <table:table-cell office:value-type="float" office:value="58">
            <text:p>58</text:p>
          </table:table-cell>
          <table:table-cell office:value-type="float" office:value="107879">
            <text:p>107879</text:p>
          </table:table-cell>
          <table:table-cell office:value-type="float" office:value="25887">
            <text:p>25887</text:p>
          </table:table-cell>
          <table:table-cell office:value-type="float" office:value="110553.59375">
            <text:p>110553.59375</text:p>
          </table:table-cell>
          <table:table-cell office:value-type="float" office:value="0.139701">
            <text:p>0.139701</text:p>
          </table:table-cell>
          <table:table-cell office:value-type="float" office:value="0.453925">
            <text:p>0.453925</text:p>
          </table:table-cell>
          <table:table-cell office:value-type="float" office:value="224.926544">
            <text:p>224.926544</text:p>
          </table:table-cell>
        </table:table-row>
        <table:table-row table:style-name="ro1">
          <table:table-cell office:value-type="float" office:value="3027623">
            <text:p>3027623</text:p>
          </table:table-cell>
          <table:table-cell office:value-type="float" office:value="22">
            <text:p>22</text:p>
          </table:table-cell>
          <table:table-cell office:value-type="float" office:value="1581">
            <text:p>1581</text:p>
          </table:table-cell>
          <table:table-cell office:value-type="float" office:value="7085.779785">
            <text:p>7085.779785</text:p>
          </table:table-cell>
          <table:table-cell office:value-type="float" office:value="-0.000068">
            <text:p>-0.000068</text:p>
          </table:table-cell>
          <table:table-cell office:value-type="float" office:value="0.004485">
            <text:p>0.004485</text:p>
          </table:table-cell>
          <table:table-cell office:value-type="float" office:value="75.34211">
            <text:p>75.34211</text:p>
          </table:table-cell>
          <table:table-cell office:value-type="float" office:value="0.246029">
            <text:p>0.246029</text:p>
          </table:table-cell>
          <table:table-cell office:value-type="float" office:value="0.888249">
            <text:p>0.888249</text:p>
          </table:table-cell>
          <table:table-cell office:value-type="float" office:value="261.033539">
            <text:p>261.033539</text:p>
          </table:table-cell>
          <table:table-cell office:value-type="float" office:value="0.009954">
            <text:p>0.009954</text:p>
          </table:table-cell>
          <table:table-cell office:value-type="float" office:value="0.017453">
            <text:p>0.017453</text:p>
          </table:table-cell>
          <table:table-cell office:value-type="float" office:value="2814.444824">
            <text:p>2814.444824</text:p>
          </table:table-cell>
          <table:table-cell office:value-type="float" office:value="407">
            <text:p>407</text:p>
          </table:table-cell>
          <table:table-cell office:value-type="float" office:value="61">
            <text:p>61</text:p>
          </table:table-cell>
          <table:table-cell office:value-type="float" office:value="109300">
            <text:p>109300</text:p>
          </table:table-cell>
          <table:table-cell office:value-type="float" office:value="26580">
            <text:p>26580</text:p>
          </table:table-cell>
          <table:table-cell office:value-type="float" office:value="112075.617188">
            <text:p>112075.617188</text:p>
          </table:table-cell>
          <table:table-cell office:value-type="float" office:value="0.139632">
            <text:p>0.139632</text:p>
          </table:table-cell>
          <table:table-cell office:value-type="float" office:value="0.458411">
            <text:p>0.458411</text:p>
          </table:table-cell>
          <table:table-cell office:value-type="float" office:value="228.298264">
            <text:p>228.298264</text:p>
          </table:table-cell>
        </table:table-row>
        <table:table-row table:style-name="ro1">
          <table:table-cell office:value-type="float" office:value="3028394">
            <text:p>3028394</text:p>
          </table:table-cell>
          <table:table-cell office:value-type="float" office:value="25">
            <text:p>25</text:p>
          </table:table-cell>
          <table:table-cell office:value-type="float" office:value="4462">
            <text:p>4462</text:p>
          </table:table-cell>
          <table:table-cell office:value-type="float" office:value="17748.966797">
            <text:p>17748.966797</text:p>
          </table:table-cell>
          <table:table-cell office:value-type="float" office:value="-0.007704">
            <text:p>-0.007704</text:p>
          </table:table-cell>
          <table:table-cell office:value-type="float" office:value="0.005958">
            <text:p>0.005958</text:p>
          </table:table-cell>
          <table:table-cell office:value-type="string">
            <text:p>Infinity</text:p>
          </table:table-cell>
          <table:table-cell office:value-type="float" office:value="-0.068972">
            <text:p>-0.068972</text:p>
          </table:table-cell>
          <table:table-cell office:value-type="float" office:value="-0.471658">
            <text:p>-0.471658</text:p>
          </table:table-cell>
          <table:table-cell office:value-type="float" office:value="583.835938">
            <text:p>583.835938</text:p>
          </table:table-cell>
          <table:table-cell office:value-type="float" office:value="0">
            <text:p>0</text:p>
          </table:table-cell>
          <table:table-cell office:value-type="float" office:value="0.007727">
            <text:p>0.007727</text:p>
          </table:table-cell>
          <table:table-cell office:value-type="float" office:value="100">
            <text:p>100</text:p>
          </table:table-cell>
          <table:table-cell office:value-type="float" office:value="432">
            <text:p>432</text:p>
          </table:table-cell>
          <table:table-cell office:value-type="float" office:value="64">
            <text:p>64</text:p>
          </table:table-cell>
          <table:table-cell office:value-type="float" office:value="113302">
            <text:p>113302</text:p>
          </table:table-cell>
          <table:table-cell office:value-type="float" office:value="28555">
            <text:p>28555</text:p>
          </table:table-cell>
          <table:table-cell office:value-type="float" office:value="116410.367188">
            <text:p>116410.367188</text:p>
          </table:table-cell>
          <table:table-cell office:value-type="float" office:value="0.131928">
            <text:p>0.131928</text:p>
          </table:table-cell>
          <table:table-cell office:value-type="float" office:value="0.464369">
            <text:p>0.464369</text:p>
          </table:table-cell>
          <table:table-cell office:value-type="float" office:value="251.98555">
            <text:p>251.98555</text:p>
          </table:table-cell>
        </table:table-row>
        <table:table-row table:style-name="ro1">
          <table:table-cell office:value-type="float" office:value="3028651">
            <text:p>3028651</text:p>
          </table:table-cell>
          <table:table-cell office:value-type="float" office:value="25">
            <text:p>25</text:p>
          </table:table-cell>
          <table:table-cell office:value-type="float" office:value="1514">
            <text:p>1514</text:p>
          </table:table-cell>
          <table:table-cell office:value-type="float" office:value="5956.554688">
            <text:p>5956.554688</text:p>
          </table:table-cell>
          <table:table-cell office:value-type="float" office:value="-0.000479">
            <text:p>-0.000479</text:p>
          </table:table-cell>
          <table:table-cell office:value-type="float" office:value="0.004075">
            <text:p>0.004075</text:p>
          </table:table-cell>
          <table:table-cell office:value-type="float" office:value="259.724731">
            <text:p>259.724731</text:p>
          </table:table-cell>
          <table:table-cell office:value-type="float" office:value="0.252338">
            <text:p>0.252338</text:p>
          </table:table-cell>
          <table:table-cell office:value-type="float" office:value="0.40462">
            <text:p>0.40462</text:p>
          </table:table-cell>
          <table:table-cell office:value-type="float" office:value="60.348518">
            <text:p>60.348518</text:p>
          </table:table-cell>
          <table:table-cell office:value-type="float" office:value="-0.009926">
            <text:p>-0.009926</text:p>
          </table:table-cell>
          <table:table-cell office:value-type="float" office:value="0.015855">
            <text:p>0.015855</text:p>
          </table:table-cell>
          <table:table-cell office:value-type="float" office:value="1382.165039">
            <text:p>1382.165039</text:p>
          </table:table-cell>
          <table:table-cell office:value-type="float" office:value="457">
            <text:p>457</text:p>
          </table:table-cell>
          <table:table-cell office:value-type="float" office:value="67">
            <text:p>67</text:p>
          </table:table-cell>
          <table:table-cell office:value-type="float" office:value="114656">
            <text:p>114656</text:p>
          </table:table-cell>
          <table:table-cell office:value-type="float" office:value="29233">
            <text:p>29233</text:p>
          </table:table-cell>
          <table:table-cell office:value-type="float" office:value="117864.617188">
            <text:p>117864.617188</text:p>
          </table:table-cell>
          <table:table-cell office:value-type="float" office:value="0.131449">
            <text:p>0.131449</text:p>
          </table:table-cell>
          <table:table-cell office:value-type="float" office:value="0.468443">
            <text:p>0.468443</text:p>
          </table:table-cell>
          <table:table-cell office:value-type="float" office:value="256.368927">
            <text:p>256.368927</text:p>
          </table:table-cell>
        </table:table-row>
        <table:table-row table:style-name="ro1">
          <table:table-cell office:value-type="float" office:value="3029422">
            <text:p>3029422</text:p>
          </table:table-cell>
          <table:table-cell office:value-type="float" office:value="27">
            <text:p>27</text:p>
          </table:table-cell>
          <table:table-cell office:value-type="float" office:value="4162">
            <text:p>4162</text:p>
          </table:table-cell>
          <table:table-cell office:value-type="float" office:value="15316.365234">
            <text:p>15316.365234</text:p>
          </table:table-cell>
          <table:table-cell office:value-type="float" office:value="-0.00945">
            <text:p>-0.00945</text:p>
          </table:table-cell>
          <table:table-cell office:value-type="float" office:value="0.004212">
            <text:p>0.004212</text:p>
          </table:table-cell>
          <table:table-cell office:value-type="float" office:value="265.343201">
            <text:p>265.343201</text:p>
          </table:table-cell>
          <table:table-cell office:value-type="float" office:value="-0.080748">
            <text:p>-0.080748</text:p>
          </table:table-cell>
          <table:table-cell office:value-type="float" office:value="-0.639252">
            <text:p>-0.639252</text:p>
          </table:table-cell>
          <table:table-cell office:value-type="float" office:value="691.661377">
            <text:p>691.661377</text:p>
          </table:table-cell>
          <table:table-cell office:value-type="float" office:value="-0.003304">
            <text:p>-0.003304</text:p>
          </table:table-cell>
          <table:table-cell office:value-type="float" office:value="0.005462">
            <text:p>0.005462</text:p>
          </table:table-cell>
          <table:table-cell office:value-type="float" office:value="71.518364">
            <text:p>71.518364</text:p>
          </table:table-cell>
          <table:table-cell office:value-type="float" office:value="484">
            <text:p>484</text:p>
          </table:table-cell>
          <table:table-cell office:value-type="float" office:value="71">
            <text:p>71</text:p>
          </table:table-cell>
          <table:table-cell office:value-type="float" office:value="118370">
            <text:p>118370</text:p>
          </table:table-cell>
          <table:table-cell office:value-type="float" office:value="31112">
            <text:p>31112</text:p>
          </table:table-cell>
          <table:table-cell office:value-type="float" office:value="121904.28125">
            <text:p>121904.28125</text:p>
          </table:table-cell>
          <table:table-cell office:value-type="float" office:value="0.121999">
            <text:p>0.121999</text:p>
          </table:table-cell>
          <table:table-cell office:value-type="float" office:value="0.472655">
            <text:p>0.472655</text:p>
          </table:table-cell>
          <table:table-cell office:value-type="float" office:value="287.426422">
            <text:p>287.426422</text:p>
          </table:table-cell>
        </table:table-row>
        <table:table-row table:style-name="ro1">
          <table:table-cell office:value-type="float" office:value="3029679">
            <text:p>3029679</text:p>
          </table:table-cell>
          <table:table-cell office:value-type="float" office:value="27">
            <text:p>27</text:p>
          </table:table-cell>
          <table:table-cell office:value-type="float" office:value="1408">
            <text:p>1408</text:p>
          </table:table-cell>
          <table:table-cell office:value-type="float" office:value="5116.098633">
            <text:p>5116.098633</text:p>
          </table:table-cell>
          <table:table-cell office:value-type="float" office:value="0.002054">
            <text:p>0.002054</text:p>
          </table:table-cell>
          <table:table-cell office:value-type="float" office:value="0.006608">
            <text:p>0.006608</text:p>
          </table:table-cell>
          <table:table-cell office:value-type="string">
            <text:p>Infinity</text:p>
          </table:table-cell>
          <table:table-cell office:value-type="float" office:value="0.272525">
            <text:p>0.272525</text:p>
          </table:table-cell>
          <table:table-cell office:value-type="float" office:value="0.316035">
            <text:p>0.316035</text:p>
          </table:table-cell>
          <table:table-cell office:value-type="float" office:value="15.965364">
            <text:p>15.965364</text:p>
          </table:table-cell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  <table:table-cell office:value-type="float" office:value="100">
            <text:p>100</text:p>
          </table:table-cell>
          <table:table-cell office:value-type="float" office:value="511">
            <text:p>511</text:p>
          </table:table-cell>
          <table:table-cell office:value-type="float" office:value="74">
            <text:p>74</text:p>
          </table:table-cell>
          <table:table-cell office:value-type="float" office:value="119624">
            <text:p>119624</text:p>
          </table:table-cell>
          <table:table-cell office:value-type="float" office:value="31753">
            <text:p>31753</text:p>
          </table:table-cell>
          <table:table-cell office:value-type="float" office:value="123253.664063">
            <text:p>123253.664063</text:p>
          </table:table-cell>
          <table:table-cell office:value-type="float" office:value="0.124053">
            <text:p>0.124053</text:p>
          </table:table-cell>
          <table:table-cell office:value-type="float" office:value="0.479263">
            <text:p>0.479263</text:p>
          </table:table-cell>
          <table:table-cell office:value-type="float" office:value="286.337372">
            <text:p>286.337372</text:p>
          </table:table-cell>
        </table:table-row>
        <table:table-row table:style-name="ro1">
          <table:table-cell office:value-type="float" office:value="3031478">
            <text:p>3031478</text:p>
          </table:table-cell>
          <table:table-cell office:value-type="float" office:value="24">
            <text:p>24</text:p>
          </table:table-cell>
          <table:table-cell office:value-type="float" office:value="9324">
            <text:p>9324</text:p>
          </table:table-cell>
          <table:table-cell office:value-type="float" office:value="38749.058594">
            <text:p>38749.058594</text:p>
          </table:table-cell>
          <table:table-cell office:value-type="float" office:value="-0.103783">
            <text:p>-0.103783</text:p>
          </table:table-cell>
          <table:table-cell office:value-type="float" office:value="-0.071905">
            <text:p>-0.071905</text:p>
          </table:table-cell>
          <table:table-cell office:value-type="float" office:value="463.255035">
            <text:p>463.255035</text:p>
          </table:table-cell>
          <table:table-cell office:value-type="float" office:value="-0.050983">
            <text:p>-0.050983</text:p>
          </table:table-cell>
          <table:table-cell office:value-type="float" office:value="-0.1652">
            <text:p>-0.1652</text:p>
          </table:table-cell>
          <table:table-cell office:value-type="float" office:value="224.032257">
            <text:p>224.032257</text:p>
          </table:table-cell>
          <table:table-cell office:value-type="float" office:value="-0.007096">
            <text:p>-0.007096</text:p>
          </table:table-cell>
          <table:table-cell office:value-type="float" office:value="-0.039969">
            <text:p>-0.039969</text:p>
          </table:table-cell>
          <table:table-cell office:value-type="float" office:value="56.983406">
            <text:p>56.983406</text:p>
          </table:table-cell>
          <table:table-cell office:value-type="float" office:value="535">
            <text:p>535</text:p>
          </table:table-cell>
          <table:table-cell office:value-type="float" office:value="77">
            <text:p>77</text:p>
          </table:table-cell>
          <table:table-cell office:value-type="float" office:value="127897">
            <text:p>127897</text:p>
          </table:table-cell>
          <table:table-cell office:value-type="float" office:value="36052">
            <text:p>36052</text:p>
          </table:table-cell>
          <table:table-cell office:value-type="float" office:value="132345.3125">
            <text:p>132345.3125</text:p>
          </table:table-cell>
          <table:table-cell office:value-type="float" office:value="0.02027">
            <text:p>0.02027</text:p>
          </table:table-cell>
          <table:table-cell office:value-type="float" office:value="0.407358">
            <text:p>0.407358</text:p>
          </table:table-cell>
          <table:table-cell office:value-type="float" office:value="1909.631714">
            <text:p>1909.631714</text:p>
          </table:table-cell>
        </table:table-row>
        <table:table-row table:style-name="ro1">
          <table:table-cell office:value-type="float" office:value="3031735">
            <text:p>3031735</text:p>
          </table:table-cell>
          <table:table-cell office:value-type="float" office:value="15">
            <text:p>15</text:p>
          </table:table-cell>
          <table:table-cell office:value-type="float" office:value="1294">
            <text:p>1294</text:p>
          </table:table-cell>
          <table:table-cell office:value-type="float" office:value="8526.768555">
            <text:p>8526.768555</text:p>
          </table:table-cell>
          <table:table-cell office:value-type="float" office:value="-0.038863">
            <text:p>-0.038863</text:p>
          </table:table-cell>
          <table:table-cell office:value-type="float" office:value="-0.034309">
            <text:p>-0.034309</text:p>
          </table:table-cell>
          <table:table-cell office:value-type="float" office:value="14.363037">
            <text:p>14.363037</text:p>
          </table:table-cell>
          <table:table-cell office:value-type="float" office:value="0.175195">
            <text:p>0.175195</text:p>
          </table:table-cell>
          <table:table-cell office:value-type="float" office:value="-0.574608">
            <text:p>-0.574608</text:p>
          </table:table-cell>
          <table:table-cell office:value-type="float" office:value="427.982941">
            <text:p>427.982941</text:p>
          </table:table-cell>
          <table:table-cell office:value-type="float" office:value="-0.116732">
            <text:p>-0.116732</text:p>
          </table:table-cell>
          <table:table-cell office:value-type="float" office:value="-0.133498">
            <text:p>-0.133498</text:p>
          </table:table-cell>
          <table:table-cell office:value-type="float" office:value="11.087465">
            <text:p>11.087465</text:p>
          </table:table-cell>
          <table:table-cell office:value-type="float" office:value="550">
            <text:p>550</text:p>
          </table:table-cell>
          <table:table-cell office:value-type="float" office:value="77">
            <text:p>77</text:p>
          </table:table-cell>
          <table:table-cell office:value-type="float" office:value="129085">
            <text:p>129085</text:p>
          </table:table-cell>
          <table:table-cell office:value-type="float" office:value="36565">
            <text:p>36565</text:p>
          </table:table-cell>
          <table:table-cell office:value-type="float" office:value="133613.703125">
            <text:p>133613.703125</text:p>
          </table:table-cell>
          <table:table-cell office:value-type="float" office:value="-0.018593">
            <text:p>-0.018593</text:p>
          </table:table-cell>
          <table:table-cell office:value-type="float" office:value="0.373049">
            <text:p>0.373049</text:p>
          </table:table-cell>
          <table:table-cell office:value-type="float" office:value="2106.442383">
            <text:p>2106.442383</text:p>
          </table:table-cell>
        </table:table-row>
        <table:table-row table:style-name="ro1">
          <table:table-cell office:value-type="float" office:value="3032763">
            <text:p>3032763</text:p>
          </table:table-cell>
          <table:table-cell office:value-type="float" office:value="20">
            <text:p>20</text:p>
          </table:table-cell>
          <table:table-cell office:value-type="float" office:value="5153">
            <text:p>5153</text:p>
          </table:table-cell>
          <table:table-cell office:value-type="float" office:value="25666.449219">
            <text:p>25666.449219</text:p>
          </table:table-cell>
          <table:table-cell office:value-type="float" office:value="-0.135729">
            <text:p>-0.135729</text:p>
          </table:table-cell>
          <table:table-cell office:value-type="float" office:value="-0.117513">
            <text:p>-0.117513</text:p>
          </table:table-cell>
          <table:table-cell office:value-type="float" office:value="252.539444">
            <text:p>252.539444</text:p>
          </table:table-cell>
          <table:table-cell office:value-type="float" office:value="-0.037851">
            <text:p>-0.037851</text:p>
          </table:table-cell>
          <table:table-cell office:value-type="float" office:value="-0.021548">
            <text:p>-0.021548</text:p>
          </table:table-cell>
          <table:table-cell office:value-type="float" office:value="43.071514">
            <text:p>43.071514</text:p>
          </table:table-cell>
          <table:table-cell office:value-type="float" office:value="-0.032425">
            <text:p>-0.032425</text:p>
          </table:table-cell>
          <table:table-cell office:value-type="float" office:value="-0.114312">
            <text:p>-0.114312</text:p>
          </table:table-cell>
          <table:table-cell office:value-type="float" office:value="62.020481">
            <text:p>62.020481</text:p>
          </table:table-cell>
          <table:table-cell office:value-type="float" office:value="570">
            <text:p>570</text:p>
          </table:table-cell>
          <table:table-cell office:value-type="float" office:value="77">
            <text:p>77</text:p>
          </table:table-cell>
          <table:table-cell office:value-type="float" office:value="133884">
            <text:p>133884</text:p>
          </table:table-cell>
          <table:table-cell office:value-type="float" office:value="38443">
            <text:p>38443</text:p>
          </table:table-cell>
          <table:table-cell office:value-type="float" office:value="138724.8125">
            <text:p>138724.8125</text:p>
          </table:table-cell>
          <table:table-cell office:value-type="float" office:value="-0.154322">
            <text:p>-0.154322</text:p>
          </table:table-cell>
          <table:table-cell office:value-type="float" office:value="0.255536">
            <text:p>0.255536</text:p>
          </table:table-cell>
          <table:table-cell office:value-type="float" office:value="265.586884">
            <text:p>265.586884</text:p>
          </table:table-cell>
        </table:table-row>
        <table:table-row table:style-name="ro1">
          <table:table-cell office:value-type="float" office:value="3033020">
            <text:p>3033020</text:p>
          </table:table-cell>
          <table:table-cell office:value-type="float" office:value="21">
            <text:p>21</text:p>
          </table:table-cell>
          <table:table-cell office:value-type="float" office:value="1278">
            <text:p>1278</text:p>
          </table:table-cell>
          <table:table-cell office:value-type="float" office:value="5983.663574">
            <text:p>5983.663574</text:p>
          </table:table-cell>
          <table:table-cell office:value-type="float" office:value="-0.03383">
            <text:p>-0.03383</text:p>
          </table:table-cell>
          <table:table-cell office:value-type="float" office:value="-0.029276">
            <text:p>-0.029276</text:p>
          </table:table-cell>
          <table:table-cell office:value-type="float" office:value="12.06607">
            <text:p>12.06607</text:p>
          </table:table-cell>
          <table:table-cell office:value-type="float" office:value="0.242244">
            <text:p>0.242244</text:p>
          </table:table-cell>
          <table:table-cell office:value-type="float" office:value="-0.162806">
            <text:p>-0.162806</text:p>
          </table:table-cell>
          <table:table-cell office:value-type="float" office:value="167.20723">
            <text:p>167.20723</text:p>
          </table:table-cell>
          <table:table-cell office:value-type="float" office:value="-0.129544">
            <text:p>-0.129544</text:p>
          </table:table-cell>
          <table:table-cell office:value-type="float" office:value="-0.113913">
            <text:p>-0.113913</text:p>
          </table:table-cell>
          <table:table-cell office:value-type="float" office:value="11.874593">
            <text:p>11.874593</text:p>
          </table:table-cell>
          <table:table-cell office:value-type="float" office:value="591">
            <text:p>591</text:p>
          </table:table-cell>
          <table:table-cell office:value-type="float" office:value="74">
            <text:p>74</text:p>
          </table:table-cell>
          <table:table-cell office:value-type="float" office:value="135120">
            <text:p>135120</text:p>
          </table:table-cell>
          <table:table-cell office:value-type="float" office:value="38766">
            <text:p>38766</text:p>
          </table:table-cell>
          <table:table-cell office:value-type="float" office:value="139982.578125">
            <text:p>139982.578125</text:p>
          </table:table-cell>
          <table:table-cell office:value-type="float" office:value="-0.188151">
            <text:p>-0.188151</text:p>
          </table:table-cell>
          <table:table-cell office:value-type="float" office:value="0.226261">
            <text:p>0.226261</text:p>
          </table:table-cell>
          <table:table-cell office:value-type="float" office:value="220.254807">
            <text:p>220.254807</text:p>
          </table:table-cell>
        </table:table-row>
        <table:table-row table:style-name="ro1">
          <table:table-cell office:value-type="float" office:value="3033791">
            <text:p>3033791</text:p>
          </table:table-cell>
          <table:table-cell office:value-type="float" office:value="19">
            <text:p>19</text:p>
          </table:table-cell>
          <table:table-cell office:value-type="float" office:value="3873">
            <text:p>3873</text:p>
          </table:table-cell>
          <table:table-cell office:value-type="float" office:value="20281.882813">
            <text:p>20281.882813</text:p>
          </table:table-cell>
          <table:table-cell office:value-type="float" office:value="-0.090497">
            <text:p>-0.090497</text:p>
          </table:table-cell>
          <table:table-cell office:value-type="float" office:value="-0.076836">
            <text:p>-0.076836</text:p>
          </table:table-cell>
          <table:table-cell office:value-type="float" office:value="156.118423">
            <text:p>156.118423</text:p>
          </table:table-cell>
          <table:table-cell office:value-type="float" office:value="-0.074019">
            <text:p>-0.074019</text:p>
          </table:table-cell>
          <table:table-cell office:value-type="float" office:value="0.067038">
            <text:p>0.067038</text:p>
          </table:table-cell>
          <table:table-cell office:value-type="float" office:value="190.568008">
            <text:p>190.568008</text:p>
          </table:table-cell>
          <table:table-cell office:value-type="float" office:value="-0.038911">
            <text:p>-0.038911</text:p>
          </table:table-cell>
          <table:table-cell office:value-type="float" office:value="-0.099657">
            <text:p>-0.099657</text:p>
          </table:table-cell>
          <table:table-cell office:value-type="float" office:value="51.753414">
            <text:p>51.753414</text:p>
          </table:table-cell>
          <table:table-cell office:value-type="float" office:value="610">
            <text:p>610</text:p>
          </table:table-cell>
          <table:table-cell office:value-type="float" office:value="70">
            <text:p>70</text:p>
          </table:table-cell>
          <table:table-cell office:value-type="float" office:value="138894">
            <text:p>138894</text:p>
          </table:table-cell>
          <table:table-cell office:value-type="float" office:value="39635">
            <text:p>39635</text:p>
          </table:table-cell>
          <table:table-cell office:value-type="float" office:value="143832.734375">
            <text:p>143832.734375</text:p>
          </table:table-cell>
          <table:table-cell office:value-type="float" office:value="-0.278649">
            <text:p>-0.278649</text:p>
          </table:table-cell>
          <table:table-cell office:value-type="float" office:value="0.149425">
            <text:p>0.149425</text:p>
          </table:table-cell>
          <table:table-cell office:value-type="float" office:value="153.624969">
            <text:p>153.624969</text:p>
          </table:table-cell>
        </table:table-row>
        <table:table-row table:style-name="ro1">
          <table:table-cell office:value-type="float" office:value="3034048">
            <text:p>3034048</text:p>
          </table:table-cell>
          <table:table-cell office:value-type="float" office:value="19">
            <text:p>19</text:p>
          </table:table-cell>
          <table:table-cell office:value-type="float" office:value="1256">
            <text:p>1256</text:p>
          </table:table-cell>
          <table:table-cell office:value-type="float" office:value="6512.521973">
            <text:p>6512.521973</text:p>
          </table:table-cell>
          <table:table-cell office:value-type="float" office:value="-0.029652">
            <text:p>-0.029652</text:p>
          </table:table-cell>
          <table:table-cell office:value-type="float" office:value="-0.025098">
            <text:p>-0.025098</text:p>
          </table:table-cell>
          <table:table-cell office:value-type="float" office:value="11.135433">
            <text:p>11.135433</text:p>
          </table:table-cell>
          <table:table-cell office:value-type="float" office:value="0.191777">
            <text:p>0.191777</text:p>
          </table:table-cell>
          <table:table-cell office:value-type="float" office:value="-0.521936">
            <text:p>-0.521936</text:p>
          </table:table-cell>
          <table:table-cell office:value-type="float" office:value="372.15802">
            <text:p>372.15802</text:p>
          </table:table-cell>
          <table:table-cell office:value-type="float" office:value="-0.109896">
            <text:p>-0.109896</text:p>
          </table:table-cell>
          <table:table-cell office:value-type="float" office:value="-0.097659">
            <text:p>-0.097659</text:p>
          </table:table-cell>
          <table:table-cell office:value-type="float" office:value="10.606318">
            <text:p>10.606318</text:p>
          </table:table-cell>
          <table:table-cell office:value-type="float" office:value="628">
            <text:p>628</text:p>
          </table:table-cell>
          <table:table-cell office:value-type="float" office:value="65">
            <text:p>65</text:p>
          </table:table-cell>
          <table:table-cell office:value-type="float" office:value="140136">
            <text:p>140136</text:p>
          </table:table-cell>
          <table:table-cell office:value-type="float" office:value="39822">
            <text:p>39822</text:p>
          </table:table-cell>
          <table:table-cell office:value-type="float" office:value="145062.40625">
            <text:p>145062.40625</text:p>
          </table:table-cell>
          <table:table-cell office:value-type="float" office:value="-0.308301">
            <text:p>-0.308301</text:p>
          </table:table-cell>
          <table:table-cell office:value-type="float" office:value="0.124327">
            <text:p>0.124327</text:p>
          </table:table-cell>
          <table:table-cell office:value-type="float" office:value="140.326538">
            <text:p>140.326538</text:p>
          </table:table-cell>
        </table:table-row>
        <table:table-row table:style-name="ro1">
          <table:table-cell office:value-type="float" office:value="3034819">
            <text:p>3034819</text:p>
          </table:table-cell>
          <table:table-cell office:value-type="float" office:value="17">
            <text:p>17</text:p>
          </table:table-cell>
          <table:table-cell office:value-type="float" office:value="3351">
            <text:p>3351</text:p>
          </table:table-cell>
          <table:table-cell office:value-type="float" office:value="19610.080078">
            <text:p>19610.080078</text:p>
          </table:table-cell>
          <table:table-cell office:value-type="float" office:value="-0.075295">
            <text:p>-0.075295</text:p>
          </table:table-cell>
          <table:table-cell office:value-type="float" office:value="-0.061633">
            <text:p>-0.061633</text:p>
          </table:table-cell>
          <table:table-cell office:value-type="float" office:value="165.866867">
            <text:p>165.866867</text:p>
          </table:table-cell>
          <table:table-cell office:value-type="float" office:value="-0.06729">
            <text:p>-0.06729</text:p>
          </table:table-cell>
          <table:table-cell office:value-type="float" office:value="-0.703895">
            <text:p>-0.703895</text:p>
          </table:table-cell>
          <table:table-cell office:value-type="float" office:value="946.060669">
            <text:p>946.060669</text:p>
          </table:table-cell>
          <table:table-cell office:value-type="float" office:value="-0.030067">
            <text:p>-0.030067</text:p>
          </table:table-cell>
          <table:table-cell office:value-type="float" office:value="-0.079939">
            <text:p>-0.079939</text:p>
          </table:table-cell>
          <table:table-cell office:value-type="float" office:value="51.06728">
            <text:p>51.06728</text:p>
          </table:table-cell>
          <table:table-cell office:value-type="float" office:value="644">
            <text:p>644</text:p>
          </table:table-cell>
          <table:table-cell office:value-type="float" office:value="60">
            <text:p>60</text:p>
          </table:table-cell>
          <table:table-cell office:value-type="float" office:value="143461">
            <text:p>143461</text:p>
          </table:table-cell>
          <table:table-cell office:value-type="float" office:value="40238">
            <text:p>40238</text:p>
          </table:table-cell>
          <table:table-cell office:value-type="float" office:value="148360.9375">
            <text:p>148360.9375</text:p>
          </table:table-cell>
          <table:table-cell office:value-type="float" office:value="-0.383596">
            <text:p>-0.383596</text:p>
          </table:table-cell>
          <table:table-cell office:value-type="float" office:value="0.062694">
            <text:p>0.062694</text:p>
          </table:table-cell>
          <table:table-cell office:value-type="float" office:value="116.343842">
            <text:p>116.343842</text:p>
          </table:table-cell>
        </table:table-row>
        <table:table-row table:style-name="ro1">
          <table:table-cell office:value-type="float" office:value="3035076">
            <text:p>3035076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6224.453125">
            <text:p>6224.453125</text:p>
          </table:table-cell>
          <table:table-cell office:value-type="float" office:value="-0.031056">
            <text:p>-0.031056</text:p>
          </table:table-cell>
          <table:table-cell office:value-type="float" office:value="-0.026502">
            <text:p>-0.026502</text:p>
          </table:table-cell>
          <table:table-cell office:value-type="float" office:value="11.659693">
            <text:p>11.659693</text:p>
          </table:table-cell>
          <table:table-cell office:value-type="float" office:value="0.17159">
            <text:p>0.17159</text:p>
          </table:table-cell>
          <table:table-cell office:value-type="float" office:value="-0.632069">
            <text:p>-0.632069</text:p>
          </table:table-cell>
          <table:table-cell office:value-type="float" office:value="468.360657">
            <text:p>468.360657</text:p>
          </table:table-cell>
          <table:table-cell office:value-type="float" office:value="-0.116732">
            <text:p>-0.116732</text:p>
          </table:table-cell>
          <table:table-cell office:value-type="float" office:value="-0.103121">
            <text:p>-0.103121</text:p>
          </table:table-cell>
          <table:table-cell office:value-type="float" office:value="11.263201">
            <text:p>11.263201</text:p>
          </table:table-cell>
          <table:table-cell office:value-type="float" office:value="660">
            <text:p>660</text:p>
          </table:table-cell>
          <table:table-cell office:value-type="float" office:value="54">
            <text:p>54</text:p>
          </table:table-cell>
          <table:table-cell office:value-type="float" office:value="144534">
            <text:p>144534</text:p>
          </table:table-cell>
          <table:table-cell office:value-type="float" office:value="40305">
            <text:p>40305</text:p>
          </table:table-cell>
          <table:table-cell office:value-type="float" office:value="149398.359375">
            <text:p>149398.359375</text:p>
          </table:table-cell>
          <table:table-cell office:value-type="float" office:value="-0.414652">
            <text:p>-0.414652</text:p>
          </table:table-cell>
          <table:table-cell office:value-type="float" office:value="0.036192">
            <text:p>0.036192</text:p>
          </table:table-cell>
          <table:table-cell office:value-type="float" office:value="108.728325">
            <text:p>108.728325</text:p>
          </table:table-cell>
        </table:table-row>
        <table:table-row table:style-name="ro1">
          <table:table-cell office:value-type="float" office:value="3035847">
            <text:p>3035847</text:p>
          </table:table-cell>
          <table:table-cell office:value-type="float" office:value="22">
            <text:p>22</text:p>
          </table:table-cell>
          <table:table-cell office:value-type="float" office:value="3116">
            <text:p>3116</text:p>
          </table:table-cell>
          <table:table-cell office:value-type="float" office:value="14063.108398">
            <text:p>14063.108398</text:p>
          </table:table-cell>
          <table:table-cell office:value-type="float" office:value="-0.096455">
            <text:p>-0.096455</text:p>
          </table:table-cell>
          <table:table-cell office:value-type="float" office:value="-0.082793">
            <text:p>-0.082793</text:p>
          </table:table-cell>
          <table:table-cell office:value-type="float" office:value="115.764488">
            <text:p>115.764488</text:p>
          </table:table-cell>
          <table:table-cell office:value-type="float" office:value="-0.048785">
            <text:p>-0.048785</text:p>
          </table:table-cell>
          <table:table-cell office:value-type="float" office:value="-0.184354">
            <text:p>-0.184354</text:p>
          </table:table-cell>
          <table:table-cell office:value-type="float" office:value="277.887268">
            <text:p>277.887268</text:p>
          </table:table-cell>
          <table:table-cell office:value-type="float" office:value="-0.049769">
            <text:p>-0.049769</text:p>
          </table:table-cell>
          <table:table-cell office:value-type="float" office:value="-0.107384">
            <text:p>-0.107384</text:p>
          </table:table-cell>
          <table:table-cell office:value-type="float" office:value="46.05373">
            <text:p>46.05373</text:p>
          </table:table-cell>
          <table:table-cell office:value-type="float" office:value="680">
            <text:p>680</text:p>
          </table:table-cell>
          <table:table-cell office:value-type="float" office:value="45">
            <text:p>45</text:p>
          </table:table-cell>
          <table:table-cell office:value-type="float" office:value="147648">
            <text:p>147648</text:p>
          </table:table-cell>
          <table:table-cell office:value-type="float" office:value="40418">
            <text:p>40418</text:p>
          </table:table-cell>
          <table:table-cell office:value-type="float" office:value="152412.5">
            <text:p>152412.5</text:p>
          </table:table-cell>
          <table:table-cell office:value-type="float" office:value="-0.511107">
            <text:p>-0.511107</text:p>
          </table:table-cell>
          <table:table-cell office:value-type="float" office:value="-0.046601">
            <text:p>-0.046601</text:p>
          </table:table-cell>
          <table:table-cell office:value-type="float" office:value="90.882294">
            <text:p>90.882294</text:p>
          </table:table-cell>
        </table:table-row>
        <table:table-row table:style-name="ro1">
          <table:table-cell office:value-type="float" office:value="3036104">
            <text:p>3036104</text:p>
          </table:table-cell>
          <table:table-cell office:value-type="float" office:value="22">
            <text:p>22</text:p>
          </table:table-cell>
          <table:table-cell office:value-type="float" office:value="1012">
            <text:p>1012</text:p>
          </table:table-cell>
          <table:table-cell office:value-type="float" office:value="4498.122559">
            <text:p>4498.122559</text:p>
          </table:table-cell>
          <table:table-cell office:value-type="float" office:value="-0.037562">
            <text:p>-0.037562</text:p>
          </table:table-cell>
          <table:table-cell office:value-type="float" office:value="-0.033008">
            <text:p>-0.033008</text:p>
          </table:table-cell>
          <table:table-cell office:value-type="float" office:value="13.979755">
            <text:p>13.979755</text:p>
          </table:table-cell>
          <table:table-cell office:value-type="float" office:value="0.222057">
            <text:p>0.222057</text:p>
          </table:table-cell>
          <table:table-cell office:value-type="float" office:value="-0.409409">
            <text:p>-0.409409</text:p>
          </table:table-cell>
          <table:table-cell office:value-type="float" office:value="284.370605">
            <text:p>284.370605</text:p>
          </table:table-cell>
          <table:table-cell office:value-type="float" office:value="-0.149308">
            <text:p>-0.149308</text:p>
          </table:table-cell>
          <table:table-cell office:value-type="float" office:value="-0.128435">
            <text:p>-0.128435</text:p>
          </table:table-cell>
          <table:table-cell office:value-type="float" office:value="14.28135">
            <text:p>14.28135</text:p>
          </table:table-cell>
          <table:table-cell office:value-type="float" office:value="699">
            <text:p>699</text:p>
          </table:table-cell>
          <table:table-cell office:value-type="float" office:value="34">
            <text:p>34</text:p>
          </table:table-cell>
          <table:table-cell office:value-type="float" office:value="148658">
            <text:p>148658</text:p>
          </table:table-cell>
          <table:table-cell office:value-type="float" office:value="40371">
            <text:p>40371</text:p>
          </table:table-cell>
          <table:table-cell office:value-type="float" office:value="153358.859375">
            <text:p>153358.859375</text:p>
          </table:table-cell>
          <table:table-cell office:value-type="float" office:value="-0.548669">
            <text:p>-0.548669</text:p>
          </table:table-cell>
          <table:table-cell office:value-type="float" office:value="-0.079609">
            <text:p>-0.079609</text:p>
          </table:table-cell>
          <table:table-cell office:value-type="float" office:value="85.490517">
            <text:p>85.490517</text:p>
          </table:table-cell>
        </table:table-row>
        <table:table-row table:style-name="ro1">
          <table:table-cell office:value-type="float" office:value="3036875">
            <text:p>3036875</text:p>
          </table:table-cell>
          <table:table-cell office:value-type="float" office:value="15">
            <text:p>15</text:p>
          </table:table-cell>
          <table:table-cell office:value-type="float" office:value="3381">
            <text:p>3381</text:p>
          </table:table-cell>
          <table:table-cell office:value-type="float" office:value="22437.339844">
            <text:p>22437.339844</text:p>
          </table:table-cell>
          <table:table-cell office:value-type="float" office:value="-0.069748">
            <text:p>-0.069748</text:p>
          </table:table-cell>
          <table:table-cell office:value-type="float" office:value="-0.056086">
            <text:p>-0.056086</text:p>
          </table:table-cell>
          <table:table-cell office:value-type="float" office:value="66.819366">
            <text:p>66.819366</text:p>
          </table:table-cell>
          <table:table-cell office:value-type="float" office:value="-0.085795">
            <text:p>-0.085795</text:p>
          </table:table-cell>
          <table:table-cell office:value-type="float" office:value="0.581791">
            <text:p>0.581791</text:p>
          </table:table-cell>
          <table:table-cell office:value-type="float" office:value="778.11853">
            <text:p>778.11853</text:p>
          </table:table-cell>
          <table:table-cell office:value-type="float" office:value="-0.043607">
            <text:p>-0.043607</text:p>
          </table:table-cell>
          <table:table-cell office:value-type="float" office:value="-0.072744">
            <text:p>-0.072744</text:p>
          </table:table-cell>
          <table:table-cell office:value-type="float" office:value="32.209114">
            <text:p>32.209114</text:p>
          </table:table-cell>
          <table:table-cell office:value-type="float" office:value="712">
            <text:p>712</text:p>
          </table:table-cell>
          <table:table-cell office:value-type="float" office:value="26">
            <text:p>26</text:p>
          </table:table-cell>
          <table:table-cell office:value-type="float" office:value="152028">
            <text:p>152028</text:p>
          </table:table-cell>
          <table:table-cell office:value-type="float" office:value="40102">
            <text:p>40102</text:p>
          </table:table-cell>
          <table:table-cell office:value-type="float" office:value="156533.125">
            <text:p>156533.125</text:p>
          </table:table-cell>
          <table:table-cell office:value-type="float" office:value="-0.618416">
            <text:p>-0.618416</text:p>
          </table:table-cell>
          <table:table-cell office:value-type="float" office:value="-0.135695">
            <text:p>-0.135695</text:p>
          </table:table-cell>
          <table:table-cell office:value-type="float" office:value="78.057701">
            <text:p>78.057701</text:p>
          </table:table-cell>
        </table:table-row>
        <table:table-row table:style-name="ro1">
          <table:table-cell office:value-type="float" office:value="3037132">
            <text:p>3037132</text:p>
          </table:table-cell>
          <table:table-cell office:value-type="float" office:value="17">
            <text:p>17</text:p>
          </table:table-cell>
          <table:table-cell office:value-type="float" office:value="1152">
            <text:p>1152</text:p>
          </table:table-cell>
          <table:table-cell office:value-type="float" office:value="6673.741211">
            <text:p>6673.741211</text:p>
          </table:table-cell>
          <table:table-cell office:value-type="float" office:value="-0.025783">
            <text:p>-0.025783</text:p>
          </table:table-cell>
          <table:table-cell office:value-type="float" office:value="-0.021229">
            <text:p>-0.021229</text:p>
          </table:table-cell>
          <table:table-cell office:value-type="float" office:value="8.423638">
            <text:p>8.423638</text:p>
          </table:table-cell>
          <table:table-cell office:value-type="float" office:value="0.181683">
            <text:p>0.181683</text:p>
          </table:table-cell>
          <table:table-cell office:value-type="float" office:value="0.373495">
            <text:p>0.373495</text:p>
          </table:table-cell>
          <table:table-cell office:value-type="float" office:value="105.575005">
            <text:p>105.575005</text:p>
          </table:table-cell>
          <table:table-cell office:value-type="float" office:value="-0.090202">
            <text:p>-0.090202</text:p>
          </table:table-cell>
          <table:table-cell office:value-type="float" office:value="-0.082603">
            <text:p>-0.082603</text:p>
          </table:table-cell>
          <table:table-cell office:value-type="float" office:value="7.573778">
            <text:p>7.573778</text:p>
          </table:table-cell>
          <table:table-cell office:value-type="float" office:value="726">
            <text:p>726</text:p>
          </table:table-cell>
          <table:table-cell office:value-type="float" office:value="16">
            <text:p>16</text:p>
          </table:table-cell>
          <table:table-cell office:value-type="float" office:value="153169">
            <text:p>153169</text:p>
          </table:table-cell>
          <table:table-cell office:value-type="float" office:value="39946">
            <text:p>39946</text:p>
          </table:table-cell>
          <table:table-cell office:value-type="float" office:value="157585.765625">
            <text:p>157585.765625</text:p>
          </table:table-cell>
          <table:table-cell office:value-type="float" office:value="-0.644199">
            <text:p>-0.644199</text:p>
          </table:table-cell>
          <table:table-cell office:value-type="float" office:value="-0.156924">
            <text:p>-0.156924</text:p>
          </table:table-cell>
          <table:table-cell office:value-type="float" office:value="75.640488">
            <text:p>75.640488</text:p>
          </table:table-cell>
        </table:table-row>
        <table:table-row table:style-name="ro1">
          <table:table-cell office:value-type="float" office:value="3037903">
            <text:p>3037903</text:p>
          </table:table-cell>
          <table:table-cell office:value-type="float" office:value="21">
            <text:p>21</text:p>
          </table:table-cell>
          <table:table-cell office:value-type="float" office:value="3964">
            <text:p>3964</text:p>
          </table:table-cell>
          <table:table-cell office:value-type="float" office:value="18776.751953">
            <text:p>18776.751953</text:p>
          </table:table-cell>
          <table:table-cell office:value-type="float" office:value="-0.117616">
            <text:p>-0.117616</text:p>
          </table:table-cell>
          <table:table-cell office:value-type="float" office:value="-0.103954">
            <text:p>-0.103954</text:p>
          </table:table-cell>
          <table:table-cell office:value-type="float" office:value="212.242599">
            <text:p>212.242599</text:p>
          </table:table-cell>
          <table:table-cell office:value-type="float" office:value="-0.050468">
            <text:p>-0.050468</text:p>
          </table:table-cell>
          <table:table-cell office:value-type="float" office:value="0.857124">
            <text:p>0.857124</text:p>
          </table:table-cell>
          <table:table-cell office:value-type="float" office:value="1798.366211">
            <text:p>1798.366211</text:p>
          </table:table-cell>
          <table:table-cell office:value-type="float" office:value="-0.043181">
            <text:p>-0.043181</text:p>
          </table:table-cell>
          <table:table-cell office:value-type="float" office:value="-0.13483">
            <text:p>-0.13483</text:p>
          </table:table-cell>
          <table:table-cell office:value-type="float" office:value="60.077988">
            <text:p>60.077988</text:p>
          </table:table-cell>
          <table:table-cell office:value-type="float" office:value="743">
            <text:p>743</text:p>
          </table:table-cell>
          <table:table-cell office:value-type="float" office:value="3">
            <text:p>3</text:p>
          </table:table-cell>
          <table:table-cell office:value-type="float" office:value="157084">
            <text:p>157084</text:p>
          </table:table-cell>
          <table:table-cell office:value-type="float" office:value="39326">
            <text:p>39326</text:p>
          </table:table-cell>
          <table:table-cell office:value-type="float" office:value="161210.4375">
            <text:p>161210.4375</text:p>
          </table:table-cell>
          <table:table-cell office:value-type="float" office:value="-0.761815">
            <text:p>-0.761815</text:p>
          </table:table-cell>
          <table:table-cell office:value-type="float" office:value="-0.260878">
            <text:p>-0.260878</text:p>
          </table:table-cell>
          <table:table-cell office:value-type="float" office:value="65.755775">
            <text:p>65.755775</text:p>
          </table:table-cell>
        </table:table-row>
        <table:table-row table:style-name="ro1">
          <table:table-cell office:value-type="float" office:value="3038160">
            <text:p>3038160</text:p>
          </table:table-cell>
          <table:table-cell office:value-type="float" office:value="19">
            <text:p>19</text:p>
          </table:table-cell>
          <table:table-cell office:value-type="float" office:value="1348">
            <text:p>1348</text:p>
          </table:table-cell>
          <table:table-cell office:value-type="float" office:value="6992.751953">
            <text:p>6992.751953</text:p>
          </table:table-cell>
          <table:table-cell office:value-type="float" office:value="-0.044889">
            <text:p>-0.044889</text:p>
          </table:table-cell>
          <table:table-cell office:value-type="float" office:value="-0.040335">
            <text:p>-0.040335</text:p>
          </table:table-cell>
          <table:table-cell office:value-type="float" office:value="4.730068">
            <text:p>4.730068</text:p>
          </table:table-cell>
          <table:table-cell office:value-type="float" office:value="0.181683">
            <text:p>0.181683</text:p>
          </table:table-cell>
          <table:table-cell office:value-type="float" office:value="0.397437">
            <text:p>0.397437</text:p>
          </table:table-cell>
          <table:table-cell office:value-type="float" office:value="118.752907">
            <text:p>118.752907</text:p>
          </table:table-cell>
          <table:table-cell office:value-type="float" office:value="-0.149858">
            <text:p>-0.149858</text:p>
          </table:table-cell>
          <table:table-cell office:value-type="float" office:value="-0.156946">
            <text:p>-0.156946</text:p>
          </table:table-cell>
          <table:table-cell office:value-type="float" office:value="4.058243">
            <text:p>4.058243</text:p>
          </table:table-cell>
          <table:table-cell office:value-type="float" office:value="757">
            <text:p>757</text:p>
          </table:table-cell>
          <table:table-cell office:value-type="float" office:value="-10">
            <text:p>-10</text:p>
          </table:table-cell>
          <table:table-cell office:value-type="float" office:value="158386">
            <text:p>158386</text:p>
          </table:table-cell>
          <table:table-cell office:value-type="float" office:value="38978">
            <text:p>38978</text:p>
          </table:table-cell>
          <table:table-cell office:value-type="float" office:value="162379.078125">
            <text:p>162379.078125</text:p>
          </table:table-cell>
          <table:table-cell office:value-type="float" office:value="-0.806705">
            <text:p>-0.806705</text:p>
          </table:table-cell>
          <table:table-cell office:value-type="float" office:value="-0.301213">
            <text:p>-0.301213</text:p>
          </table:table-cell>
          <table:table-cell office:value-type="float" office:value="62.661297">
            <text:p>62.661297</text:p>
          </table:table-cell>
        </table:table-row>
        <table:table-row table:style-name="ro1">
          <table:table-cell office:value-type="float" office:value="3038931">
            <text:p>3038931</text:p>
          </table:table-cell>
          <table:table-cell office:value-type="float" office:value="18">
            <text:p>18</text:p>
          </table:table-cell>
          <table:table-cell office:value-type="float" office:value="4332">
            <text:p>4332</text:p>
          </table:table-cell>
          <table:table-cell office:value-type="float" office:value="23965.447266">
            <text:p>23965.447266</text:p>
          </table:table-cell>
          <table:table-cell office:value-type="float" office:value="-0.090395">
            <text:p>-0.090395</text:p>
          </table:table-cell>
          <table:table-cell office:value-type="float" office:value="-0.076733">
            <text:p>-0.076733</text:p>
          </table:table-cell>
          <table:table-cell office:value-type="float" office:value="171.277603">
            <text:p>171.277603</text:p>
          </table:table-cell>
          <table:table-cell office:value-type="float" office:value="-0.065608">
            <text:p>-0.065608</text:p>
          </table:table-cell>
          <table:table-cell office:value-type="float" office:value="0.486023">
            <text:p>0.486023</text:p>
          </table:table-cell>
          <table:table-cell office:value-type="float" office:value="840.799927">
            <text:p>840.799927</text:p>
          </table:table-cell>
          <table:table-cell office:value-type="float" office:value="-0.036687">
            <text:p>-0.036687</text:p>
          </table:table-cell>
          <table:table-cell office:value-type="float" office:value="-0.099524">
            <text:p>-0.099524</text:p>
          </table:table-cell>
          <table:table-cell office:value-type="float" office:value="53.595036">
            <text:p>53.595036</text:p>
          </table:table-cell>
          <table:table-cell office:value-type="float" office:value="769">
            <text:p>769</text:p>
          </table:table-cell>
          <table:table-cell office:value-type="float" office:value="-23">
            <text:p>-23</text:p>
          </table:table-cell>
          <table:table-cell office:value-type="float" office:value="162523">
            <text:p>162523</text:p>
          </table:table-cell>
          <table:table-cell office:value-type="float" office:value="37693">
            <text:p>37693</text:p>
          </table:table-cell>
          <table:table-cell office:value-type="float" office:value="166092.90625">
            <text:p>166092.90625</text:p>
          </table:table-cell>
          <table:table-cell office:value-type="float" office:value="-0.897099">
            <text:p>-0.897099</text:p>
          </table:table-cell>
          <table:table-cell office:value-type="float" office:value="-0.377946">
            <text:p>-0.377946</text:p>
          </table:table-cell>
          <table:table-cell office:value-type="float" office:value="57.870232">
            <text:p>57.870232</text:p>
          </table:table-cell>
        </table:table-row>
        <table:table-row table:style-name="ro1">
          <table:table-cell office:value-type="float" office:value="3039188">
            <text:p>3039188</text:p>
          </table:table-cell>
          <table:table-cell office:value-type="float" office:value="16">
            <text:p>16</text:p>
          </table:table-cell>
          <table:table-cell office:value-type="float" office:value="1494">
            <text:p>1494</text:p>
          </table:table-cell>
          <table:table-cell office:value-type="float" office:value="9237.847656">
            <text:p>9237.847656</text:p>
          </table:table-cell>
          <table:table-cell office:value-type="float" office:value="-0.02996">
            <text:p>-0.02996</text:p>
          </table:table-cell>
          <table:table-cell office:value-type="float" office:value="-0.025406">
            <text:p>-0.025406</text:p>
          </table:table-cell>
          <table:table-cell office:value-type="float" office:value="1.62559">
            <text:p>1.62559</text:p>
          </table:table-cell>
          <table:table-cell office:value-type="float" office:value="0.151403">
            <text:p>0.151403</text:p>
          </table:table-cell>
          <table:table-cell office:value-type="float" office:value="0.758962">
            <text:p>0.758962</text:p>
          </table:table-cell>
          <table:table-cell office:value-type="float" office:value="401.286682">
            <text:p>401.286682</text:p>
          </table:table-cell>
          <table:table-cell office:value-type="float" office:value="-0.097276">
            <text:p>-0.097276</text:p>
          </table:table-cell>
          <table:table-cell office:value-type="float" office:value="-0.098858">
            <text:p>-0.098858</text:p>
          </table:table-cell>
          <table:table-cell office:value-type="float" office:value="1.356455">
            <text:p>1.356455</text:p>
          </table:table-cell>
          <table:table-cell office:value-type="float" office:value="779">
            <text:p>779</text:p>
          </table:table-cell>
          <table:table-cell office:value-type="float" office:value="-36">
            <text:p>-36</text:p>
          </table:table-cell>
          <table:table-cell office:value-type="float" office:value="163912">
            <text:p>163912</text:p>
          </table:table-cell>
          <table:table-cell office:value-type="float" office:value="37142">
            <text:p>37142</text:p>
          </table:table-cell>
          <table:table-cell office:value-type="float" office:value="167315.8125">
            <text:p>167315.8125</text:p>
          </table:table-cell>
          <table:table-cell office:value-type="float" office:value="-0.92706">
            <text:p>-0.92706</text:p>
          </table:table-cell>
          <table:table-cell office:value-type="float" office:value="-0.403352">
            <text:p>-0.403352</text:p>
          </table:table-cell>
          <table:table-cell office:value-type="float" office:value="56.491238">
            <text:p>56.491238</text:p>
          </table:table-cell>
        </table:table-row>
        <table:table-row table:style-name="ro1">
          <table:table-cell office:value-type="float" office:value="3039959">
            <text:p>3039959</text:p>
          </table:table-cell>
          <table:table-cell office:value-type="float" office:value="20">
            <text:p>20</text:p>
          </table:table-cell>
          <table:table-cell office:value-type="float" office:value="4657">
            <text:p>4657</text:p>
          </table:table-cell>
          <table:table-cell office:value-type="float" office:value="23186.111328">
            <text:p>23186.111328</text:p>
          </table:table-cell>
          <table:table-cell office:value-type="float" office:value="-0.089778">
            <text:p>-0.089778</text:p>
          </table:table-cell>
          <table:table-cell office:value-type="float" office:value="-0.076116">
            <text:p>-0.076116</text:p>
          </table:table-cell>
          <table:table-cell office:value-type="float" office:value="128.349411">
            <text:p>128.349411</text:p>
          </table:table-cell>
          <table:table-cell office:value-type="float" office:value="-0.047103">
            <text:p>-0.047103</text:p>
          </table:table-cell>
          <table:table-cell office:value-type="float" office:value="0.294487">
            <text:p>0.294487</text:p>
          </table:table-cell>
          <table:table-cell office:value-type="float" office:value="725.196533">
            <text:p>725.196533</text:p>
          </table:table-cell>
          <table:table-cell office:value-type="float" office:value="-0.043234">
            <text:p>-0.043234</text:p>
          </table:table-cell>
          <table:table-cell office:value-type="float" office:value="-0.098724">
            <text:p>-0.098724</text:p>
          </table:table-cell>
          <table:table-cell office:value-type="float" office:value="47.654156">
            <text:p>47.654156</text:p>
          </table:table-cell>
          <table:table-cell office:value-type="float" office:value="791">
            <text:p>791</text:p>
          </table:table-cell>
          <table:table-cell office:value-type="float" office:value="-52">
            <text:p>-52</text:p>
          </table:table-cell>
          <table:table-cell office:value-type="float" office:value="168195">
            <text:p>168195</text:p>
          </table:table-cell>
          <table:table-cell office:value-type="float" office:value="35314">
            <text:p>35314</text:p>
          </table:table-cell>
          <table:table-cell office:value-type="float" office:value="171098.953125">
            <text:p>171098.953125</text:p>
          </table:table-cell>
          <table:table-cell office:value-type="float" office:value="-1.016838">
            <text:p>-1.016838</text:p>
          </table:table-cell>
          <table:table-cell office:value-type="float" office:value="-0.479469">
            <text:p>-0.479469</text:p>
          </table:table-cell>
          <table:table-cell office:value-type="float" office:value="52.847092">
            <text:p>52.847092</text:p>
          </table:table-cell>
        </table:table-row>
        <table:table-row table:style-name="ro1">
          <table:table-cell office:value-type="float" office:value="3040216">
            <text:p>3040216</text:p>
          </table:table-cell>
          <table:table-cell office:value-type="float" office:value="4">
            <text:p>4</text:p>
          </table:table-cell>
          <table:table-cell office:value-type="float" office:value="1552">
            <text:p>1552</text:p>
          </table:table-cell>
          <table:table-cell office:value-type="float" office:value="38706.230469">
            <text:p>38706.230469</text:p>
          </table:table-cell>
          <table:table-cell office:value-type="float" office:value="-0.001027">
            <text:p>-0.001027</text:p>
          </table:table-cell>
          <table:table-cell office:value-type="float" office:value="0.003527">
            <text:p>0.003527</text:p>
          </table:table-cell>
          <table:table-cell office:value-type="float" office:value="135.267639">
            <text:p>135.267639</text:p>
          </table:table-cell>
          <table:table-cell office:value-type="float" office:value="-0.040374">
            <text:p>-0.040374</text:p>
          </table:table-cell>
          <table:table-cell office:value-type="float" office:value="-0.002394">
            <text:p>-0.002394</text:p>
          </table:table-cell>
          <table:table-cell office:value-type="float" office:value="94.069962">
            <text:p>94.069962</text:p>
          </table:table-cell>
          <table:table-cell office:value-type="float" office:value="-0.038911">
            <text:p>-0.038911</text:p>
          </table:table-cell>
          <table:table-cell office:value-type="float" office:value="0.013723">
            <text:p>0.013723</text:p>
          </table:table-cell>
          <table:table-cell office:value-type="float" office:value="1316.841187">
            <text:p>1316.841187</text:p>
          </table:table-cell>
          <table:table-cell office:value-type="float" office:value="793">
            <text:p>793</text:p>
          </table:table-cell>
          <table:table-cell office:value-type="float" office:value="-55">
            <text:p>-55</text:p>
          </table:table-cell>
          <table:table-cell office:value-type="float" office:value="169572">
            <text:p>169572</text:p>
          </table:table-cell>
          <table:table-cell office:value-type="float" office:value="34598">
            <text:p>34598</text:p>
          </table:table-cell>
          <table:table-cell office:value-type="float" office:value="172299.6875">
            <text:p>172299.6875</text:p>
          </table:table-cell>
          <table:table-cell office:value-type="float" office:value="-1.017865">
            <text:p>-1.017865</text:p>
          </table:table-cell>
          <table:table-cell office:value-type="float" office:value="-0.475942">
            <text:p>-0.475942</text:p>
          </table:table-cell>
          <table:table-cell office:value-type="float" office:value="53.241169">
            <text:p>53.241169</text:p>
          </table:table-cell>
        </table:table-row>
        <table:table-row table:style-name="ro1">
          <table:table-cell office:value-type="float" office:value="3040987">
            <text:p>3040987</text:p>
          </table:table-cell>
          <table:table-cell office:value-type="float" office:value="0">
            <text:p>0</text:p>
          </table:table-cell>
          <table:table-cell office:value-type="float" office:value="4818">
            <text:p>4818</text:p>
          </table:table-cell>
          <table:table-cell office:value-type="float" office:value="100">
            <text:p>100</text:p>
          </table:table-cell>
          <table:table-cell office:value-type="float" office:value="0.003184">
            <text:p>0.003184</text:p>
          </table:table-cell>
          <table:table-cell office:value-type="float" office:value="0.016846">
            <text:p>0.016846</text:p>
          </table:table-cell>
          <table:table-cell office:value-type="float" office:value="100">
            <text:p>100</text:p>
          </table:table-cell>
          <table:table-cell office:value-type="float" office:value="-0.020187">
            <text:p>-0.020187</text:p>
          </table:table-cell>
          <table:table-cell office:value-type="float" office:value="0.270545">
            <text:p>0.270545</text:p>
          </table:table-cell>
          <table:table-cell office:value-type="float" office:value="1440.190918">
            <text:p>1440.190918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office:value-type="float" office:value="100">
            <text:p>100</text:p>
          </table:table-cell>
          <table:table-cell office:value-type="float" office:value="793">
            <text:p>793</text:p>
          </table:table-cell>
          <table:table-cell office:value-type="float" office:value="-55">
            <text:p>-55</text:p>
          </table:table-cell>
          <table:table-cell office:value-type="float" office:value="173854">
            <text:p>173854</text:p>
          </table:table-cell>
          <table:table-cell office:value-type="float" office:value="32391">
            <text:p>32391</text:p>
          </table:table-cell>
          <table:table-cell office:value-type="float" office:value="176076.265625">
            <text:p>176076.265625</text:p>
          </table:table-cell>
          <table:table-cell office:value-type="float" office:value="-1.014681">
            <text:p>-1.014681</text:p>
          </table:table-cell>
          <table:table-cell office:value-type="float" office:value="-0.459096">
            <text:p>-0.459096</text:p>
          </table:table-cell>
          <table:table-cell office:value-type="float" office:value="54.754684">
            <text:p>54.754684</text:p>
          </table:table-cell>
        </table:table-row>
        <table:table-row table:style-name="ro1">
          <table:table-cell office:value-type="float" office:value="3042015">
            <text:p>3042015</text:p>
          </table:table-cell>
          <table:table-cell office:value-type="float" office:value="0">
            <text:p>0</text:p>
          </table:table-cell>
          <table:table-cell office:value-type="float" office:value="6527">
            <text:p>6527</text:p>
          </table:table-cell>
          <table:table-cell office:value-type="float" office:value="100">
            <text:p>100</text:p>
          </table:table-cell>
          <table:table-cell office:value-type="float" office:value="-0.546614">
            <text:p>-0.546614</text:p>
          </table:table-cell>
          <table:table-cell office:value-type="float" office:value="-0.528398">
            <text:p>-0.5283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98162">
            <text:p>0.09816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514006">
            <text:p>-0.514006</text:p>
          </table:table-cell>
          <table:table-cell office:value-type="float" office:value="100">
            <text:p>100</text:p>
          </table:table-cell>
          <table:table-cell office:value-type="float" office:value="793">
            <text:p>793</text:p>
          </table:table-cell>
          <table:table-cell office:value-type="float" office:value="-55">
            <text:p>-55</text:p>
          </table:table-cell>
          <table:table-cell office:value-type="float" office:value="179705">
            <text:p>179705</text:p>
          </table:table-cell>
          <table:table-cell office:value-type="float" office:value="29499">
            <text:p>29499</text:p>
          </table:table-cell>
          <table:table-cell office:value-type="float" office:value="181336.546875">
            <text:p>181336.546875</text:p>
          </table:table-cell>
          <table:table-cell office:value-type="float" office:value="-1.561295">
            <text:p>-1.561295</text:p>
          </table:table-cell>
          <table:table-cell office:value-type="float" office:value="-0.987494">
            <text:p>-0.987494</text:p>
          </table:table-cell>
          <table:table-cell office:value-type="float" office:value="36.751614">
            <text:p>36.751614</text:p>
          </table:table-cell>
        </table:table-row>
        <table:table-row table:style-name="ro1">
          <table:table-cell office:value-type="float" office:value="3042272">
            <text:p>3042272</text:p>
          </table:table-cell>
          <table:table-cell office:value-type="float" office:value="2">
            <text:p>2</text:p>
          </table:table-cell>
          <table:table-cell office:value-type="float" office:value="1622">
            <text:p>1622</text:p>
          </table:table-cell>
          <table:table-cell office:value-type="float" office:value="80983.523438">
            <text:p>80983.523438</text:p>
          </table:table-cell>
          <table:table-cell office:value-type="float" office:value="-0.114055">
            <text:p>-0.114055</text:p>
          </table:table-cell>
          <table:table-cell office:value-type="float" office:value="-0.109501">
            <text:p>-0.109501</text:p>
          </table:table-cell>
          <table:table-cell office:value-type="float" office:value="8.74926">
            <text:p>8.74926</text:p>
          </table:table-cell>
          <table:table-cell office:value-type="float" office:value="0.030281">
            <text:p>0.030281</text:p>
          </table:table-cell>
          <table:table-cell office:value-type="float" office:value="-0.153229">
            <text:p>-0.153229</text:p>
          </table:table-cell>
          <table:table-cell office:value-type="float" office:value="606.030823">
            <text:p>606.030823</text:p>
          </table:table-cell>
          <table:table-cell office:value-type="float" office:value="-0.466926">
            <text:p>-0.466926</text:p>
          </table:table-cell>
          <table:table-cell office:value-type="float" office:value="-0.426074">
            <text:p>-0.426074</text:p>
          </table:table-cell>
          <table:table-cell office:value-type="float" office:value="9.205317">
            <text:p>9.205317</text:p>
          </table:table-cell>
          <table:table-cell office:value-type="float" office:value="793">
            <text:p>793</text:p>
          </table:table-cell>
          <table:table-cell office:value-type="float" office:value="-57">
            <text:p>-57</text:p>
          </table:table-cell>
          <table:table-cell office:value-type="float" office:value="180598">
            <text:p>180598</text:p>
          </table:table-cell>
          <table:table-cell office:value-type="float" office:value="28145">
            <text:p>28145</text:p>
          </table:table-cell>
          <table:table-cell office:value-type="float" office:value="182003.28125">
            <text:p>182003.28125</text:p>
          </table:table-cell>
          <table:table-cell office:value-type="float" office:value="-1.67535">
            <text:p>-1.67535</text:p>
          </table:table-cell>
          <table:table-cell office:value-type="float" office:value="-1.096995">
            <text:p>-1.096995</text:p>
          </table:table-cell>
          <table:table-cell office:value-type="float" office:value="34.521454">
            <text:p>34.521454</text:p>
          </table:table-cell>
        </table:table-row>
        <table:table-row table:style-name="ro1">
          <table:table-cell office:value-type="float" office:value="3043300">
            <text:p>3043300</text:p>
          </table:table-cell>
          <table:table-cell office:value-type="float" office:value="0">
            <text:p>0</text:p>
          </table:table-cell>
          <table:table-cell office:value-type="float" office:value="6565">
            <text:p>6565</text:p>
          </table:table-cell>
          <table:table-cell office:value-type="float" office:value="100">
            <text:p>100</text:p>
          </table:table-cell>
          <table:table-cell office:value-type="float" office:value="0.006848">
            <text:p>0.006848</text:p>
          </table:table-cell>
          <table:table-cell office:value-type="float" office:value="0.025064">
            <text:p>0.025064</text:p>
          </table:table-cell>
          <table:table-cell office:value-type="float" office:value="100">
            <text:p>100</text:p>
          </table:table-cell>
          <table:table-cell office:value-type="float" office:value="-0.00757">
            <text:p>-0.00757</text:p>
          </table:table-cell>
          <table:table-cell office:value-type="float" office:value="0.07422">
            <text:p>0.07422</text:p>
          </table:table-cell>
          <table:table-cell office:value-type="float" office:value="1080.43457">
            <text:p>1080.43457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office:value-type="float" office:value="100">
            <text:p>100</text:p>
          </table:table-cell>
          <table:table-cell office:value-type="float" office:value="793">
            <text:p>793</text:p>
          </table:table-cell>
          <table:table-cell office:value-type="float" office:value="-57">
            <text:p>-57</text:p>
          </table:table-cell>
          <table:table-cell office:value-type="float" office:value="183593">
            <text:p>183593</text:p>
          </table:table-cell>
          <table:table-cell office:value-type="float" office:value="22303">
            <text:p>22303</text:p>
          </table:table-cell>
          <table:table-cell office:value-type="float" office:value="184162.453125">
            <text:p>184162.453125</text:p>
          </table:table-cell>
          <table:table-cell office:value-type="float" office:value="-1.668502">
            <text:p>-1.668502</text:p>
          </table:table-cell>
          <table:table-cell office:value-type="float" office:value="-1.071931">
            <text:p>-1.071931</text:p>
          </table:table-cell>
          <table:table-cell office:value-type="float" office:value="35.75489">
            <text:p>35.75489</text:p>
          </table:table-cell>
        </table:table-row>
        <table:table-row table:style-name="ro1">
          <table:table-cell office:value-type="float" office:value="3043557">
            <text:p>3043557</text:p>
          </table:table-cell>
          <table:table-cell office:value-type="float" office:value="0">
            <text:p>0</text:p>
          </table:table-cell>
          <table:table-cell office:value-type="float" office:value="1658">
            <text:p>1658</text:p>
          </table:table-cell>
          <table:table-cell office:value-type="float" office:value="100">
            <text:p>100</text:p>
          </table:table-cell>
          <table:table-cell office:value-type="float" office:value="0.002773">
            <text:p>0.002773</text:p>
          </table:table-cell>
          <table:table-cell office:value-type="float" office:value="0.007327">
            <text:p>0.0073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253785">
            <text:p>0.2537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8511">
            <text:p>0.028511</text:p>
          </table:table-cell>
          <table:table-cell office:value-type="float" office:value="100">
            <text:p>100</text:p>
          </table:table-cell>
          <table:table-cell office:value-type="float" office:value="793">
            <text:p>793</text:p>
          </table:table-cell>
          <table:table-cell office:value-type="float" office:value="-57">
            <text:p>-57</text:p>
          </table:table-cell>
          <table:table-cell office:value-type="float" office:value="184386">
            <text:p>184386</text:p>
          </table:table-cell>
          <table:table-cell office:value-type="float" office:value="20847">
            <text:p>20847</text:p>
          </table:table-cell>
          <table:table-cell office:value-type="float" office:value="184779.234375">
            <text:p>184779.234375</text:p>
          </table:table-cell>
          <table:table-cell office:value-type="float" office:value="-1.665728">
            <text:p>-1.665728</text:p>
          </table:table-cell>
          <table:table-cell office:value-type="float" office:value="-1.064603">
            <text:p>-1.064603</text:p>
          </table:table-cell>
          <table:table-cell office:value-type="float" office:value="36.087814">
            <text:p>36.087814</text:p>
          </table:table-cell>
        </table:table-row>
        <table:table-row table:style-name="ro1">
          <table:table-cell office:value-type="float" office:value="3044328">
            <text:p>3044328</text:p>
          </table:table-cell>
          <table:table-cell office:value-type="float" office:value="35">
            <text:p>35</text:p>
          </table:table-cell>
          <table:table-cell office:value-type="float" office:value="4499">
            <text:p>4499</text:p>
          </table:table-cell>
          <table:table-cell office:value-type="float" office:value="12753.631836">
            <text:p>12753.631836</text:p>
          </table:table-cell>
          <table:table-cell office:value-type="float" office:value="0.032665">
            <text:p>0.032665</text:p>
          </table:table-cell>
          <table:table-cell office:value-type="float" office:value="0.046327">
            <text:p>0.046327</text:p>
          </table:table-cell>
          <table:table-cell office:value-type="float" office:value="265.323853">
            <text:p>265.323853</text:p>
          </table:table-cell>
          <table:table-cell office:value-type="float" office:value="0.058879">
            <text:p>0.058879</text:p>
          </table:table-cell>
          <table:table-cell office:value-type="float" office:value="-0.799663">
            <text:p>-0.799663</text:p>
          </table:table-cell>
          <table:table-cell office:value-type="float" office:value="1458.150391">
            <text:p>1458.150391</text:p>
          </table:table-cell>
          <table:table-cell office:value-type="float" office:value="0.016448">
            <text:p>0.016448</text:p>
          </table:table-cell>
          <table:table-cell office:value-type="float" office:value="0.060087">
            <text:p>0.060087</text:p>
          </table:table-cell>
          <table:table-cell office:value-type="float" office:value="103.002487">
            <text:p>103.002487</text:p>
          </table:table-cell>
          <table:table-cell office:value-type="float" office:value="790">
            <text:p>790</text:p>
          </table:table-cell>
          <table:table-cell office:value-type="float" office:value="-92">
            <text:p>-92</text:p>
          </table:table-cell>
          <table:table-cell office:value-type="float" office:value="186567">
            <text:p>186567</text:p>
          </table:table-cell>
          <table:table-cell office:value-type="float" office:value="16912">
            <text:p>16912</text:p>
          </table:table-cell>
          <table:table-cell office:value-type="float" office:value="186553.5625">
            <text:p>186553.5625</text:p>
          </table:table-cell>
          <table:table-cell office:value-type="float" office:value="-1.633063">
            <text:p>-1.633063</text:p>
          </table:table-cell>
          <table:table-cell office:value-type="float" office:value="-1.018276">
            <text:p>-1.018276</text:p>
          </table:table-cell>
          <table:table-cell office:value-type="float" office:value="37.646248">
            <text:p>37.646248</text:p>
          </table:table-cell>
        </table:table-row>
        <table:table-row table:style-name="ro1">
          <table:table-cell office:value-type="float" office:value="3044585">
            <text:p>3044585</text:p>
          </table:table-cell>
          <table:table-cell office:value-type="float" office:value="34">
            <text:p>34</text:p>
          </table:table-cell>
          <table:table-cell office:value-type="float" office:value="1542">
            <text:p>1542</text:p>
          </table:table-cell>
          <table:table-cell office:value-type="float" office:value="4434.742188">
            <text:p>4434.742188</text:p>
          </table:table-cell>
          <table:table-cell office:value-type="float" office:value="0.009382">
            <text:p>0.009382</text:p>
          </table:table-cell>
          <table:table-cell office:value-type="float" office:value="0.013936">
            <text:p>0.013936</text:p>
          </table:table-cell>
          <table:table-cell office:value-type="float" office:value="83.078857">
            <text:p>83.078857</text:p>
          </table:table-cell>
          <table:table-cell office:value-type="float" office:value="0.338133">
            <text:p>0.338133</text:p>
          </table:table-cell>
          <table:table-cell office:value-type="float" office:value="0.639252">
            <text:p>0.639252</text:p>
          </table:table-cell>
          <table:table-cell office:value-type="float" office:value="89.053497">
            <text:p>89.053497</text:p>
          </table:table-cell>
          <table:table-cell office:value-type="float" office:value="0.029618">
            <text:p>0.029618</text:p>
          </table:table-cell>
          <table:table-cell office:value-type="float" office:value="0.054225">
            <text:p>0.054225</text:p>
          </table:table-cell>
          <table:table-cell office:value-type="float" office:value="67.405632">
            <text:p>67.405632</text:p>
          </table:table-cell>
          <table:table-cell office:value-type="float" office:value="788">
            <text:p>788</text:p>
          </table:table-cell>
          <table:table-cell office:value-type="float" office:value="-126">
            <text:p>-126</text:p>
          </table:table-cell>
          <table:table-cell office:value-type="float" office:value="187376">
            <text:p>187376</text:p>
          </table:table-cell>
          <table:table-cell office:value-type="float" office:value="15600">
            <text:p>15600</text:p>
          </table:table-cell>
          <table:table-cell office:value-type="float" office:value="187249.546875">
            <text:p>187249.546875</text:p>
          </table:table-cell>
          <table:table-cell office:value-type="float" office:value="-1.623681">
            <text:p>-1.623681</text:p>
          </table:table-cell>
          <table:table-cell office:value-type="float" office:value="-1.00434">
            <text:p>-1.00434</text:p>
          </table:table-cell>
          <table:table-cell office:value-type="float" office:value="38.144241">
            <text:p>38.144241</text:p>
          </table:table-cell>
        </table:table-row>
        <table:table-row table:style-name="ro1">
          <table:table-cell office:value-type="float" office:value="3045356">
            <text:p>3045356</text:p>
          </table:table-cell>
          <table:table-cell office:value-type="float" office:value="24">
            <text:p>24</text:p>
          </table:table-cell>
          <table:table-cell office:value-type="float" office:value="4571">
            <text:p>4571</text:p>
          </table:table-cell>
          <table:table-cell office:value-type="float" office:value="18947.3125">
            <text:p>18947.3125</text:p>
          </table:table-cell>
          <table:table-cell office:value-type="float" office:value="0.007807">
            <text:p>0.007807</text:p>
          </table:table-cell>
          <table:table-cell office:value-type="float" office:value="0.021469">
            <text:p>0.021469</text:p>
          </table:table-cell>
          <table:table-cell office:value-type="float" office:value="740.859253">
            <text:p>740.859253</text:p>
          </table:table-cell>
          <table:table-cell office:value-type="float" office:value="-0.131216">
            <text:p>-0.131216</text:p>
          </table:table-cell>
          <table:table-cell office:value-type="float" office:value="-0.09098">
            <text:p>-0.09098</text:p>
          </table:table-cell>
          <table:table-cell office:value-type="float" office:value="30.664045">
            <text:p>30.664045</text:p>
          </table:table-cell>
          <table:table-cell office:value-type="float" office:value="0.003312">
            <text:p>0.003312</text:p>
          </table:table-cell>
          <table:table-cell office:value-type="float" office:value="0.027845">
            <text:p>0.027845</text:p>
          </table:table-cell>
          <table:table-cell office:value-type="float" office:value="242.29538">
            <text:p>242.29538</text:p>
          </table:table-cell>
          <table:table-cell office:value-type="float" office:value="787">
            <text:p>787</text:p>
          </table:table-cell>
          <table:table-cell office:value-type="float" office:value="-150">
            <text:p>-150</text:p>
          </table:table-cell>
          <table:table-cell office:value-type="float" office:value="189829">
            <text:p>189829</text:p>
          </table:table-cell>
          <table:table-cell office:value-type="float" office:value="11743">
            <text:p>11743</text:p>
          </table:table-cell>
          <table:table-cell office:value-type="float" office:value="189415.734375">
            <text:p>189415.734375</text:p>
          </table:table-cell>
          <table:table-cell office:value-type="float" office:value="-1.615874">
            <text:p>-1.615874</text:p>
          </table:table-cell>
          <table:table-cell office:value-type="float" office:value="-0.982872">
            <text:p>-0.982872</text:p>
          </table:table-cell>
          <table:table-cell office:value-type="float" office:value="39.174015">
            <text:p>39.174015</text:p>
          </table:table-cell>
        </table:table-row>
        <table:table-row table:style-name="ro1">
          <table:table-cell office:value-type="float" office:value="3046384">
            <text:p>3046384</text:p>
          </table:table-cell>
          <table:table-cell office:value-type="float" office:value="25">
            <text:p>25</text:p>
          </table:table-cell>
          <table:table-cell office:value-type="float" office:value="5250">
            <text:p>5250</text:p>
          </table:table-cell>
          <table:table-cell office:value-type="float" office:value="20900.273438">
            <text:p>20900.273438</text:p>
          </table:table-cell>
          <table:table-cell office:value-type="float" office:value="-0.000274">
            <text:p>-0.000274</text:p>
          </table:table-cell>
          <table:table-cell office:value-type="float" office:value="0.017942">
            <text:p>0.017942</text:p>
          </table:table-cell>
          <table:table-cell office:value-type="string">
            <text:p>Infinity</text:p>
          </table:table-cell>
          <table:table-cell office:value-type="float" office:value="-0.006624">
            <text:p>-0.006624</text:p>
          </table:table-cell>
          <table:table-cell office:value-type="float" office:value="-0.799663">
            <text:p>-0.799663</text:p>
          </table:table-cell>
          <table:table-cell office:value-type="float" office:value="11972.447266">
            <text:p>11972.447266</text:p>
          </table:table-cell>
          <table:table-cell office:value-type="float" office:value="0">
            <text:p>0</text:p>
          </table:table-cell>
          <table:table-cell office:value-type="float" office:value="0.017453">
            <text:p>0.017453</text:p>
          </table:table-cell>
          <table:table-cell office:value-type="float" office:value="100">
            <text:p>100</text:p>
          </table:table-cell>
          <table:table-cell office:value-type="float" office:value="786">
            <text:p>786</text:p>
          </table:table-cell>
          <table:table-cell office:value-type="float" office:value="-175">
            <text:p>-175</text:p>
          </table:table-cell>
          <table:table-cell office:value-type="float" office:value="192741">
            <text:p>192741</text:p>
          </table:table-cell>
          <table:table-cell office:value-type="float" office:value="7374">
            <text:p>7374</text:p>
          </table:table-cell>
          <table:table-cell office:value-type="float" office:value="192103.390625">
            <text:p>192103.390625</text:p>
          </table:table-cell>
          <table:table-cell office:value-type="float" office:value="-1.616148">
            <text:p>-1.616148</text:p>
          </table:table-cell>
          <table:table-cell office:value-type="float" office:value="-0.96493">
            <text:p>-0.96493</text:p>
          </table:table-cell>
          <table:table-cell office:value-type="float" office:value="40.294495">
            <text:p>40.294495</text:p>
          </table:table-cell>
        </table:table-row>
        <table:table-row table:style-name="ro1">
          <table:table-cell office:value-type="float" office:value="3047412">
            <text:p>3047412</text:p>
          </table:table-cell>
          <table:table-cell office:value-type="float" office:value="24">
            <text:p>24</text:p>
          </table:table-cell>
          <table:table-cell office:value-type="float" office:value="5359">
            <text:p>5359</text:p>
          </table:table-cell>
          <table:table-cell office:value-type="float" office:value="22228.603516">
            <text:p>22228.603516</text:p>
          </table:table-cell>
          <table:table-cell office:value-type="float" office:value="-0.007807">
            <text:p>-0.007807</text:p>
          </table:table-cell>
          <table:table-cell office:value-type="float" office:value="0.010409">
            <text:p>0.010409</text:p>
          </table:table-cell>
          <table:table-cell office:value-type="string">
            <text:p>Infinity</text:p>
          </table:table-cell>
          <table:table-cell office:value-type="float" office:value="-0.000946">
            <text:p>-0.000946</text:p>
          </table:table-cell>
          <table:table-cell office:value-type="float" office:value="0.102951">
            <text:p>0.102951</text:p>
          </table:table-cell>
          <table:table-cell office:value-type="float" office:value="10979.661133">
            <text:p>10979.661133</text:p>
          </table:table-cell>
          <table:table-cell office:value-type="float" office:value="0">
            <text:p>0</text:p>
          </table:table-cell>
          <table:table-cell office:value-type="float" office:value="0.010126">
            <text:p>0.010126</text:p>
          </table:table-cell>
          <table:table-cell office:value-type="float" office:value="100">
            <text:p>100</text:p>
          </table:table-cell>
          <table:table-cell office:value-type="float" office:value="785">
            <text:p>785</text:p>
          </table:table-cell>
          <table:table-cell office:value-type="float" office:value="-199">
            <text:p>-199</text:p>
          </table:table-cell>
          <table:table-cell office:value-type="float" office:value="195793">
            <text:p>195793</text:p>
          </table:table-cell>
          <table:table-cell office:value-type="float" office:value="2969">
            <text:p>2969</text:p>
          </table:table-cell>
          <table:table-cell office:value-type="float" office:value="195033.734375">
            <text:p>195033.734375</text:p>
          </table:table-cell>
          <table:table-cell office:value-type="float" office:value="-1.623955">
            <text:p>-1.623955</text:p>
          </table:table-cell>
          <table:table-cell office:value-type="float" office:value="-0.95452">
            <text:p>-0.95452</text:p>
          </table:table-cell>
          <table:table-cell office:value-type="float" office:value="41.222488">
            <text:p>41.222488</text:p>
          </table:table-cell>
        </table:table-row>
        <table:table-row table:style-name="ro1">
          <table:table-cell office:value-type="float" office:value="3047669">
            <text:p>3047669</text:p>
          </table:table-cell>
          <table:table-cell office:value-type="float" office:value="23">
            <text:p>23</text:p>
          </table:table-cell>
          <table:table-cell office:value-type="float" office:value="1290">
            <text:p>1290</text:p>
          </table:table-cell>
          <table:table-cell office:value-type="float" office:value="5508.277344">
            <text:p>5508.277344</text:p>
          </table:table-cell>
          <table:table-cell office:value-type="float" office:value="-0.002226">
            <text:p>-0.002226</text:p>
          </table:table-cell>
          <table:table-cell office:value-type="float" office:value="0.002328">
            <text:p>0.002328</text:p>
          </table:table-cell>
          <table:table-cell office:value-type="float" office:value="191.109314">
            <text:p>191.109314</text:p>
          </table:table-cell>
          <table:table-cell office:value-type="float" office:value="0.257385">
            <text:p>0.257385</text:p>
          </table:table-cell>
          <table:table-cell office:value-type="float" office:value="-0.754174">
            <text:p>-0.754174</text:p>
          </table:table-cell>
          <table:table-cell office:value-type="float" office:value="393.01416">
            <text:p>393.01416</text:p>
          </table:table-cell>
          <table:table-cell office:value-type="float" office:value="-0.009944">
            <text:p>-0.009944</text:p>
          </table:table-cell>
          <table:table-cell office:value-type="float" office:value="0.00906">
            <text:p>0.00906</text:p>
          </table:table-cell>
          <table:table-cell office:value-type="float" office:value="219.439438">
            <text:p>219.439438</text:p>
          </table:table-cell>
          <table:table-cell office:value-type="float" office:value="784">
            <text:p>784</text:p>
          </table:table-cell>
          <table:table-cell office:value-type="float" office:value="-222">
            <text:p>-222</text:p>
          </table:table-cell>
          <table:table-cell office:value-type="float" office:value="196539">
            <text:p>196539</text:p>
          </table:table-cell>
          <table:table-cell office:value-type="float" office:value="1916">
            <text:p>1916</text:p>
          </table:table-cell>
          <table:table-cell office:value-type="float" office:value="195766.671875">
            <text:p>195766.671875</text:p>
          </table:table-cell>
          <table:table-cell office:value-type="float" office:value="-1.626181">
            <text:p>-1.626181</text:p>
          </table:table-cell>
          <table:table-cell office:value-type="float" office:value="-0.952192">
            <text:p>-0.952192</text:p>
          </table:table-cell>
          <table:table-cell office:value-type="float" office:value="41.44611">
            <text:p>41.44611</text:p>
          </table:table-cell>
        </table:table-row>
        <table:table-row table:style-name="ro1">
          <table:table-cell office:value-type="float" office:value="3048440">
            <text:p>3048440</text:p>
          </table:table-cell>
          <table:table-cell office:value-type="float" office:value="7">
            <text:p>7</text:p>
          </table:table-cell>
          <table:table-cell office:value-type="float" office:value="3881">
            <text:p>3881</text:p>
          </table:table-cell>
          <table:table-cell office:value-type="float" office:value="55344.25">
            <text:p>55344.25</text:p>
          </table:table-cell>
          <table:table-cell office:value-type="float" office:value="-0.15665">
            <text:p>-0.15665</text:p>
          </table:table-cell>
          <table:table-cell office:value-type="float" office:value="-0.142988">
            <text:p>-0.142988</text:p>
          </table:table-cell>
          <table:table-cell office:value-type="float" office:value="308.537262">
            <text:p>308.537262</text:p>
          </table:table-cell>
          <table:table-cell office:value-type="float" office:value="-0.1043">
            <text:p>-0.1043</text:p>
          </table:table-cell>
          <table:table-cell office:value-type="float" office:value="0.019154">
            <text:p>0.019154</text:p>
          </table:table-cell>
          <table:table-cell office:value-type="float" office:value="118.363998">
            <text:p>118.363998</text:p>
          </table:table-cell>
          <table:table-cell office:value-type="float" office:value="-0.045396">
            <text:p>-0.045396</text:p>
          </table:table-cell>
          <table:table-cell office:value-type="float" office:value="-0.185458">
            <text:p>-0.185458</text:p>
          </table:table-cell>
          <table:table-cell office:value-type="float" office:value="68.935883">
            <text:p>68.935883</text:p>
          </table:table-cell>
          <table:table-cell office:value-type="float" office:value="784">
            <text:p>784</text:p>
          </table:table-cell>
          <table:table-cell office:value-type="float" office:value="-229">
            <text:p>-229</text:p>
          </table:table-cell>
          <table:table-cell office:value-type="float" office:value="198790">
            <text:p>198790</text:p>
          </table:table-cell>
          <table:table-cell office:value-type="float" office:value="-1246">
            <text:p>-1246</text:p>
          </table:table-cell>
          <table:table-cell office:value-type="float" office:value="198008.609375">
            <text:p>198008.609375</text:p>
          </table:table-cell>
          <table:table-cell office:value-type="float" office:value="-1.782831">
            <text:p>-1.782831</text:p>
          </table:table-cell>
          <table:table-cell office:value-type="float" office:value="-1.09518">
            <text:p>-1.09518</text:p>
          </table:table-cell>
          <table:table-cell office:value-type="float" office:value="38.570713">
            <text:p>38.570713</text:p>
          </table:table-cell>
        </table:table-row>
        <table:table-row table:style-name="ro1">
          <table:table-cell office:value-type="float" office:value="3048697">
            <text:p>3048697</text:p>
          </table:table-cell>
          <table:table-cell office:value-type="float" office:value="5">
            <text:p>5</text:p>
          </table:table-cell>
          <table:table-cell office:value-type="float" office:value="1272">
            <text:p>1272</text:p>
          </table:table-cell>
          <table:table-cell office:value-type="float" office:value="25340.693359">
            <text:p>25340.693359</text:p>
          </table:table-cell>
          <table:table-cell office:value-type="float" office:value="-0.099195">
            <text:p>-0.099195</text:p>
          </table:table-cell>
          <table:table-cell office:value-type="float" office:value="-0.094641">
            <text:p>-0.094641</text:p>
          </table:table-cell>
          <table:table-cell office:value-type="float" office:value="35.200768">
            <text:p>35.200768</text:p>
          </table:table-cell>
          <table:table-cell office:value-type="float" office:value="0.040374">
            <text:p>0.040374</text:p>
          </table:table-cell>
          <table:table-cell office:value-type="float" office:value="-0.328006">
            <text:p>-0.328006</text:p>
          </table:table-cell>
          <table:table-cell office:value-type="float" office:value="912.416748">
            <text:p>912.416748</text:p>
          </table:table-cell>
          <table:table-cell office:value-type="float" office:value="-0.272374">
            <text:p>-0.272374</text:p>
          </table:table-cell>
          <table:table-cell office:value-type="float" office:value="-0.368251">
            <text:p>-0.368251</text:p>
          </table:table-cell>
          <table:table-cell office:value-type="float" office:value="24.840635">
            <text:p>24.840635</text:p>
          </table:table-cell>
          <table:table-cell office:value-type="float" office:value="783">
            <text:p>783</text:p>
          </table:table-cell>
          <table:table-cell office:value-type="float" office:value="-234">
            <text:p>-234</text:p>
          </table:table-cell>
          <table:table-cell office:value-type="float" office:value="199372">
            <text:p>199372</text:p>
          </table:table-cell>
          <table:table-cell office:value-type="float" office:value="-2377">
            <text:p>-2377</text:p>
          </table:table-cell>
          <table:table-cell office:value-type="float" office:value="198600.5625">
            <text:p>198600.5625</text:p>
          </table:table-cell>
          <table:table-cell office:value-type="float" office:value="-1.882025">
            <text:p>-1.882025</text:p>
          </table:table-cell>
          <table:table-cell office:value-type="float" office:value="-1.189821">
            <text:p>-1.189821</text:p>
          </table:table-cell>
          <table:table-cell office:value-type="float" office:value="36.779774">
            <text:p>36.779774</text:p>
          </table:table-cell>
        </table:table-row>
        <table:table-row table:style-name="ro1">
          <table:table-cell office:value-type="float" office:value="3049468">
            <text:p>3049468</text:p>
          </table:table-cell>
          <table:table-cell office:value-type="float" office:value="-2">
            <text:p>-2</text:p>
          </table:table-cell>
          <table:table-cell office:value-type="float" office:value="3793">
            <text:p>3793</text:p>
          </table:table-cell>
          <table:table-cell office:value-type="float" office:value="189766.625">
            <text:p>189766.625</text:p>
          </table:table-cell>
          <table:table-cell office:value-type="float" office:value="-0.230917">
            <text:p>-0.230917</text:p>
          </table:table-cell>
          <table:table-cell office:value-type="float" office:value="-0.217256">
            <text:p>-0.217256</text:p>
          </table:table-cell>
          <table:table-cell office:value-type="float" office:value="210.365051">
            <text:p>210.365051</text:p>
          </table:table-cell>
          <table:table-cell office:value-type="float" office:value="-0.028598">
            <text:p>-0.028598</text:p>
          </table:table-cell>
          <table:table-cell office:value-type="float" office:value="-0.038307">
            <text:p>-0.038307</text:p>
          </table:table-cell>
          <table:table-cell office:value-type="float" office:value="33.949364">
            <text:p>33.949364</text:p>
          </table:table-cell>
          <table:table-cell office:value-type="float" office:value="-0.090791">
            <text:p>-0.090791</text:p>
          </table:table-cell>
          <table:table-cell office:value-type="float" office:value="-0.281784">
            <text:p>-0.281784</text:p>
          </table:table-cell>
          <table:table-cell office:value-type="float" office:value="63.769768">
            <text:p>63.769768</text:p>
          </table:table-cell>
          <table:table-cell office:value-type="float" office:value="784">
            <text:p>784</text:p>
          </table:table-cell>
          <table:table-cell office:value-type="float" office:value="-232">
            <text:p>-232</text:p>
          </table:table-cell>
          <table:table-cell office:value-type="float" office:value="200782">
            <text:p>200782</text:p>
          </table:table-cell>
          <table:table-cell office:value-type="float" office:value="-5898">
            <text:p>-5898</text:p>
          </table:table-cell>
          <table:table-cell office:value-type="float" office:value="200078.25">
            <text:p>200078.25</text:p>
          </table:table-cell>
          <table:table-cell office:value-type="float" office:value="-2.112943">
            <text:p>-2.112943</text:p>
          </table:table-cell>
          <table:table-cell office:value-type="float" office:value="-1.407076">
            <text:p>-1.407076</text:p>
          </table:table-cell>
          <table:table-cell office:value-type="float" office:value="33.406803">
            <text:p>33.406803</text:p>
          </table:table-cell>
        </table:table-row>
        <table:table-row table:style-name="ro1">
          <table:table-cell office:value-type="float" office:value="3050753">
            <text:p>3050753</text:p>
          </table:table-cell>
          <table:table-cell office:value-type="float" office:value="33">
            <text:p>33</text:p>
          </table:table-cell>
          <table:table-cell office:value-type="float" office:value="5808">
            <text:p>5808</text:p>
          </table:table-cell>
          <table:table-cell office:value-type="float" office:value="17500.857422">
            <text:p>17500.857422</text:p>
          </table:table-cell>
          <table:table-cell office:value-type="float" office:value="0.052388">
            <text:p>0.052388</text:p>
          </table:table-cell>
          <table:table-cell office:value-type="float" office:value="0.075158">
            <text:p>0.075158</text:p>
          </table:table-cell>
          <table:table-cell office:value-type="float" office:value="651.577454">
            <text:p>651.577454</text:p>
          </table:table-cell>
          <table:table-cell office:value-type="float" office:value="0.022004">
            <text:p>0.022004</text:p>
          </table:table-cell>
          <table:table-cell office:value-type="float" office:value="-0.311246">
            <text:p>-0.311246</text:p>
          </table:table-cell>
          <table:table-cell office:value-type="float" office:value="1514.506958">
            <text:p>1514.506958</text:p>
          </table:table-cell>
          <table:table-cell office:value-type="float" office:value="0.007782">
            <text:p>0.007782</text:p>
          </table:table-cell>
          <table:table-cell office:value-type="float" office:value="0.058489">
            <text:p>0.058489</text:p>
          </table:table-cell>
          <table:table-cell office:value-type="float" office:value="124.375664">
            <text:p>124.375664</text:p>
          </table:table-cell>
          <table:table-cell office:value-type="float" office:value="767">
            <text:p>767</text:p>
          </table:table-cell>
          <table:table-cell office:value-type="float" office:value="-260">
            <text:p>-260</text:p>
          </table:table-cell>
          <table:table-cell office:value-type="float" office:value="201729">
            <text:p>201729</text:p>
          </table:table-cell>
          <table:table-cell office:value-type="float" office:value="-11629">
            <text:p>-11629</text:p>
          </table:table-cell>
          <table:table-cell office:value-type="float" office:value="201283.328125">
            <text:p>201283.328125</text:p>
          </table:table-cell>
          <table:table-cell office:value-type="float" office:value="-2.060555">
            <text:p>-2.060555</text:p>
          </table:table-cell>
          <table:table-cell office:value-type="float" office:value="-1.331918">
            <text:p>-1.331918</text:p>
          </table:table-cell>
          <table:table-cell office:value-type="float" office:value="35.361176">
            <text:p>35.361176</text:p>
          </table:table-cell>
        </table:table-row>
        <table:table-row table:style-name="ro1">
          <table:table-cell office:value-type="float" office:value="3051010">
            <text:p>3051010</text:p>
          </table:table-cell>
          <table:table-cell office:value-type="float" office:value="27">
            <text:p>27</text:p>
          </table:table-cell>
          <table:table-cell office:value-type="float" office:value="1139">
            <text:p>1139</text:p>
          </table:table-cell>
          <table:table-cell office:value-type="float" office:value="4116.921875">
            <text:p>4116.921875</text:p>
          </table:table-cell>
          <table:table-cell office:value-type="float" office:value="0.005787">
            <text:p>0.005787</text:p>
          </table:table-cell>
          <table:table-cell office:value-type="float" office:value="0.010341">
            <text:p>0.010341</text:p>
          </table:table-cell>
          <table:table-cell office:value-type="float" office:value="3.406098">
            <text:p>3.406098</text:p>
          </table:table-cell>
          <table:table-cell office:value-type="float" office:value="0.308862">
            <text:p>0.308862</text:p>
          </table:table-cell>
          <table:table-cell office:value-type="float" office:value="-0.349553">
            <text:p>-0.349553</text:p>
          </table:table-cell>
          <table:table-cell office:value-type="float" office:value="213.174789">
            <text:p>213.174789</text:p>
          </table:table-cell>
          <table:table-cell office:value-type="float" office:value="0.038911">
            <text:p>0.038911</text:p>
          </table:table-cell>
          <table:table-cell office:value-type="float" office:value="0.040236">
            <text:p>0.040236</text:p>
          </table:table-cell>
          <table:table-cell office:value-type="float" office:value="5.886156">
            <text:p>5.886156</text:p>
          </table:table-cell>
          <table:table-cell office:value-type="float" office:value="754">
            <text:p>754</text:p>
          </table:table-cell>
          <table:table-cell office:value-type="float" office:value="-284">
            <text:p>-284</text:p>
          </table:table-cell>
          <table:table-cell office:value-type="float" office:value="201998">
            <text:p>201998</text:p>
          </table:table-cell>
          <table:table-cell office:value-type="float" office:value="-12735">
            <text:p>-12735</text:p>
          </table:table-cell>
          <table:table-cell office:value-type="float" office:value="201628.796875">
            <text:p>201628.796875</text:p>
          </table:table-cell>
          <table:table-cell office:value-type="float" office:value="-2.054768">
            <text:p>-2.054768</text:p>
          </table:table-cell>
          <table:table-cell office:value-type="float" office:value="-1.321578">
            <text:p>-1.321578</text:p>
          </table:table-cell>
          <table:table-cell office:value-type="float" office:value="35.682384">
            <text:p>35.682384</text:p>
          </table:table-cell>
        </table:table-row>
        <table:table-row table:style-name="ro1">
          <table:table-cell office:value-type="float" office:value="3051781">
            <text:p>3051781</text:p>
          </table:table-cell>
          <table:table-cell office:value-type="float" office:value="23">
            <text:p>23</text:p>
          </table:table-cell>
          <table:table-cell office:value-type="float" office:value="3236">
            <text:p>3236</text:p>
          </table:table-cell>
          <table:table-cell office:value-type="float" office:value="13971.228516">
            <text:p>13971.228516</text:p>
          </table:table-cell>
          <table:table-cell office:value-type="float" office:value="0.002363">
            <text:p>0.002363</text:p>
          </table:table-cell>
          <table:table-cell office:value-type="float" office:value="0.016025">
            <text:p>0.016025</text:p>
          </table:table-cell>
          <table:table-cell office:value-type="float" office:value="727.046387">
            <text:p>727.046387</text:p>
          </table:table-cell>
          <table:table-cell office:value-type="float" office:value="-0.097571">
            <text:p>-0.097571</text:p>
          </table:table-cell>
          <table:table-cell office:value-type="float" office:value="-0.301669">
            <text:p>-0.301669</text:p>
          </table:table-cell>
          <table:table-cell office:value-type="float" office:value="209.180481">
            <text:p>209.180481</text:p>
          </table:table-cell>
          <table:table-cell office:value-type="float" office:value="-0.003315">
            <text:p>-0.003315</text:p>
          </table:table-cell>
          <table:table-cell office:value-type="float" office:value="0.020784">
            <text:p>0.020784</text:p>
          </table:table-cell>
          <table:table-cell office:value-type="float" office:value="786.428284">
            <text:p>786.428284</text:p>
          </table:table-cell>
          <table:table-cell office:value-type="float" office:value="743">
            <text:p>743</text:p>
          </table:table-cell>
          <table:table-cell office:value-type="float" office:value="-304">
            <text:p>-304</text:p>
          </table:table-cell>
          <table:table-cell office:value-type="float" office:value="202796">
            <text:p>202796</text:p>
          </table:table-cell>
          <table:table-cell office:value-type="float" office:value="-15871">
            <text:p>-15871</text:p>
          </table:table-cell>
          <table:table-cell office:value-type="float" office:value="202651.78125">
            <text:p>202651.78125</text:p>
          </table:table-cell>
          <table:table-cell office:value-type="float" office:value="-2.052406">
            <text:p>-2.052406</text:p>
          </table:table-cell>
          <table:table-cell office:value-type="float" office:value="-1.305553">
            <text:p>-1.305553</text:p>
          </table:table-cell>
          <table:table-cell office:value-type="float" office:value="36.389118">
            <text:p>36.389118</text:p>
          </table:table-cell>
        </table:table-row>
        <table:table-row table:style-name="ro1">
          <table:table-cell office:value-type="float" office:value="3052038">
            <text:p>3052038</text:p>
          </table:table-cell>
          <table:table-cell office:value-type="float" office:value="23">
            <text:p>23</text:p>
          </table:table-cell>
          <table:table-cell office:value-type="float" office:value="1051">
            <text:p>1051</text:p>
          </table:table-cell>
          <table:table-cell office:value-type="float" office:value="4468.026855">
            <text:p>4468.026855</text:p>
          </table:table-cell>
          <table:table-cell office:value-type="float" office:value="0.003629">
            <text:p>0.003629</text:p>
          </table:table-cell>
          <table:table-cell office:value-type="float" office:value="0.008183">
            <text:p>0.008183</text:p>
          </table:table-cell>
          <table:table-cell office:value-type="float" office:value="420.222412">
            <text:p>420.222412</text:p>
          </table:table-cell>
          <table:table-cell office:value-type="float" office:value="0.232151">
            <text:p>0.232151</text:p>
          </table:table-cell>
          <table:table-cell office:value-type="float" office:value="-0.426168">
            <text:p>-0.426168</text:p>
          </table:table-cell>
          <table:table-cell office:value-type="float" office:value="283.573669">
            <text:p>283.573669</text:p>
          </table:table-cell>
          <table:table-cell office:value-type="float" office:value="-0.009944">
            <text:p>-0.009944</text:p>
          </table:table-cell>
          <table:table-cell office:value-type="float" office:value="0.031842">
            <text:p>0.031842</text:p>
          </table:table-cell>
          <table:table-cell office:value-type="float" office:value="295.88266">
            <text:p>295.88266</text:p>
          </table:table-cell>
          <table:table-cell office:value-type="float" office:value="732">
            <text:p>732</text:p>
          </table:table-cell>
          <table:table-cell office:value-type="float" office:value="-324">
            <text:p>-324</text:p>
          </table:table-cell>
          <table:table-cell office:value-type="float" office:value="203071">
            <text:p>203071</text:p>
          </table:table-cell>
          <table:table-cell office:value-type="float" office:value="-16885">
            <text:p>-16885</text:p>
          </table:table-cell>
          <table:table-cell office:value-type="float" office:value="203015.609375">
            <text:p>203015.609375</text:p>
          </table:table-cell>
          <table:table-cell office:value-type="float" office:value="-2.048776">
            <text:p>-2.048776</text:p>
          </table:table-cell>
          <table:table-cell office:value-type="float" office:value="-1.29737">
            <text:p>-1.29737</text:p>
          </table:table-cell>
          <table:table-cell office:value-type="float" office:value="36.675861">
            <text:p>36.675861</text:p>
          </table:table-cell>
        </table:table-row>
        <table:table-row table:style-name="ro1">
          <table:table-cell office:value-type="float" office:value="3052809">
            <text:p>3052809</text:p>
          </table:table-cell>
          <table:table-cell office:value-type="float" office:value="25">
            <text:p>25</text:p>
          </table:table-cell>
          <table:table-cell office:value-type="float" office:value="3086">
            <text:p>3086</text:p>
          </table:table-cell>
          <table:table-cell office:value-type="float" office:value="12245.881836">
            <text:p>12245.881836</text:p>
          </table:table-cell>
          <table:table-cell office:value-type="float" office:value="-0.009245">
            <text:p>-0.009245</text:p>
          </table:table-cell>
          <table:table-cell office:value-type="float" office:value="0.004417">
            <text:p>0.004417</text:p>
          </table:table-cell>
          <table:table-cell office:value-type="string">
            <text:p>Infinity</text:p>
          </table:table-cell>
          <table:table-cell office:value-type="float" office:value="-0.074019">
            <text:p>-0.074019</text:p>
          </table:table-cell>
          <table:table-cell office:value-type="float" office:value="-0.110133">
            <text:p>-0.110133</text:p>
          </table:table-cell>
          <table:table-cell office:value-type="float" office:value="48.790325">
            <text:p>48.790325</text:p>
          </table:table-cell>
          <table:table-cell office:value-type="float" office:value="0">
            <text:p>0</text:p>
          </table:table-cell>
          <table:table-cell office:value-type="float" office:value="0.005729">
            <text:p>0.005729</text:p>
          </table:table-cell>
          <table:table-cell office:value-type="float" office:value="100">
            <text:p>100</text:p>
          </table:table-cell>
          <table:table-cell office:value-type="float" office:value="721">
            <text:p>721</text:p>
          </table:table-cell>
          <table:table-cell office:value-type="float" office:value="-346">
            <text:p>-346</text:p>
          </table:table-cell>
          <table:table-cell office:value-type="float" office:value="203904">
            <text:p>203904</text:p>
          </table:table-cell>
          <table:table-cell office:value-type="float" office:value="-19857">
            <text:p>-19857</text:p>
          </table:table-cell>
          <table:table-cell office:value-type="float" office:value="204117.640625">
            <text:p>204117.640625</text:p>
          </table:table-cell>
          <table:table-cell office:value-type="float" office:value="-2.058021">
            <text:p>-2.058021</text:p>
          </table:table-cell>
          <table:table-cell office:value-type="float" office:value="-1.292953">
            <text:p>-1.292953</text:p>
          </table:table-cell>
          <table:table-cell office:value-type="float" office:value="37.17495">
            <text:p>37.17495</text:p>
          </table:table-cell>
        </table:table-row>
        <table:table-row table:style-name="ro1">
          <table:table-cell office:value-type="float" office:value="3053837">
            <text:p>3053837</text:p>
          </table:table-cell>
          <table:table-cell office:value-type="float" office:value="25">
            <text:p>25</text:p>
          </table:table-cell>
          <table:table-cell office:value-type="float" office:value="4472">
            <text:p>4472</text:p>
          </table:table-cell>
          <table:table-cell office:value-type="float" office:value="17788.183594">
            <text:p>17788.183594</text:p>
          </table:table-cell>
          <table:table-cell office:value-type="float" office:value="-0.027666">
            <text:p>-0.027666</text:p>
          </table:table-cell>
          <table:table-cell office:value-type="float" office:value="-0.00945">
            <text:p>-0.00945</text:p>
          </table:table-cell>
          <table:table-cell office:value-type="float" office:value="270.454071">
            <text:p>270.454071</text:p>
          </table:table-cell>
          <table:table-cell office:value-type="float" office:value="-0.007886">
            <text:p>-0.007886</text:p>
          </table:table-cell>
          <table:table-cell office:value-type="float" office:value="0.337582">
            <text:p>0.337582</text:p>
          </table:table-cell>
          <table:table-cell office:value-type="float" office:value="4381.02002">
            <text:p>4381.02002</text:p>
          </table:table-cell>
          <table:table-cell office:value-type="float" office:value="-0.002482">
            <text:p>-0.002482</text:p>
          </table:table-cell>
          <table:table-cell office:value-type="float" office:value="-0.009193">
            <text:p>-0.009193</text:p>
          </table:table-cell>
          <table:table-cell office:value-type="float" office:value="24.937727">
            <text:p>24.937727</text:p>
          </table:table-cell>
          <table:table-cell office:value-type="float" office:value="709">
            <text:p>709</text:p>
          </table:table-cell>
          <table:table-cell office:value-type="float" office:value="-368">
            <text:p>-368</text:p>
          </table:table-cell>
          <table:table-cell office:value-type="float" office:value="205131">
            <text:p>205131</text:p>
          </table:table-cell>
          <table:table-cell office:value-type="float" office:value="-24158">
            <text:p>-24158</text:p>
          </table:table-cell>
          <table:table-cell office:value-type="float" office:value="205801.65625">
            <text:p>205801.65625</text:p>
          </table:table-cell>
          <table:table-cell office:value-type="float" office:value="-2.085687">
            <text:p>-2.085687</text:p>
          </table:table-cell>
          <table:table-cell office:value-type="float" office:value="-1.302403">
            <text:p>-1.302403</text:p>
          </table:table-cell>
          <table:table-cell office:value-type="float" office:value="37.55521">
            <text:p>37.55521</text:p>
          </table:table-cell>
        </table:table-row>
        <table:table-row table:style-name="ro1">
          <table:table-cell office:value-type="float" office:value="3054094">
            <text:p>3054094</text:p>
          </table:table-cell>
          <table:table-cell office:value-type="float" office:value="25">
            <text:p>25</text:p>
          </table:table-cell>
          <table:table-cell office:value-type="float" office:value="1084">
            <text:p>1084</text:p>
          </table:table-cell>
          <table:table-cell office:value-type="float" office:value="4235.41748">
            <text:p>4235.41748</text:p>
          </table:table-cell>
          <table:table-cell office:value-type="float" office:value="-0.007259">
            <text:p>-0.007259</text:p>
          </table:table-cell>
          <table:table-cell office:value-type="float" office:value="-0.002705">
            <text:p>-0.002705</text:p>
          </table:table-cell>
          <table:table-cell office:value-type="float" office:value="45.90012">
            <text:p>45.90012</text:p>
          </table:table-cell>
          <table:table-cell office:value-type="float" office:value="0.28388">
            <text:p>0.28388</text:p>
          </table:table-cell>
          <table:table-cell office:value-type="float" office:value="-0.517148">
            <text:p>-0.517148</text:p>
          </table:table-cell>
          <table:table-cell office:value-type="float" office:value="282.171082">
            <text:p>282.171082</text:p>
          </table:table-cell>
          <table:table-cell office:value-type="float" office:value="-0.019455">
            <text:p>-0.019455</text:p>
          </table:table-cell>
          <table:table-cell office:value-type="float" office:value="-0.010525">
            <text:p>-0.010525</text:p>
          </table:table-cell>
          <table:table-cell office:value-type="float" office:value="31.616137">
            <text:p>31.616137</text:p>
          </table:table-cell>
          <table:table-cell office:value-type="float" office:value="697">
            <text:p>697</text:p>
          </table:table-cell>
          <table:table-cell office:value-type="float" office:value="-390">
            <text:p>-390</text:p>
          </table:table-cell>
          <table:table-cell office:value-type="float" office:value="205418">
            <text:p>205418</text:p>
          </table:table-cell>
          <table:table-cell office:value-type="float" office:value="-25203">
            <text:p>-25203</text:p>
          </table:table-cell>
          <table:table-cell office:value-type="float" office:value="206219.25">
            <text:p>206219.25</text:p>
          </table:table-cell>
          <table:table-cell office:value-type="float" office:value="-2.092946">
            <text:p>-2.092946</text:p>
          </table:table-cell>
          <table:table-cell office:value-type="float" office:value="-1.305108">
            <text:p>-1.305108</text:p>
          </table:table-cell>
          <table:table-cell office:value-type="float" office:value="37.642544">
            <text:p>37.642544</text:p>
          </table:table-cell>
        </table:table-row>
        <table:table-row table:style-name="ro1">
          <table:table-cell office:value-type="float" office:value="3055122">
            <text:p>3055122</text:p>
          </table:table-cell>
          <table:table-cell office:value-type="float" office:value="24">
            <text:p>24</text:p>
          </table:table-cell>
          <table:table-cell office:value-type="float" office:value="3933">
            <text:p>3933</text:p>
          </table:table-cell>
          <table:table-cell office:value-type="float" office:value="16288.014648">
            <text:p>16288.014648</text:p>
          </table:table-cell>
          <table:table-cell office:value-type="float" office:value="-0.011916">
            <text:p>-0.011916</text:p>
          </table:table-cell>
          <table:table-cell office:value-type="float" office:value="0.0063">
            <text:p>0.0063</text:p>
          </table:table-cell>
          <table:table-cell office:value-type="string">
            <text:p>Infinity</text:p>
          </table:table-cell>
          <table:table-cell office:value-type="float" office:value="-0.071916">
            <text:p>-0.071916</text:p>
          </table:table-cell>
          <table:table-cell office:value-type="float" office:value="-0.380678">
            <text:p>-0.380678</text:p>
          </table:table-cell>
          <table:table-cell office:value-type="float" office:value="429.33493">
            <text:p>429.33493</text:p>
          </table:table-cell>
          <table:table-cell office:value-type="float" office:value="0">
            <text:p>0</text:p>
          </table:table-cell>
          <table:table-cell office:value-type="float" office:value="0.006129">
            <text:p>0.006129</text:p>
          </table:table-cell>
          <table:table-cell office:value-type="float" office:value="100">
            <text:p>100</text:p>
          </table:table-cell>
          <table:table-cell office:value-type="float" office:value="685">
            <text:p>685</text:p>
          </table:table-cell>
          <table:table-cell office:value-type="float" office:value="-411">
            <text:p>-411</text:p>
          </table:table-cell>
          <table:table-cell office:value-type="float" office:value="206451">
            <text:p>206451</text:p>
          </table:table-cell>
          <table:table-cell office:value-type="float" office:value="-28998">
            <text:p>-28998</text:p>
          </table:table-cell>
          <table:table-cell office:value-type="float" office:value="207742.296875">
            <text:p>207742.296875</text:p>
          </table:table-cell>
          <table:table-cell office:value-type="float" office:value="-2.104862">
            <text:p>-2.104862</text:p>
          </table:table-cell>
          <table:table-cell office:value-type="float" office:value="-1.298808">
            <text:p>-1.298808</text:p>
          </table:table-cell>
          <table:table-cell office:value-type="float" office:value="38.294868">
            <text:p>38.294868</text:p>
          </table:table-cell>
        </table:table-row>
        <table:table-row table:style-name="ro1">
          <table:table-cell office:value-type="float" office:value="3055893">
            <text:p>3055893</text:p>
          </table:table-cell>
          <table:table-cell office:value-type="float" office:value="8">
            <text:p>8</text:p>
          </table:table-cell>
          <table:table-cell office:value-type="float" office:value="3077">
            <text:p>3077</text:p>
          </table:table-cell>
          <table:table-cell office:value-type="float" office:value="38356.355469">
            <text:p>38356.355469</text:p>
          </table:table-cell>
          <table:table-cell office:value-type="float" office:value="-0.1057">
            <text:p>-0.1057</text:p>
          </table:table-cell>
          <table:table-cell office:value-type="float" office:value="-0.092038">
            <text:p>-0.092038</text:p>
          </table:table-cell>
          <table:table-cell office:value-type="float" office:value="130.095673">
            <text:p>130.095673</text:p>
          </table:table-cell>
          <table:table-cell office:value-type="float" office:value="-0.016823">
            <text:p>-0.016823</text:p>
          </table:table-cell>
          <table:table-cell office:value-type="float" office:value="0.213084">
            <text:p>0.213084</text:p>
          </table:table-cell>
          <table:table-cell office:value-type="float" office:value="1366.658447">
            <text:p>1366.658447</text:p>
          </table:table-cell>
          <table:table-cell office:value-type="float" office:value="-0.051881">
            <text:p>-0.051881</text:p>
          </table:table-cell>
          <table:table-cell office:value-type="float" office:value="-0.119375">
            <text:p>-0.119375</text:p>
          </table:table-cell>
          <table:table-cell office:value-type="float" office:value="49.231945">
            <text:p>49.231945</text:p>
          </table:table-cell>
          <table:table-cell office:value-type="float" office:value="681">
            <text:p>681</text:p>
          </table:table-cell>
          <table:table-cell office:value-type="float" office:value="-418">
            <text:p>-418</text:p>
          </table:table-cell>
          <table:table-cell office:value-type="float" office:value="207277">
            <text:p>207277</text:p>
          </table:table-cell>
          <table:table-cell office:value-type="float" office:value="-31961">
            <text:p>-31961</text:p>
          </table:table-cell>
          <table:table-cell office:value-type="float" office:value="208990.109375">
            <text:p>208990.109375</text:p>
          </table:table-cell>
          <table:table-cell office:value-type="float" office:value="-2.210562">
            <text:p>-2.210562</text:p>
          </table:table-cell>
          <table:table-cell office:value-type="float" office:value="-1.390846">
            <text:p>-1.390846</text:p>
          </table:table-cell>
          <table:table-cell office:value-type="float" office:value="37.081795">
            <text:p>37.081795</text:p>
          </table:table-cell>
        </table:table-row>
        <table:table-row table:style-name="ro1">
          <table:table-cell office:value-type="float" office:value="3057178">
            <text:p>3057178</text:p>
          </table:table-cell>
          <table:table-cell office:value-type="float" office:value="-4">
            <text:p>-4</text:p>
          </table:table-cell>
          <table:table-cell office:value-type="float" office:value="5001">
            <text:p>5001</text:p>
          </table:table-cell>
          <table:table-cell office:value-type="float" office:value="125125.15625">
            <text:p>125125.15625</text:p>
          </table:table-cell>
          <table:table-cell office:value-type="float" office:value="-0.490323">
            <text:p>-0.490323</text:p>
          </table:table-cell>
          <table:table-cell office:value-type="float" office:value="-0.467553">
            <text:p>-0.467553</text:p>
          </table:table-cell>
          <table:table-cell office:value-type="float" office:value="367.553101">
            <text:p>367.553101</text:p>
          </table:table-cell>
          <table:table-cell office:value-type="float" office:value="-0.010497">
            <text:p>-0.010497</text:p>
          </table:table-cell>
          <table:table-cell office:value-type="float" office:value="-0.076614">
            <text:p>-0.076614</text:p>
          </table:table-cell>
          <table:table-cell office:value-type="float" office:value="629.852234">
            <text:p>629.852234</text:p>
          </table:table-cell>
          <table:table-cell office:value-type="float" office:value="-0.077821">
            <text:p>-0.077821</text:p>
          </table:table-cell>
          <table:table-cell office:value-type="float" office:value="-0.363855">
            <text:p>-0.363855</text:p>
          </table:table-cell>
          <table:table-cell office:value-type="float" office:value="74.961426">
            <text:p>74.961426</text:p>
          </table:table-cell>
          <table:table-cell office:value-type="float" office:value="683">
            <text:p>683</text:p>
          </table:table-cell>
          <table:table-cell office:value-type="float" office:value="-415">
            <text:p>-415</text:p>
          </table:table-cell>
          <table:table-cell office:value-type="float" office:value="208172">
            <text:p>208172</text:p>
          </table:table-cell>
          <table:table-cell office:value-type="float" office:value="-36881">
            <text:p>-36881</text:p>
          </table:table-cell>
          <table:table-cell office:value-type="float" office:value="210669.0625">
            <text:p>210669.0625</text:p>
          </table:table-cell>
          <table:table-cell office:value-type="float" office:value="-2.700885">
            <text:p>-2.700885</text:p>
          </table:table-cell>
          <table:table-cell office:value-type="float" office:value="-1.858399">
            <text:p>-1.858399</text:p>
          </table:table-cell>
          <table:table-cell office:value-type="float" office:value="31.192961">
            <text:p>31.192961</text:p>
          </table:table-cell>
        </table:table-row>
        <table:table-row table:style-name="ro1">
          <table:table-cell office:value-type="float" office:value="3058206">
            <text:p>3058206</text:p>
          </table:table-cell>
          <table:table-cell office:value-type="float" office:value="17">
            <text:p>17</text:p>
          </table:table-cell>
          <table:table-cell office:value-type="float" office:value="4269">
            <text:p>4269</text:p>
          </table:table-cell>
          <table:table-cell office:value-type="float" office:value="25011.771484">
            <text:p>25011.771484</text:p>
          </table:table-cell>
          <table:table-cell office:value-type="float" office:value="-0.086149">
            <text:p>-0.086149</text:p>
          </table:table-cell>
          <table:table-cell office:value-type="float" office:value="-0.067933">
            <text:p>-0.067933</text:p>
          </table:table-cell>
          <table:table-cell office:value-type="float" office:value="25.590435">
            <text:p>25.590435</text:p>
          </table:table-cell>
          <table:table-cell office:value-type="float" office:value="0.019115">
            <text:p>0.019115</text:p>
          </table:table-cell>
          <table:table-cell office:value-type="float" office:value="0.253785">
            <text:p>0.253785</text:p>
          </table:table-cell>
          <table:table-cell office:value-type="float" office:value="1227.704468">
            <text:p>1227.704468</text:p>
          </table:table-cell>
          <table:table-cell office:value-type="float" office:value="-0.052618">
            <text:p>-0.052618</text:p>
          </table:table-cell>
          <table:table-cell office:value-type="float" office:value="-0.066083">
            <text:p>-0.066083</text:p>
          </table:table-cell>
          <table:table-cell office:value-type="float" office:value="16.067646">
            <text:p>16.067646</text:p>
          </table:table-cell>
          <table:table-cell office:value-type="float" office:value="668">
            <text:p>668</text:p>
          </table:table-cell>
          <table:table-cell office:value-type="float" office:value="-422">
            <text:p>-422</text:p>
          </table:table-cell>
          <table:table-cell office:value-type="float" office:value="206961">
            <text:p>206961</text:p>
          </table:table-cell>
          <table:table-cell office:value-type="float" office:value="-40975">
            <text:p>-40975</text:p>
          </table:table-cell>
          <table:table-cell office:value-type="float" office:value="210241.15625">
            <text:p>210241.15625</text:p>
          </table:table-cell>
          <table:table-cell office:value-type="float" office:value="-2.787034">
            <text:p>-2.787034</text:p>
          </table:table-cell>
          <table:table-cell office:value-type="float" office:value="-1.926332">
            <text:p>-1.926332</text:p>
          </table:table-cell>
          <table:table-cell office:value-type="float" office:value="30.882368">
            <text:p>30.882368</text:p>
          </table:table-cell>
        </table:table-row>
        <table:table-row table:style-name="ro1">
          <table:table-cell office:value-type="float" office:value="3058463">
            <text:p>3058463</text:p>
          </table:table-cell>
          <table:table-cell office:value-type="float" office:value="29">
            <text:p>29</text:p>
          </table:table-cell>
          <table:table-cell office:value-type="float" office:value="1034">
            <text:p>1034</text:p>
          </table:table-cell>
          <table:table-cell office:value-type="float" office:value="3465.116943">
            <text:p>3465.116943</text:p>
          </table:table-cell>
          <table:table-cell office:value-type="float" office:value="0.017189">
            <text:p>0.017189</text:p>
          </table:table-cell>
          <table:table-cell office:value-type="float" office:value="0.021743">
            <text:p>0.021743</text:p>
          </table:table-cell>
          <table:table-cell office:value-type="float" office:value="117.42672">
            <text:p>117.42672</text:p>
          </table:table-cell>
          <table:table-cell office:value-type="float" office:value="0.374722">
            <text:p>0.374722</text:p>
          </table:table-cell>
          <table:table-cell office:value-type="float" office:value="-0.505177">
            <text:p>-0.505177</text:p>
          </table:table-cell>
          <table:table-cell office:value-type="float" office:value="234.813766">
            <text:p>234.813766</text:p>
          </table:table-cell>
          <table:table-cell office:value-type="float" office:value="0.038911">
            <text:p>0.038911</text:p>
          </table:table-cell>
          <table:table-cell office:value-type="float" office:value="0.084602">
            <text:p>0.084602</text:p>
          </table:table-cell>
          <table:table-cell office:value-type="float" office:value="68.316254">
            <text:p>68.316254</text:p>
          </table:table-cell>
          <table:table-cell office:value-type="float" office:value="641">
            <text:p>641</text:p>
          </table:table-cell>
          <table:table-cell office:value-type="float" office:value="-432">
            <text:p>-432</text:p>
          </table:table-cell>
          <table:table-cell office:value-type="float" office:value="206601">
            <text:p>206601</text:p>
          </table:table-cell>
          <table:table-cell office:value-type="float" office:value="-41944">
            <text:p>-41944</text:p>
          </table:table-cell>
          <table:table-cell office:value-type="float" office:value="210101.796875">
            <text:p>210101.796875</text:p>
          </table:table-cell>
          <table:table-cell office:value-type="float" office:value="-2.769845">
            <text:p>-2.769845</text:p>
          </table:table-cell>
          <table:table-cell office:value-type="float" office:value="-1.904589">
            <text:p>-1.904589</text:p>
          </table:table-cell>
          <table:table-cell office:value-type="float" office:value="31.238424">
            <text:p>31.238424</text:p>
          </table:table-cell>
        </table:table-row>
        <table:table-row table:style-name="ro1">
          <table:table-cell office:value-type="float" office:value="3059234">
            <text:p>3059234</text:p>
          </table:table-cell>
          <table:table-cell office:value-type="float" office:value="26">
            <text:p>26</text:p>
          </table:table-cell>
          <table:table-cell office:value-type="float" office:value="3045">
            <text:p>3045</text:p>
          </table:table-cell>
          <table:table-cell office:value-type="float" office:value="11610.473633">
            <text:p>11610.473633</text:p>
          </table:table-cell>
          <table:table-cell office:value-type="float" office:value="0.023831">
            <text:p>0.023831</text:p>
          </table:table-cell>
          <table:table-cell office:value-type="float" office:value="0.037493">
            <text:p>0.037493</text:p>
          </table:table-cell>
          <table:table-cell office:value-type="float" office:value="649.865417">
            <text:p>649.865417</text:p>
          </table:table-cell>
          <table:table-cell office:value-type="float" office:value="-0.102617">
            <text:p>-0.102617</text:p>
          </table:table-cell>
          <table:table-cell office:value-type="float" office:value="-0.095768">
            <text:p>-0.095768</text:p>
          </table:table-cell>
          <table:table-cell office:value-type="float" office:value="6.674631">
            <text:p>6.674631</text:p>
          </table:table-cell>
          <table:table-cell office:value-type="float" office:value="0.006485">
            <text:p>0.006485</text:p>
          </table:table-cell>
          <table:table-cell office:value-type="float" office:value="0.048629">
            <text:p>0.048629</text:p>
          </table:table-cell>
          <table:table-cell office:value-type="float" office:value="136.346802">
            <text:p>136.346802</text:p>
          </table:table-cell>
          <table:table-cell office:value-type="float" office:value="617">
            <text:p>617</text:p>
          </table:table-cell>
          <table:table-cell office:value-type="float" office:value="-441">
            <text:p>-441</text:p>
          </table:table-cell>
          <table:table-cell office:value-type="float" office:value="205603">
            <text:p>205603</text:p>
          </table:table-cell>
          <table:table-cell office:value-type="float" office:value="-44821">
            <text:p>-44821</text:p>
          </table:table-cell>
          <table:table-cell office:value-type="float" office:value="209735.171875">
            <text:p>209735.171875</text:p>
          </table:table-cell>
          <table:table-cell office:value-type="float" office:value="-2.746014">
            <text:p>-2.746014</text:p>
          </table:table-cell>
          <table:table-cell office:value-type="float" office:value="-1.867096">
            <text:p>-1.867096</text:p>
          </table:table-cell>
          <table:table-cell office:value-type="float" office:value="32.007046">
            <text:p>32.007046</text:p>
          </table:table-cell>
        </table:table-row>
        <table:table-row table:style-name="ro1">
          <table:table-cell office:value-type="float" office:value="3059491">
            <text:p>3059491</text:p>
          </table:table-cell>
          <table:table-cell office:value-type="float" office:value="25">
            <text:p>25</text:p>
          </table:table-cell>
          <table:table-cell office:value-type="float" office:value="1028">
            <text:p>1028</text:p>
          </table:table-cell>
          <table:table-cell office:value-type="float" office:value="4010.234131">
            <text:p>4010.234131</text:p>
          </table:table-cell>
          <table:table-cell office:value-type="float" office:value="0.004931">
            <text:p>0.004931</text:p>
          </table:table-cell>
          <table:table-cell office:value-type="float" office:value="0.009485">
            <text:p>0.009485</text:p>
          </table:table-cell>
          <table:table-cell office:value-type="float" office:value="271.796326">
            <text:p>271.796326</text:p>
          </table:table-cell>
          <table:table-cell office:value-type="float" office:value="0.247291">
            <text:p>0.247291</text:p>
          </table:table-cell>
          <table:table-cell office:value-type="float" office:value="0.191536">
            <text:p>0.191536</text:p>
          </table:table-cell>
          <table:table-cell office:value-type="float" office:value="22.546307">
            <text:p>22.546307</text:p>
          </table:table-cell>
          <table:table-cell office:value-type="float" office:value="0.009926">
            <text:p>0.009926</text:p>
          </table:table-cell>
          <table:table-cell office:value-type="float" office:value="0.036905">
            <text:p>0.036905</text:p>
          </table:table-cell>
          <table:table-cell office:value-type="float" office:value="140.622787">
            <text:p>140.622787</text:p>
          </table:table-cell>
          <table:table-cell office:value-type="float" office:value="594">
            <text:p>594</text:p>
          </table:table-cell>
          <table:table-cell office:value-type="float" office:value="-451">
            <text:p>-451</text:p>
          </table:table-cell>
          <table:table-cell office:value-type="float" office:value="205303">
            <text:p>205303</text:p>
          </table:table-cell>
          <table:table-cell office:value-type="float" office:value="-45804">
            <text:p>-45804</text:p>
          </table:table-cell>
          <table:table-cell office:value-type="float" office:value="209672.765625">
            <text:p>209672.765625</text:p>
          </table:table-cell>
          <table:table-cell office:value-type="float" office:value="-2.741083">
            <text:p>-2.741083</text:p>
          </table:table-cell>
          <table:table-cell office:value-type="float" office:value="-1.857612">
            <text:p>-1.857612</text:p>
          </table:table-cell>
          <table:table-cell office:value-type="float" office:value="32.230751">
            <text:p>32.230751</text:p>
          </table:table-cell>
        </table:table-row>
        <table:table-row table:style-name="ro1">
          <table:table-cell office:value-type="float" office:value="3060776">
            <text:p>3060776</text:p>
          </table:table-cell>
          <table:table-cell office:value-type="float" office:value="27">
            <text:p>27</text:p>
          </table:table-cell>
          <table:table-cell office:value-type="float" office:value="5466">
            <text:p>5466</text:p>
          </table:table-cell>
          <table:table-cell office:value-type="float" office:value="20144.152344">
            <text:p>20144.152344</text:p>
          </table:table-cell>
          <table:table-cell office:value-type="float" office:value="-0.016435">
            <text:p>-0.016435</text:p>
          </table:table-cell>
          <table:table-cell office:value-type="float" office:value="0.006334">
            <text:p>0.006334</text:p>
          </table:table-cell>
          <table:table-cell office:value-type="float" office:value="148.686966">
            <text:p>148.686966</text:p>
          </table:table-cell>
          <table:table-cell office:value-type="float" office:value="-0.05935">
            <text:p>-0.05935</text:p>
          </table:table-cell>
          <table:table-cell office:value-type="float" office:value="0.198719">
            <text:p>0.198719</text:p>
          </table:table-cell>
          <table:table-cell office:value-type="float" office:value="434.825836">
            <text:p>434.825836</text:p>
          </table:table-cell>
          <table:table-cell office:value-type="float" office:value="0.001982">
            <text:p>0.001982</text:p>
          </table:table-cell>
          <table:table-cell office:value-type="float" office:value="0.00493">
            <text:p>0.00493</text:p>
          </table:table-cell>
          <table:table-cell office:value-type="float" office:value="23.043602">
            <text:p>23.043602</text:p>
          </table:table-cell>
          <table:table-cell office:value-type="float" office:value="569">
            <text:p>569</text:p>
          </table:table-cell>
          <table:table-cell office:value-type="float" office:value="-462">
            <text:p>-462</text:p>
          </table:table-cell>
          <table:table-cell office:value-type="float" office:value="203757">
            <text:p>203757</text:p>
          </table:table-cell>
          <table:table-cell office:value-type="float" office:value="-51047">
            <text:p>-51047</text:p>
          </table:table-cell>
          <table:table-cell office:value-type="float" office:value="209390.078125">
            <text:p>209390.078125</text:p>
          </table:table-cell>
          <table:table-cell office:value-type="float" office:value="-2.757519">
            <text:p>-2.757519</text:p>
          </table:table-cell>
          <table:table-cell office:value-type="float" office:value="-1.851277">
            <text:p>-1.851277</text:p>
          </table:table-cell>
          <table:table-cell office:value-type="float" office:value="32.864388">
            <text:p>32.864388</text:p>
          </table:table-cell>
        </table:table-row>
        <table:table-row table:style-name="ro1">
          <table:table-cell office:value-type="float" office:value="3061547">
            <text:p>3061547</text:p>
          </table:table-cell>
          <table:table-cell office:value-type="float" office:value="26">
            <text:p>26</text:p>
          </table:table-cell>
          <table:table-cell office:value-type="float" office:value="3465">
            <text:p>3465</text:p>
          </table:table-cell>
          <table:table-cell office:value-type="float" office:value="13225.270508">
            <text:p>13225.270508</text:p>
          </table:table-cell>
          <table:table-cell office:value-type="float" office:value="-0.036363">
            <text:p>-0.036363</text:p>
          </table:table-cell>
          <table:table-cell office:value-type="float" office:value="-0.022701">
            <text:p>-0.022701</text:p>
          </table:table-cell>
          <table:table-cell office:value-type="float" office:value="790.593628">
            <text:p>790.593628</text:p>
          </table:table-cell>
          <table:table-cell office:value-type="float" office:value="0.016486">
            <text:p>0.016486</text:p>
          </table:table-cell>
          <table:table-cell office:value-type="float" office:value="0.311246">
            <text:p>0.311246</text:p>
          </table:table-cell>
          <table:table-cell office:value-type="float" office:value="1787.933594">
            <text:p>1787.933594</text:p>
          </table:table-cell>
          <table:table-cell office:value-type="float" office:value="-0.003306">
            <text:p>-0.003306</text:p>
          </table:table-cell>
          <table:table-cell office:value-type="float" office:value="-0.029444">
            <text:p>-0.029444</text:p>
          </table:table-cell>
          <table:table-cell office:value-type="float" office:value="55.419518">
            <text:p>55.419518</text:p>
          </table:table-cell>
          <table:table-cell office:value-type="float" office:value="545">
            <text:p>545</text:p>
          </table:table-cell>
          <table:table-cell office:value-type="float" office:value="-472">
            <text:p>-472</text:p>
          </table:table-cell>
          <table:table-cell office:value-type="float" office:value="202798">
            <text:p>202798</text:p>
          </table:table-cell>
          <table:table-cell office:value-type="float" office:value="-54376">
            <text:p>-54376</text:p>
          </table:table-cell>
          <table:table-cell office:value-type="float" office:value="209312.96875">
            <text:p>209312.96875</text:p>
          </table:table-cell>
          <table:table-cell office:value-type="float" office:value="-2.793882">
            <text:p>-2.793882</text:p>
          </table:table-cell>
          <table:table-cell office:value-type="float" office:value="-1.873978">
            <text:p>-1.873978</text:p>
          </table:table-cell>
          <table:table-cell office:value-type="float" office:value="32.92564">
            <text:p>32.92564</text:p>
          </table:table-cell>
        </table:table-row>
        <table:table-row table:style-name="ro1">
          <table:table-cell office:value-type="float" office:value="3061804">
            <text:p>3061804</text:p>
          </table:table-cell>
          <table:table-cell office:value-type="float" office:value="24">
            <text:p>24</text:p>
          </table:table-cell>
          <table:table-cell office:value-type="float" office:value="1168">
            <text:p>1168</text:p>
          </table:table-cell>
          <table:table-cell office:value-type="float" office:value="4767.25">
            <text:p>4767.25</text:p>
          </table:table-cell>
          <table:table-cell office:value-type="float" office:value="-0.006814">
            <text:p>-0.006814</text:p>
          </table:table-cell>
          <table:table-cell office:value-type="float" office:value="-0.00226">
            <text:p>-0.00226</text:p>
          </table:table-cell>
          <table:table-cell office:value-type="float" office:value="70.496162">
            <text:p>70.496162</text:p>
          </table:table-cell>
          <table:table-cell office:value-type="float" office:value="0.232151">
            <text:p>0.232151</text:p>
          </table:table-cell>
          <table:table-cell office:value-type="float" office:value="0.201113">
            <text:p>0.201113</text:p>
          </table:table-cell>
          <table:table-cell office:value-type="float" office:value="13.369729">
            <text:p>13.369729</text:p>
          </table:table-cell>
          <table:table-cell office:value-type="float" office:value="-0.029804">
            <text:p>-0.029804</text:p>
          </table:table-cell>
          <table:table-cell office:value-type="float" office:value="-0.008793">
            <text:p>-0.008793</text:p>
          </table:table-cell>
          <table:table-cell office:value-type="float" office:value="79.246086">
            <text:p>79.246086</text:p>
          </table:table-cell>
          <table:table-cell office:value-type="float" office:value="522">
            <text:p>522</text:p>
          </table:table-cell>
          <table:table-cell office:value-type="float" office:value="-480">
            <text:p>-480</text:p>
          </table:table-cell>
          <table:table-cell office:value-type="float" office:value="202449">
            <text:p>202449</text:p>
          </table:table-cell>
          <table:table-cell office:value-type="float" office:value="-55491">
            <text:p>-55491</text:p>
          </table:table-cell>
          <table:table-cell office:value-type="float" office:value="209286.21875">
            <text:p>209286.21875</text:p>
          </table:table-cell>
          <table:table-cell office:value-type="float" office:value="-2.800696">
            <text:p>-2.800696</text:p>
          </table:table-cell>
          <table:table-cell office:value-type="float" office:value="-1.876238">
            <text:p>-1.876238</text:p>
          </table:table-cell>
          <table:table-cell office:value-type="float" office:value="33.008137">
            <text:p>33.008137</text:p>
          </table:table-cell>
        </table:table-row>
        <table:table-row table:style-name="ro1">
          <table:table-cell office:value-type="float" office:value="3062575">
            <text:p>3062575</text:p>
          </table:table-cell>
          <table:table-cell office:value-type="float" office:value="25">
            <text:p>25</text:p>
          </table:table-cell>
          <table:table-cell office:value-type="float" office:value="3752">
            <text:p>3752</text:p>
          </table:table-cell>
          <table:table-cell office:value-type="float" office:value="14908.235352">
            <text:p>14908.235352</text:p>
          </table:table-cell>
          <table:table-cell office:value-type="float" office:value="0.002363">
            <text:p>0.002363</text:p>
          </table:table-cell>
          <table:table-cell office:value-type="float" office:value="0.016025">
            <text:p>0.016025</text:p>
          </table:table-cell>
          <table:table-cell office:value-type="float" office:value="728.161255">
            <text:p>728.161255</text:p>
          </table:table-cell>
          <table:table-cell office:value-type="float" office:value="-0.079066">
            <text:p>-0.079066</text:p>
          </table:table-cell>
          <table:table-cell office:value-type="float" office:value="0.416591">
            <text:p>0.416591</text:p>
          </table:table-cell>
          <table:table-cell office:value-type="float" office:value="626.891113">
            <text:p>626.891113</text:p>
          </table:table-cell>
          <table:table-cell office:value-type="float" office:value="-0.003309">
            <text:p>-0.003309</text:p>
          </table:table-cell>
          <table:table-cell office:value-type="float" office:value="0.020784">
            <text:p>0.020784</text:p>
          </table:table-cell>
          <table:table-cell office:value-type="float" office:value="786.236267">
            <text:p>786.236267</text:p>
          </table:table-cell>
          <table:table-cell office:value-type="float" office:value="498">
            <text:p>498</text:p>
          </table:table-cell>
          <table:table-cell office:value-type="float" office:value="-488">
            <text:p>-488</text:p>
          </table:table-cell>
          <table:table-cell office:value-type="float" office:value="201321">
            <text:p>201321</text:p>
          </table:table-cell>
          <table:table-cell office:value-type="float" office:value="-59069">
            <text:p>-59069</text:p>
          </table:table-cell>
          <table:table-cell office:value-type="float" office:value="209192.765625">
            <text:p>209192.765625</text:p>
          </table:table-cell>
          <table:table-cell office:value-type="float" office:value="-2.798333">
            <text:p>-2.798333</text:p>
          </table:table-cell>
          <table:table-cell office:value-type="float" office:value="-1.860214">
            <text:p>-1.860214</text:p>
          </table:table-cell>
          <table:table-cell office:value-type="float" office:value="33.524223">
            <text:p>33.524223</text:p>
          </table:table-cell>
        </table:table-row>
        <table:table-row table:style-name="ro1">
          <table:table-cell office:value-type="float" office:value="3062832">
            <text:p>3062832</text:p>
          </table:table-cell>
          <table:table-cell office:value-type="float" office:value="26">
            <text:p>26</text:p>
          </table:table-cell>
          <table:table-cell office:value-type="float" office:value="1278">
            <text:p>1278</text:p>
          </table:table-cell>
          <table:table-cell office:value-type="float" office:value="4814.943848">
            <text:p>4814.943848</text:p>
          </table:table-cell>
          <table:table-cell office:value-type="float" office:value="-0.00291">
            <text:p>-0.00291</text:p>
          </table:table-cell>
          <table:table-cell office:value-type="float" office:value="0.001644">
            <text:p>0.001644</text:p>
          </table:table-cell>
          <table:table-cell office:value-type="string">
            <text:p>Infinity</text:p>
          </table:table-cell>
          <table:table-cell office:value-type="float" office:value="0.267478">
            <text:p>0.267478</text:p>
          </table:table-cell>
          <table:table-cell office:value-type="float" office:value="0.411803">
            <text:p>0.411803</text:p>
          </table:table-cell>
          <table:table-cell office:value-type="float" office:value="53.957493">
            <text:p>53.957493</text:p>
          </table:table-cell>
          <table:table-cell office:value-type="float" office:value="0">
            <text:p>0</text:p>
          </table:table-cell>
          <table:table-cell office:value-type="float" office:value="0.006395">
            <text:p>0.006395</text:p>
          </table:table-cell>
          <table:table-cell office:value-type="float" office:value="100">
            <text:p>100</text:p>
          </table:table-cell>
          <table:table-cell office:value-type="float" office:value="474">
            <text:p>474</text:p>
          </table:table-cell>
          <table:table-cell office:value-type="float" office:value="-497">
            <text:p>-497</text:p>
          </table:table-cell>
          <table:table-cell office:value-type="float" office:value="200956">
            <text:p>200956</text:p>
          </table:table-cell>
          <table:table-cell office:value-type="float" office:value="-60294">
            <text:p>-60294</text:p>
          </table:table-cell>
          <table:table-cell office:value-type="float" office:value="209209.734375">
            <text:p>209209.734375</text:p>
          </table:table-cell>
          <table:table-cell office:value-type="float" office:value="-2.801244">
            <text:p>-2.801244</text:p>
          </table:table-cell>
          <table:table-cell office:value-type="float" office:value="-1.85857">
            <text:p>-1.85857</text:p>
          </table:table-cell>
          <table:table-cell office:value-type="float" office:value="33.651958">
            <text:p>33.651958</text:p>
          </table:table-cell>
        </table:table-row>
        <table:table-row table:style-name="ro1">
          <table:table-cell office:value-type="float" office:value="3063860">
            <text:p>3063860</text:p>
          </table:table-cell>
          <table:table-cell office:value-type="float" office:value="23">
            <text:p>23</text:p>
          </table:table-cell>
          <table:table-cell office:value-type="float" office:value="5230">
            <text:p>5230</text:p>
          </table:table-cell>
          <table:table-cell office:value-type="float" office:value="22641.125">
            <text:p>22641.125</text:p>
          </table:table-cell>
          <table:table-cell office:value-type="float" office:value="-0.093408">
            <text:p>-0.093408</text:p>
          </table:table-cell>
          <table:table-cell office:value-type="float" office:value="-0.075192">
            <text:p>-0.075192</text:p>
          </table:table-cell>
          <table:table-cell office:value-type="float" office:value="401.279877">
            <text:p>401.279877</text:p>
          </table:table-cell>
          <table:table-cell office:value-type="float" office:value="-0.076648">
            <text:p>-0.076648</text:p>
          </table:table-cell>
          <table:table-cell office:value-type="float" office:value="0.112527">
            <text:p>0.112527</text:p>
          </table:table-cell>
          <table:table-cell office:value-type="float" office:value="246.811386">
            <text:p>246.811386</text:p>
          </table:table-cell>
          <table:table-cell office:value-type="float" office:value="-0.014591">
            <text:p>-0.014591</text:p>
          </table:table-cell>
          <table:table-cell office:value-type="float" office:value="-0.073144">
            <text:p>-0.073144</text:p>
          </table:table-cell>
          <table:table-cell office:value-type="float" office:value="64.439934">
            <text:p>64.439934</text:p>
          </table:table-cell>
          <table:table-cell office:value-type="float" office:value="452">
            <text:p>452</text:p>
          </table:table-cell>
          <table:table-cell office:value-type="float" office:value="-505">
            <text:p>-505</text:p>
          </table:table-cell>
          <table:table-cell office:value-type="float" office:value="199471">
            <text:p>199471</text:p>
          </table:table-cell>
          <table:table-cell office:value-type="float" office:value="-65309">
            <text:p>-65309</text:p>
          </table:table-cell>
          <table:table-cell office:value-type="float" office:value="209303.890625">
            <text:p>209303.890625</text:p>
          </table:table-cell>
          <table:table-cell office:value-type="float" office:value="-2.894652">
            <text:p>-2.894652</text:p>
          </table:table-cell>
          <table:table-cell office:value-type="float" office:value="-1.933762">
            <text:p>-1.933762</text:p>
          </table:table-cell>
          <table:table-cell office:value-type="float" office:value="33.195335">
            <text:p>33.195335</text:p>
          </table:table-cell>
        </table:table-row>
        <table:table-row table:style-name="ro1">
          <table:table-cell office:value-type="float" office:value="3064631">
            <text:p>3064631</text:p>
          </table:table-cell>
          <table:table-cell office:value-type="float" office:value="9">
            <text:p>9</text:p>
          </table:table-cell>
          <table:table-cell office:value-type="float" office:value="3948">
            <text:p>3948</text:p>
          </table:table-cell>
          <table:table-cell office:value-type="float" office:value="43771.796875">
            <text:p>43771.796875</text:p>
          </table:table-cell>
          <table:table-cell office:value-type="float" office:value="-0.124087">
            <text:p>-0.124087</text:p>
          </table:table-cell>
          <table:table-cell office:value-type="float" office:value="-0.110425">
            <text:p>-0.110425</text:p>
          </table:table-cell>
          <table:table-cell office:value-type="float" office:value="145.38974">
            <text:p>145.38974</text:p>
          </table:table-cell>
          <table:table-cell office:value-type="float" office:value="-0.013879">
            <text:p>-0.013879</text:p>
          </table:table-cell>
          <table:table-cell office:value-type="float" office:value="0.043096">
            <text:p>0.043096</text:p>
          </table:table-cell>
          <table:table-cell office:value-type="float" office:value="410.518829">
            <text:p>410.518829</text:p>
          </table:table-cell>
          <table:table-cell office:value-type="float" office:value="-0.058366">
            <text:p>-0.058366</text:p>
          </table:table-cell>
          <table:table-cell office:value-type="float" office:value="-0.143224">
            <text:p>-0.143224</text:p>
          </table:table-cell>
          <table:table-cell office:value-type="float" office:value="52.725273">
            <text:p>52.725273</text:p>
          </table:table-cell>
          <table:table-cell office:value-type="float" office:value="443">
            <text:p>443</text:p>
          </table:table-cell>
          <table:table-cell office:value-type="float" office:value="-507">
            <text:p>-507</text:p>
          </table:table-cell>
          <table:table-cell office:value-type="float" office:value="198069">
            <text:p>198069</text:p>
          </table:table-cell>
          <table:table-cell office:value-type="float" office:value="-69000">
            <text:p>-69000</text:p>
          </table:table-cell>
          <table:table-cell office:value-type="float" office:value="209158.625">
            <text:p>209158.625</text:p>
          </table:table-cell>
          <table:table-cell office:value-type="float" office:value="-3.018739">
            <text:p>-3.018739</text:p>
          </table:table-cell>
          <table:table-cell office:value-type="float" office:value="-2.044188">
            <text:p>-2.044188</text:p>
          </table:table-cell>
          <table:table-cell office:value-type="float" office:value="32.283386">
            <text:p>32.283386</text:p>
          </table:table-cell>
        </table:table-row>
        <table:table-row table:style-name="ro1">
          <table:table-cell office:value-type="float" office:value="3064888">
            <text:p>3064888</text:p>
          </table:table-cell>
          <table:table-cell office:value-type="float" office:value="9">
            <text:p>9</text:p>
          </table:table-cell>
          <table:table-cell office:value-type="float" office:value="1341">
            <text:p>1341</text:p>
          </table:table-cell>
          <table:table-cell office:value-type="float" office:value="14805.061523">
            <text:p>14805.061523</text:p>
          </table:table-cell>
          <table:table-cell office:value-type="float" office:value="-0.044684">
            <text:p>-0.044684</text:p>
          </table:table-cell>
          <table:table-cell office:value-type="float" office:value="-0.04013">
            <text:p>-0.04013</text:p>
          </table:table-cell>
          <table:table-cell office:value-type="float" office:value="10.822704">
            <text:p>10.822704</text:p>
          </table:table-cell>
          <table:table-cell office:value-type="float" office:value="0.090842">
            <text:p>0.090842</text:p>
          </table:table-cell>
          <table:table-cell office:value-type="float" office:value="0.383072">
            <text:p>0.383072</text:p>
          </table:table-cell>
          <table:table-cell office:value-type="float" office:value="321.692291">
            <text:p>321.692291</text:p>
          </table:table-cell>
          <table:table-cell office:value-type="float" office:value="-0.175097">
            <text:p>-0.175097</text:p>
          </table:table-cell>
          <table:table-cell office:value-type="float" office:value="-0.156147">
            <text:p>-0.156147</text:p>
          </table:table-cell>
          <table:table-cell office:value-type="float" office:value="10.899296">
            <text:p>10.899296</text:p>
          </table:table-cell>
          <table:table-cell office:value-type="float" office:value="434">
            <text:p>434</text:p>
          </table:table-cell>
          <table:table-cell office:value-type="float" office:value="-508">
            <text:p>-508</text:p>
          </table:table-cell>
          <table:table-cell office:value-type="float" office:value="197457">
            <text:p>197457</text:p>
          </table:table-cell>
          <table:table-cell office:value-type="float" office:value="-70194">
            <text:p>-70194</text:p>
          </table:table-cell>
          <table:table-cell office:value-type="float" office:value="208983.734375">
            <text:p>208983.734375</text:p>
          </table:table-cell>
          <table:table-cell office:value-type="float" office:value="-3.063423">
            <text:p>-3.063423</text:p>
          </table:table-cell>
          <table:table-cell office:value-type="float" office:value="-2.084318">
            <text:p>-2.084318</text:p>
          </table:table-cell>
          <table:table-cell office:value-type="float" office:value="31.961145">
            <text:p>31.961145</text:p>
          </table:table-cell>
        </table:table-row>
        <table:table-row table:style-name="ro1">
          <table:table-cell office:value-type="float" office:value="3065659">
            <text:p>3065659</text:p>
          </table:table-cell>
          <table:table-cell office:value-type="float" office:value="31">
            <text:p>31</text:p>
          </table:table-cell>
          <table:table-cell office:value-type="float" office:value="3901">
            <text:p>3901</text:p>
          </table:table-cell>
          <table:table-cell office:value-type="float" office:value="12482.410156">
            <text:p>12482.410156</text:p>
          </table:table-cell>
          <table:table-cell office:value-type="float" office:value="0.002465">
            <text:p>0.002465</text:p>
          </table:table-cell>
          <table:table-cell office:value-type="float" office:value="0.016127">
            <text:p>0.016127</text:p>
          </table:table-cell>
          <table:table-cell office:value-type="float" office:value="534.685059">
            <text:p>534.685059</text:p>
          </table:table-cell>
          <table:table-cell office:value-type="float" office:value="0.006729">
            <text:p>0.006729</text:p>
          </table:table-cell>
          <table:table-cell office:value-type="float" office:value="-0.208296">
            <text:p>-0.208296</text:p>
          </table:table-cell>
          <table:table-cell office:value-type="float" office:value="3195.483887">
            <text:p>3195.483887</text:p>
          </table:table-cell>
          <table:table-cell office:value-type="float" office:value="0.003296">
            <text:p>0.003296</text:p>
          </table:table-cell>
          <table:table-cell office:value-type="float" office:value="0.020917">
            <text:p>0.020917</text:p>
          </table:table-cell>
          <table:table-cell office:value-type="float" office:value="551.097229">
            <text:p>551.097229</text:p>
          </table:table-cell>
          <table:table-cell office:value-type="float" office:value="403">
            <text:p>403</text:p>
          </table:table-cell>
          <table:table-cell office:value-type="float" office:value="-510">
            <text:p>-510</text:p>
          </table:table-cell>
          <table:table-cell office:value-type="float" office:value="195541">
            <text:p>195541</text:p>
          </table:table-cell>
          <table:table-cell office:value-type="float" office:value="-73591">
            <text:p>-73591</text:p>
          </table:table-cell>
          <table:table-cell office:value-type="float" office:value="208373.875">
            <text:p>208373.875</text:p>
          </table:table-cell>
          <table:table-cell office:value-type="float" office:value="-3.060957">
            <text:p>-3.060957</text:p>
          </table:table-cell>
          <table:table-cell office:value-type="float" office:value="-2.06819">
            <text:p>-2.06819</text:p>
          </table:table-cell>
          <table:table-cell office:value-type="float" office:value="32.43322">
            <text:p>32.43322</text:p>
          </table:table-cell>
        </table:table-row>
        <table:table-row table:style-name="ro1">
          <table:table-cell office:value-type="float" office:value="3065916">
            <text:p>3065916</text:p>
          </table:table-cell>
          <table:table-cell office:value-type="float" office:value="30">
            <text:p>30</text:p>
          </table:table-cell>
          <table:table-cell office:value-type="float" office:value="1310">
            <text:p>1310</text:p>
          </table:table-cell>
          <table:table-cell office:value-type="float" office:value="4265.568359">
            <text:p>4265.568359</text:p>
          </table:table-cell>
          <table:table-cell office:value-type="float" office:value="0.000924">
            <text:p>0.000924</text:p>
          </table:table-cell>
          <table:table-cell office:value-type="float" office:value="0.005478">
            <text:p>0.005478</text:p>
          </table:table-cell>
          <table:table-cell office:value-type="float" office:value="315.48642">
            <text:p>315.48642</text:p>
          </table:table-cell>
          <table:table-cell office:value-type="float" office:value="0.297759">
            <text:p>0.297759</text:p>
          </table:table-cell>
          <table:table-cell office:value-type="float" office:value="0.143652">
            <text:p>0.143652</text:p>
          </table:table-cell>
          <table:table-cell office:value-type="float" office:value="51.755535">
            <text:p>51.755535</text:p>
          </table:table-cell>
          <table:table-cell office:value-type="float" office:value="-0.009893">
            <text:p>-0.009893</text:p>
          </table:table-cell>
          <table:table-cell office:value-type="float" office:value="0.021317">
            <text:p>0.021317</text:p>
          </table:table-cell>
          <table:table-cell office:value-type="float" office:value="867.595032">
            <text:p>867.595032</text:p>
          </table:table-cell>
          <table:table-cell office:value-type="float" office:value="373">
            <text:p>373</text:p>
          </table:table-cell>
          <table:table-cell office:value-type="float" office:value="-512">
            <text:p>-512</text:p>
          </table:table-cell>
          <table:table-cell office:value-type="float" office:value="194916">
            <text:p>194916</text:p>
          </table:table-cell>
          <table:table-cell office:value-type="float" office:value="-74742">
            <text:p>-74742</text:p>
          </table:table-cell>
          <table:table-cell office:value-type="float" office:value="208223.609375">
            <text:p>208223.609375</text:p>
          </table:table-cell>
          <table:table-cell office:value-type="float" office:value="-3.060033">
            <text:p>-3.060033</text:p>
          </table:table-cell>
          <table:table-cell office:value-type="float" office:value="-2.062712">
            <text:p>-2.062712</text:p>
          </table:table-cell>
          <table:table-cell office:value-type="float" office:value="32.591835">
            <text:p>32.591835</text:p>
          </table:table-cell>
        </table:table-row>
        <table:table-row table:style-name="ro1">
          <table:table-cell office:value-type="float" office:value="3066687">
            <text:p>3066687</text:p>
          </table:table-cell>
          <table:table-cell office:value-type="float" office:value="22">
            <text:p>22</text:p>
          </table:table-cell>
          <table:table-cell office:value-type="float" office:value="3540">
            <text:p>3540</text:p>
          </table:table-cell>
          <table:table-cell office:value-type="float" office:value="15993.066406">
            <text:p>15993.066406</text:p>
          </table:table-cell>
          <table:table-cell office:value-type="float" office:value="-0.000924">
            <text:p>-0.000924</text:p>
          </table:table-cell>
          <table:table-cell office:value-type="float" office:value="0.012737">
            <text:p>0.012737</text:p>
          </table:table-cell>
          <table:table-cell office:value-type="float" office:value="354.74881">
            <text:p>354.74881</text:p>
          </table:table-cell>
          <table:table-cell office:value-type="float" office:value="-0.114393">
            <text:p>-0.114393</text:p>
          </table:table-cell>
          <table:table-cell office:value-type="float" office:value="-0.653617">
            <text:p>-0.653617</text:p>
          </table:table-cell>
          <table:table-cell office:value-type="float" office:value="471.377625">
            <text:p>471.377625</text:p>
          </table:table-cell>
          <table:table-cell office:value-type="float" office:value="-0.006485">
            <text:p>-0.006485</text:p>
          </table:table-cell>
          <table:table-cell office:value-type="float" office:value="0.016521">
            <text:p>0.016521</text:p>
          </table:table-cell>
          <table:table-cell office:value-type="float" office:value="1918.61499">
            <text:p>1918.61499</text:p>
          </table:table-cell>
          <table:table-cell office:value-type="float" office:value="351">
            <text:p>351</text:p>
          </table:table-cell>
          <table:table-cell office:value-type="float" office:value="-514">
            <text:p>-514</text:p>
          </table:table-cell>
          <table:table-cell office:value-type="float" office:value="193244">
            <text:p>193244</text:p>
          </table:table-cell>
          <table:table-cell office:value-type="float" office:value="-77863">
            <text:p>-77863</text:p>
          </table:table-cell>
          <table:table-cell office:value-type="float" office:value="207823.421875">
            <text:p>207823.421875</text:p>
          </table:table-cell>
          <table:table-cell office:value-type="float" office:value="-3.060957">
            <text:p>-3.060957</text:p>
          </table:table-cell>
          <table:table-cell office:value-type="float" office:value="-2.049974">
            <text:p>-2.049974</text:p>
          </table:table-cell>
          <table:table-cell office:value-type="float" office:value="33.028324">
            <text:p>33.028324</text:p>
          </table:table-cell>
        </table:table-row>
        <table:table-row table:style-name="ro1">
          <table:table-cell office:value-type="float" office:value="3066944">
            <text:p>3066944</text:p>
          </table:table-cell>
          <table:table-cell office:value-type="float" office:value="23">
            <text:p>23</text:p>
          </table:table-cell>
          <table:table-cell office:value-type="float" office:value="1174">
            <text:p>1174</text:p>
          </table:table-cell>
          <table:table-cell office:value-type="float" office:value="5003.620605">
            <text:p>5003.620605</text:p>
          </table:table-cell>
          <table:table-cell office:value-type="float" office:value="0.006917">
            <text:p>0.006917</text:p>
          </table:table-cell>
          <table:table-cell office:value-type="float" office:value="0.011471">
            <text:p>0.011471</text:p>
          </table:table-cell>
          <table:table-cell office:value-type="float" office:value="49.615799">
            <text:p>49.615799</text:p>
          </table:table-cell>
          <table:table-cell office:value-type="float" office:value="0.237198">
            <text:p>0.237198</text:p>
          </table:table-cell>
          <table:table-cell office:value-type="float" office:value="-0.095768">
            <text:p>-0.095768</text:p>
          </table:table-cell>
          <table:table-cell office:value-type="float" office:value="140.374802">
            <text:p>140.374802</text:p>
          </table:table-cell>
          <table:table-cell office:value-type="float" office:value="0.029831">
            <text:p>0.029831</text:p>
          </table:table-cell>
          <table:table-cell office:value-type="float" office:value="0.044632">
            <text:p>0.044632</text:p>
          </table:table-cell>
          <table:table-cell office:value-type="float" office:value="54.996609">
            <text:p>54.996609</text:p>
          </table:table-cell>
          <table:table-cell office:value-type="float" office:value="328">
            <text:p>328</text:p>
          </table:table-cell>
          <table:table-cell office:value-type="float" office:value="-516">
            <text:p>-516</text:p>
          </table:table-cell>
          <table:table-cell office:value-type="float" office:value="192703">
            <text:p>192703</text:p>
          </table:table-cell>
          <table:table-cell office:value-type="float" office:value="-78905">
            <text:p>-78905</text:p>
          </table:table-cell>
          <table:table-cell office:value-type="float" office:value="207732.953125">
            <text:p>207732.953125</text:p>
          </table:table-cell>
          <table:table-cell office:value-type="float" office:value="-3.054041">
            <text:p>-3.054041</text:p>
          </table:table-cell>
          <table:table-cell office:value-type="float" office:value="-2.038504">
            <text:p>-2.038504</text:p>
          </table:table-cell>
          <table:table-cell office:value-type="float" office:value="33.252239">
            <text:p>33.252239</text:p>
          </table:table-cell>
        </table:table-row>
        <table:table-row table:style-name="ro1">
          <table:table-cell office:value-type="float" office:value="3067972">
            <text:p>3067972</text:p>
          </table:table-cell>
          <table:table-cell office:value-type="float" office:value="28">
            <text:p>28</text:p>
          </table:table-cell>
          <table:table-cell office:value-type="float" office:value="3822">
            <text:p>3822</text:p>
          </table:table-cell>
          <table:table-cell office:value-type="float" office:value="13551.529297">
            <text:p>13551.529297</text:p>
          </table:table-cell>
          <table:table-cell office:value-type="float" office:value="-0.014518">
            <text:p>-0.014518</text:p>
          </table:table-cell>
          <table:table-cell office:value-type="float" office:value="0.003698">
            <text:p>0.003698</text:p>
          </table:table-cell>
          <table:table-cell office:value-type="float" office:value="173.95932">
            <text:p>173.95932</text:p>
          </table:table-cell>
          <table:table-cell office:value-type="float" office:value="-0.060561">
            <text:p>-0.060561</text:p>
          </table:table-cell>
          <table:table-cell office:value-type="float" office:value="-0.826">
            <text:p>-0.826</text:p>
          </table:table-cell>
          <table:table-cell office:value-type="float" office:value="1263.911255">
            <text:p>1263.911255</text:p>
          </table:table-cell>
          <table:table-cell office:value-type="float" office:value="-0.004864">
            <text:p>-0.004864</text:p>
          </table:table-cell>
          <table:table-cell office:value-type="float" office:value="0.003597">
            <text:p>0.003597</text:p>
          </table:table-cell>
          <table:table-cell office:value-type="float" office:value="59.911842">
            <text:p>59.911842</text:p>
          </table:table-cell>
          <table:table-cell office:value-type="float" office:value="300">
            <text:p>300</text:p>
          </table:table-cell>
          <table:table-cell office:value-type="float" office:value="-518">
            <text:p>-518</text:p>
          </table:table-cell>
          <table:table-cell office:value-type="float" office:value="190980">
            <text:p>190980</text:p>
          </table:table-cell>
          <table:table-cell office:value-type="float" office:value="-82317">
            <text:p>-82317</text:p>
          </table:table-cell>
          <table:table-cell office:value-type="float" office:value="207484.796875">
            <text:p>207484.796875</text:p>
          </table:table-cell>
          <table:table-cell office:value-type="float" office:value="-3.068559">
            <text:p>-3.068559</text:p>
          </table:table-cell>
          <table:table-cell office:value-type="float" office:value="-2.034806">
            <text:p>-2.034806</text:p>
          </table:table-cell>
          <table:table-cell office:value-type="float" office:value="33.688549">
            <text:p>33.688549</text:p>
          </table:table-cell>
        </table:table-row>
        <table:table-row table:style-name="ro1">
          <table:table-cell office:value-type="float" office:value="3068229">
            <text:p>3068229</text:p>
          </table:table-cell>
          <table:table-cell office:value-type="float" office:value="26">
            <text:p>26</text:p>
          </table:table-cell>
          <table:table-cell office:value-type="float" office:value="959">
            <text:p>959</text:p>
          </table:table-cell>
          <table:table-cell office:value-type="float" office:value="3588.79248">
            <text:p>3588.79248</text:p>
          </table:table-cell>
          <table:table-cell office:value-type="float" office:value="0.000068">
            <text:p>0.000068</text:p>
          </table:table-cell>
          <table:table-cell office:value-type="float" office:value="0.004622">
            <text:p>0.004622</text:p>
          </table:table-cell>
          <table:table-cell office:value-type="float" office:value="281.34259">
            <text:p>281.34259</text:p>
          </table:table-cell>
          <table:table-cell office:value-type="float" office:value="0.287665">
            <text:p>0.287665</text:p>
          </table:table-cell>
          <table:table-cell office:value-type="float" office:value="0.052672">
            <text:p>0.052672</text:p>
          </table:table-cell>
          <table:table-cell office:value-type="float" office:value="81.689682">
            <text:p>81.689682</text:p>
          </table:table-cell>
          <table:table-cell office:value-type="float" office:value="-0.009918">
            <text:p>-0.009918</text:p>
          </table:table-cell>
          <table:table-cell office:value-type="float" office:value="0.017986">
            <text:p>0.017986</text:p>
          </table:table-cell>
          <table:table-cell office:value-type="float" office:value="10472.233398">
            <text:p>10472.233398</text:p>
          </table:table-cell>
          <table:table-cell office:value-type="float" office:value="274">
            <text:p>274</text:p>
          </table:table-cell>
          <table:table-cell office:value-type="float" office:value="-520">
            <text:p>-520</text:p>
          </table:table-cell>
          <table:table-cell office:value-type="float" office:value="190551">
            <text:p>190551</text:p>
          </table:table-cell>
          <table:table-cell office:value-type="float" office:value="-83175">
            <text:p>-83175</text:p>
          </table:table-cell>
          <table:table-cell office:value-type="float" office:value="207454.0625">
            <text:p>207454.0625</text:p>
          </table:table-cell>
          <table:table-cell office:value-type="float" office:value="-3.068491">
            <text:p>-3.068491</text:p>
          </table:table-cell>
          <table:table-cell office:value-type="float" office:value="-2.030184">
            <text:p>-2.030184</text:p>
          </table:table-cell>
          <table:table-cell office:value-type="float" office:value="33.837711">
            <text:p>33.837711</text:p>
          </table:table-cell>
        </table:table-row>
        <table:table-row table:style-name="ro1">
          <table:table-cell office:value-type="float" office:value="3069000">
            <text:p>3069000</text:p>
          </table:table-cell>
          <table:table-cell office:value-type="float" office:value="25">
            <text:p>25</text:p>
          </table:table-cell>
          <table:table-cell office:value-type="float" office:value="2275">
            <text:p>2275</text:p>
          </table:table-cell>
          <table:table-cell office:value-type="float" office:value="9000.957031">
            <text:p>9000.957031</text:p>
          </table:table-cell>
          <table:table-cell office:value-type="float" office:value="0.010683">
            <text:p>0.010683</text:p>
          </table:table-cell>
          <table:table-cell office:value-type="float" office:value="0.024345">
            <text:p>0.024345</text:p>
          </table:table-cell>
          <table:table-cell office:value-type="float" office:value="854.321777">
            <text:p>854.321777</text:p>
          </table:table-cell>
          <table:table-cell office:value-type="float" office:value="-0.089159">
            <text:p>-0.089159</text:p>
          </table:table-cell>
          <table:table-cell office:value-type="float" office:value="-1.012747">
            <text:p>-1.012747</text:p>
          </table:table-cell>
          <table:table-cell office:value-type="float" office:value="1035.884033">
            <text:p>1035.884033</text:p>
          </table:table-cell>
          <table:table-cell office:value-type="float" office:value="0.003309">
            <text:p>0.003309</text:p>
          </table:table-cell>
          <table:table-cell office:value-type="float" office:value="0.031576">
            <text:p>0.031576</text:p>
          </table:table-cell>
          <table:table-cell office:value-type="float" office:value="204.005402">
            <text:p>204.005402</text:p>
          </table:table-cell>
          <table:table-cell office:value-type="float" office:value="249">
            <text:p>249</text:p>
          </table:table-cell>
          <table:table-cell office:value-type="float" office:value="-522">
            <text:p>-522</text:p>
          </table:table-cell>
          <table:table-cell office:value-type="float" office:value="189542">
            <text:p>189542</text:p>
          </table:table-cell>
          <table:table-cell office:value-type="float" office:value="-85214">
            <text:p>-85214</text:p>
          </table:table-cell>
          <table:table-cell office:value-type="float" office:value="207375.453125">
            <text:p>207375.453125</text:p>
          </table:table-cell>
          <table:table-cell office:value-type="float" office:value="-3.057807">
            <text:p>-3.057807</text:p>
          </table:table-cell>
          <table:table-cell office:value-type="float" office:value="-2.005839">
            <text:p>-2.005839</text:p>
          </table:table-cell>
          <table:table-cell office:value-type="float" office:value="34.402718">
            <text:p>34.402718</text:p>
          </table:table-cell>
        </table:table-row>
        <table:table-row table:style-name="ro1">
          <table:table-cell office:value-type="float" office:value="3069257">
            <text:p>3069257</text:p>
          </table:table-cell>
          <table:table-cell office:value-type="float" office:value="25">
            <text:p>25</text:p>
          </table:table-cell>
          <table:table-cell office:value-type="float" office:value="740">
            <text:p>740</text:p>
          </table:table-cell>
          <table:table-cell office:value-type="float" office:value="2859.012939">
            <text:p>2859.012939</text:p>
          </table:table-cell>
          <table:table-cell office:value-type="float" office:value="0.009245">
            <text:p>0.009245</text:p>
          </table:table-cell>
          <table:table-cell office:value-type="float" office:value="0.013799">
            <text:p>0.013799</text:p>
          </table:table-cell>
          <table:table-cell office:value-type="float" office:value="440.916595">
            <text:p>440.916595</text:p>
          </table:table-cell>
          <table:table-cell office:value-type="float" office:value="0.252338">
            <text:p>0.252338</text:p>
          </table:table-cell>
          <table:table-cell office:value-type="float" office:value="-0.282516">
            <text:p>-0.282516</text:p>
          </table:table-cell>
          <table:table-cell office:value-type="float" office:value="211.95932">
            <text:p>211.95932</text:p>
          </table:table-cell>
          <table:table-cell office:value-type="float" office:value="0.009926">
            <text:p>0.009926</text:p>
          </table:table-cell>
          <table:table-cell office:value-type="float" office:value="0.053692">
            <text:p>0.053692</text:p>
          </table:table-cell>
          <table:table-cell office:value-type="float" office:value="121.665489">
            <text:p>121.665489</text:p>
          </table:table-cell>
          <table:table-cell office:value-type="float" office:value="224">
            <text:p>224</text:p>
          </table:table-cell>
          <table:table-cell office:value-type="float" office:value="-524">
            <text:p>-524</text:p>
          </table:table-cell>
          <table:table-cell office:value-type="float" office:value="189230">
            <text:p>189230</text:p>
          </table:table-cell>
          <table:table-cell office:value-type="float" office:value="-85885">
            <text:p>-85885</text:p>
          </table:table-cell>
          <table:table-cell office:value-type="float" office:value="207387.96875">
            <text:p>207387.96875</text:p>
          </table:table-cell>
          <table:table-cell office:value-type="float" office:value="-3.048563">
            <text:p>-3.048563</text:p>
          </table:table-cell>
          <table:table-cell office:value-type="float" office:value="-1.99204">
            <text:p>-1.99204</text:p>
          </table:table-cell>
          <table:table-cell office:value-type="float" office:value="34.656422">
            <text:p>34.656422</text:p>
          </table:table-cell>
        </table:table-row>
        <table:table-row table:style-name="ro1">
          <table:table-cell office:value-type="float" office:value="3070028">
            <text:p>3070028</text:p>
          </table:table-cell>
          <table:table-cell office:value-type="float" office:value="23">
            <text:p>23</text:p>
          </table:table-cell>
          <table:table-cell office:value-type="float" office:value="2127">
            <text:p>2127</text:p>
          </table:table-cell>
          <table:table-cell office:value-type="float" office:value="9146.743164">
            <text:p>9146.743164</text:p>
          </table:table-cell>
          <table:table-cell office:value-type="float" office:value="-0.000719">
            <text:p>-0.000719</text:p>
          </table:table-cell>
          <table:table-cell office:value-type="float" office:value="0.012943">
            <text:p>0.012943</text:p>
          </table:table-cell>
          <table:table-cell office:value-type="float" office:value="606.460571">
            <text:p>606.460571</text:p>
          </table:table-cell>
          <table:table-cell office:value-type="float" office:value="-0.087477">
            <text:p>-0.087477</text:p>
          </table:table-cell>
          <table:table-cell office:value-type="float" office:value="-0.155623">
            <text:p>-0.155623</text:p>
          </table:table-cell>
          <table:table-cell office:value-type="float" office:value="77.901459">
            <text:p>77.901459</text:p>
          </table:table-cell>
          <table:table-cell office:value-type="float" office:value="-0.003315">
            <text:p>-0.003315</text:p>
          </table:table-cell>
          <table:table-cell office:value-type="float" office:value="0.016787">
            <text:p>0.016787</text:p>
          </table:table-cell>
          <table:table-cell office:value-type="float" office:value="2155.407227">
            <text:p>2155.407227</text:p>
          </table:table-cell>
          <table:table-cell office:value-type="float" office:value="201">
            <text:p>201</text:p>
          </table:table-cell>
          <table:table-cell office:value-type="float" office:value="-526">
            <text:p>-526</text:p>
          </table:table-cell>
          <table:table-cell office:value-type="float" office:value="188360">
            <text:p>188360</text:p>
          </table:table-cell>
          <table:table-cell office:value-type="float" office:value="-87826">
            <text:p>-87826</text:p>
          </table:table-cell>
          <table:table-cell office:value-type="float" office:value="207424.921875">
            <text:p>207424.921875</text:p>
          </table:table-cell>
          <table:table-cell office:value-type="float" office:value="-3.049282">
            <text:p>-3.049282</text:p>
          </table:table-cell>
          <table:table-cell office:value-type="float" office:value="-1.979097">
            <text:p>-1.979097</text:p>
          </table:table-cell>
          <table:table-cell office:value-type="float" office:value="35.096291">
            <text:p>35.096291</text:p>
          </table:table-cell>
        </table:table-row>
        <table:table-row table:style-name="ro1">
          <table:table-cell office:value-type="float" office:value="3070285">
            <text:p>3070285</text:p>
          </table:table-cell>
          <table:table-cell office:value-type="float" office:value="23">
            <text:p>23</text:p>
          </table:table-cell>
          <table:table-cell office:value-type="float" office:value="668">
            <text:p>668</text:p>
          </table:table-cell>
          <table:table-cell office:value-type="float" office:value="2804.174561">
            <text:p>2804.174561</text:p>
          </table:table-cell>
          <table:table-cell office:value-type="float" office:value="-0.002191">
            <text:p>-0.002191</text:p>
          </table:table-cell>
          <table:table-cell office:value-type="float" office:value="0.002363">
            <text:p>0.002363</text:p>
          </table:table-cell>
          <table:table-cell office:value-type="float" office:value="147.251785">
            <text:p>147.251785</text:p>
          </table:table-cell>
          <table:table-cell office:value-type="float" office:value="0.232151">
            <text:p>0.232151</text:p>
          </table:table-cell>
          <table:table-cell office:value-type="float" office:value="-0.620098">
            <text:p>-0.620098</text:p>
          </table:table-cell>
          <table:table-cell office:value-type="float" office:value="367.110016">
            <text:p>367.110016</text:p>
          </table:table-cell>
          <table:table-cell office:value-type="float" office:value="-0.019455">
            <text:p>-0.019455</text:p>
          </table:table-cell>
          <table:table-cell office:value-type="float" office:value="0.009193">
            <text:p>0.009193</text:p>
          </table:table-cell>
          <table:table-cell office:value-type="float" office:value="335.978455">
            <text:p>335.978455</text:p>
          </table:table-cell>
          <table:table-cell office:value-type="float" office:value="178">
            <text:p>178</text:p>
          </table:table-cell>
          <table:table-cell office:value-type="float" office:value="-528">
            <text:p>-528</text:p>
          </table:table-cell>
          <table:table-cell office:value-type="float" office:value="188095">
            <text:p>188095</text:p>
          </table:table-cell>
          <table:table-cell office:value-type="float" office:value="-88439">
            <text:p>-88439</text:p>
          </table:table-cell>
          <table:table-cell office:value-type="float" office:value="207463.59375">
            <text:p>207463.59375</text:p>
          </table:table-cell>
          <table:table-cell office:value-type="float" office:value="-3.051473">
            <text:p>-3.051473</text:p>
          </table:table-cell>
          <table:table-cell office:value-type="float" office:value="-1.976734">
            <text:p>-1.976734</text:p>
          </table:table-cell>
          <table:table-cell office:value-type="float" office:value="35.220322">
            <text:p>35.220322</text:p>
          </table:table-cell>
        </table:table-row>
        <table:table-row table:style-name="ro1">
          <table:table-cell office:value-type="float" office:value="3071313">
            <text:p>3071313</text:p>
          </table:table-cell>
          <table:table-cell office:value-type="float" office:value="25">
            <text:p>25</text:p>
          </table:table-cell>
          <table:table-cell office:value-type="float" office:value="1847">
            <text:p>1847</text:p>
          </table:table-cell>
          <table:table-cell office:value-type="float" office:value="7288.041504">
            <text:p>7288.041504</text:p>
          </table:table-cell>
          <table:table-cell office:value-type="float" office:value="0.028899">
            <text:p>0.028899</text:p>
          </table:table-cell>
          <table:table-cell office:value-type="float" office:value="0.047115">
            <text:p>0.047115</text:p>
          </table:table-cell>
          <table:table-cell office:value-type="float" office:value="1746.901489">
            <text:p>1746.901489</text:p>
          </table:table-cell>
          <table:table-cell office:value-type="float" office:value="-0.0634">
            <text:p>-0.0634</text:p>
          </table:table-cell>
          <table:table-cell office:value-type="float" office:value="-0.78051">
            <text:p>-0.78051</text:p>
          </table:table-cell>
          <table:table-cell office:value-type="float" office:value="1131.089844">
            <text:p>1131.089844</text:p>
          </table:table-cell>
          <table:table-cell office:value-type="float" office:value="0.002482">
            <text:p>0.002482</text:p>
          </table:table-cell>
          <table:table-cell office:value-type="float" office:value="0.045832">
            <text:p>0.045832</text:p>
          </table:table-cell>
          <table:table-cell office:value-type="float" office:value="154.20578">
            <text:p>154.20578</text:p>
          </table:table-cell>
          <table:table-cell office:value-type="float" office:value="153">
            <text:p>153</text:p>
          </table:table-cell>
          <table:table-cell office:value-type="float" office:value="-530">
            <text:p>-530</text:p>
          </table:table-cell>
          <table:table-cell office:value-type="float" office:value="187366">
            <text:p>187366</text:p>
          </table:table-cell>
          <table:table-cell office:value-type="float" office:value="-90136">
            <text:p>-90136</text:p>
          </table:table-cell>
          <table:table-cell office:value-type="float" office:value="207552.265625">
            <text:p>207552.265625</text:p>
          </table:table-cell>
          <table:table-cell office:value-type="float" office:value="-3.022574">
            <text:p>-3.022574</text:p>
          </table:table-cell>
          <table:table-cell office:value-type="float" office:value="-1.929619">
            <text:p>-1.929619</text:p>
          </table:table-cell>
          <table:table-cell office:value-type="float" office:value="36.159725">
            <text:p>36.159725</text:p>
          </table:table-cell>
        </table:table-row>
        <table:table-row table:style-name="ro1">
          <table:table-cell office:value-type="float" office:value="3072341">
            <text:p>3072341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  <table:table-cell office:value-type="float" office:value="66949.015625">
            <text:p>66949.015625</text:p>
          </table:table-cell>
          <table:table-cell office:value-type="float" office:value="-0.102721">
            <text:p>-0.102721</text:p>
          </table:table-cell>
          <table:table-cell office:value-type="float" office:value="-0.084505">
            <text:p>-0.084505</text:p>
          </table:table-cell>
          <table:table-cell office:value-type="float" office:value="463.369171">
            <text:p>463.369171</text:p>
          </table:table-cell>
          <table:table-cell office:value-type="float" office:value="-0.020818">
            <text:p>-0.020818</text:p>
          </table:table-cell>
          <table:table-cell office:value-type="float" office:value="0.155623">
            <text:p>0.155623</text:p>
          </table:table-cell>
          <table:table-cell office:value-type="float" office:value="847.545532">
            <text:p>847.545532</text:p>
          </table:table-cell>
          <table:table-cell office:value-type="float" office:value="-0.014591">
            <text:p>-0.014591</text:p>
          </table:table-cell>
          <table:table-cell office:value-type="float" office:value="-0.082204">
            <text:p>-0.082204</text:p>
          </table:table-cell>
          <table:table-cell office:value-type="float" office:value="67.664047">
            <text:p>67.664047</text:p>
          </table:table-cell>
          <table:table-cell office:value-type="float" office:value="150">
            <text:p>150</text:p>
          </table:table-cell>
          <table:table-cell office:value-type="float" office:value="-530">
            <text:p>-530</text:p>
          </table:table-cell>
          <table:table-cell office:value-type="float" office:value="186660">
            <text:p>186660</text:p>
          </table:table-cell>
          <table:table-cell office:value-type="float" office:value="-92019">
            <text:p>-92019</text:p>
          </table:table-cell>
          <table:table-cell office:value-type="float" office:value="207740.75">
            <text:p>207740.75</text:p>
          </table:table-cell>
          <table:table-cell office:value-type="float" office:value="-3.125295">
            <text:p>-3.125295</text:p>
          </table:table-cell>
          <table:table-cell office:value-type="float" office:value="-2.014125">
            <text:p>-2.014125</text:p>
          </table:table-cell>
          <table:table-cell office:value-type="float" office:value="35.554089">
            <text:p>35.554089</text:p>
          </table:table-cell>
        </table:table-row>
        <table:table-row table:style-name="ro1">
          <table:table-cell office:value-type="float" office:value="3073369">
            <text:p>3073369</text:p>
          </table:table-cell>
          <table:table-cell office:value-type="float" office:value="0">
            <text:p>0</text:p>
          </table:table-cell>
          <table:table-cell office:value-type="float" office:value="1812">
            <text:p>1812</text:p>
          </table:table-cell>
          <table:table-cell office:value-type="float" office:value="100">
            <text:p>100</text:p>
          </table:table-cell>
          <table:table-cell office:value-type="float" office:value="-0.393354">
            <text:p>-0.393354</text:p>
          </table:table-cell>
          <table:table-cell office:value-type="float" office:value="-0.375138">
            <text:p>-0.375138</text:p>
          </table:table-cell>
          <table:table-cell office:value-type="float" office:value="100">
            <text:p>100</text:p>
          </table:table-cell>
          <table:table-cell office:value-type="float" office:value="-0.002839">
            <text:p>-0.002839</text:p>
          </table:table-cell>
          <table:table-cell office:value-type="float" office:value="-0.189142">
            <text:p>-0.189142</text:p>
          </table:table-cell>
          <table:table-cell office:value-type="float" office:value="6562.73877">
            <text:p>6562.73877</text:p>
          </table:table-cell>
          <table:table-cell office:value-type="float" office:value="0">
            <text:p>0</text:p>
          </table:table-cell>
          <table:table-cell office:value-type="float" office:value="-0.36492">
            <text:p>-0.36492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-530">
            <text:p>-530</text:p>
          </table:table-cell>
          <table:table-cell office:value-type="float" office:value="185883">
            <text:p>185883</text:p>
          </table:table-cell>
          <table:table-cell office:value-type="float" office:value="-93655">
            <text:p>-93655</text:p>
          </table:table-cell>
          <table:table-cell office:value-type="float" office:value="207771.53125">
            <text:p>207771.53125</text:p>
          </table:table-cell>
          <table:table-cell office:value-type="float" office:value="-3.518649">
            <text:p>-3.518649</text:p>
          </table:table-cell>
          <table:table-cell office:value-type="float" office:value="-2.389263">
            <text:p>-2.389263</text:p>
          </table:table-cell>
          <table:table-cell office:value-type="float" office:value="32.097145">
            <text:p>32.097145</text:p>
          </table:table-cell>
        </table:table-row>
        <table:table-row table:style-name="ro1">
          <table:table-cell office:value-type="float" office:value="3073626">
            <text:p>3073626</text:p>
          </table:table-cell>
          <table:table-cell office:value-type="float" office:value="-1">
            <text:p>-1</text:p>
          </table:table-cell>
          <table:table-cell office:value-type="float" office:value="448">
            <text:p>448</text:p>
          </table:table-cell>
          <table:table-cell office:value-type="float" office:value="44852.054688">
            <text:p>44852.054688</text:p>
          </table:table-cell>
          <table:table-cell office:value-type="float" office:value="-0.068857">
            <text:p>-0.068857</text:p>
          </table:table-cell>
          <table:table-cell office:value-type="float" office:value="-0.064304">
            <text:p>-0.064304</text:p>
          </table:table-cell>
          <table:table-cell office:value-type="float" office:value="14.26198">
            <text:p>14.26198</text:p>
          </table:table-cell>
          <table:table-cell office:value-type="float" office:value="-0.01514">
            <text:p>-0.01514</text:p>
          </table:table-cell>
          <table:table-cell office:value-type="float" office:value="-0.081403">
            <text:p>-0.081403</text:p>
          </table:table-cell>
          <table:table-cell office:value-type="float" office:value="437.657837">
            <text:p>437.657837</text:p>
          </table:table-cell>
          <table:table-cell office:value-type="float" office:value="-0.291829">
            <text:p>-0.291829</text:p>
          </table:table-cell>
          <table:table-cell office:value-type="float" office:value="-0.250208">
            <text:p>-0.250208</text:p>
          </table:table-cell>
          <table:table-cell office:value-type="float" office:value="15.534219">
            <text:p>15.534219</text:p>
          </table:table-cell>
          <table:table-cell office:value-type="float" office:value="151">
            <text:p>151</text:p>
          </table:table-cell>
          <table:table-cell office:value-type="float" office:value="-530">
            <text:p>-530</text:p>
          </table:table-cell>
          <table:table-cell office:value-type="float" office:value="185556">
            <text:p>185556</text:p>
          </table:table-cell>
          <table:table-cell office:value-type="float" office:value="-93961">
            <text:p>-93961</text:p>
          </table:table-cell>
          <table:table-cell office:value-type="float" office:value="207615.90625">
            <text:p>207615.90625</text:p>
          </table:table-cell>
          <table:table-cell office:value-type="float" office:value="-3.587507">
            <text:p>-3.587507</text:p>
          </table:table-cell>
          <table:table-cell office:value-type="float" office:value="-2.453567">
            <text:p>-2.453567</text:p>
          </table:table-cell>
          <table:table-cell office:value-type="float" office:value="31.608025">
            <text:p>31.608025</text:p>
          </table:table-cell>
        </table:table-row>
        <table:table-row table:style-name="ro1">
          <table:table-cell office:value-type="float" office:value="3074654">
            <text:p>3074654</text:p>
          </table:table-cell>
          <table:table-cell office:value-type="float" office:value="29">
            <text:p>29</text:p>
          </table:table-cell>
          <table:table-cell office:value-type="float" office:value="1416">
            <text:p>1416</text:p>
          </table:table-cell>
          <table:table-cell office:value-type="float" office:value="4781.446289">
            <text:p>4781.446289</text:p>
          </table:table-cell>
          <table:table-cell office:value-type="float" office:value="0.060263">
            <text:p>0.060263</text:p>
          </table:table-cell>
          <table:table-cell office:value-type="float" office:value="0.078479">
            <text:p>0.078479</text:p>
          </table:table-cell>
          <table:table-cell office:value-type="float" office:value="3185.039063">
            <text:p>3185.039063</text:p>
          </table:table-cell>
          <table:table-cell office:value-type="float" office:value="0.031227">
            <text:p>0.031227</text:p>
          </table:table-cell>
          <table:table-cell office:value-type="float" office:value="-0.354342">
            <text:p>-0.354342</text:p>
          </table:table-cell>
          <table:table-cell office:value-type="float" office:value="1234.735718">
            <text:p>1234.735718</text:p>
          </table:table-cell>
          <table:table-cell office:value-type="float" office:value="-0.002475">
            <text:p>-0.002475</text:p>
          </table:table-cell>
          <table:table-cell office:value-type="float" office:value="0.076342">
            <text:p>0.076342</text:p>
          </table:table-cell>
          <table:table-cell office:value-type="float" office:value="134.448517">
            <text:p>134.448517</text:p>
          </table:table-cell>
          <table:table-cell office:value-type="float" office:value="125">
            <text:p>125</text:p>
          </table:table-cell>
          <table:table-cell office:value-type="float" office:value="-517">
            <text:p>-517</text:p>
          </table:table-cell>
          <table:table-cell office:value-type="float" office:value="184462">
            <text:p>184462</text:p>
          </table:table-cell>
          <table:table-cell office:value-type="float" office:value="-94860">
            <text:p>-94860</text:p>
          </table:table-cell>
          <table:table-cell office:value-type="float" office:value="207076.625">
            <text:p>207076.625</text:p>
          </table:table-cell>
          <table:table-cell office:value-type="float" office:value="-3.527243">
            <text:p>-3.527243</text:p>
          </table:table-cell>
          <table:table-cell office:value-type="float" office:value="-2.375087">
            <text:p>-2.375087</text:p>
          </table:table-cell>
          <table:table-cell office:value-type="float" office:value="32.664482">
            <text:p>32.664482</text:p>
          </table:table-cell>
        </table:table-row>
        <table:table-row table:style-name="ro1">
          <table:table-cell office:value-type="float" office:value="3074911">
            <text:p>3074911</text:p>
          </table:table-cell>
          <table:table-cell office:value-type="float" office:value="32">
            <text:p>32</text:p>
          </table:table-cell>
          <table:table-cell office:value-type="float" office:value="298">
            <text:p>298</text:p>
          </table:table-cell>
          <table:table-cell office:value-type="float" office:value="831.016174">
            <text:p>831.016174</text:p>
          </table:table-cell>
          <table:table-cell office:value-type="float" office:value="0.010238">
            <text:p>0.010238</text:p>
          </table:table-cell>
          <table:table-cell office:value-type="float" office:value="0.014792">
            <text:p>0.014792</text:p>
          </table:table-cell>
          <table:table-cell office:value-type="float" office:value="47.918655">
            <text:p>47.918655</text:p>
          </table:table-cell>
          <table:table-cell office:value-type="float" office:value="0.374722">
            <text:p>0.374722</text:p>
          </table:table-cell>
          <table:table-cell office:value-type="float" office:value="-0.847547">
            <text:p>-0.847547</text:p>
          </table:table-cell>
          <table:table-cell office:value-type="float" office:value="326.18045">
            <text:p>326.18045</text:p>
          </table:table-cell>
          <table:table-cell office:value-type="float" office:value="0.038911">
            <text:p>0.038911</text:p>
          </table:table-cell>
          <table:table-cell office:value-type="float" office:value="0.057556">
            <text:p>0.057556</text:p>
          </table:table-cell>
          <table:table-cell office:value-type="float" office:value="46.805218">
            <text:p>46.805218</text:p>
          </table:table-cell>
          <table:table-cell office:value-type="float" office:value="95">
            <text:p>95</text:p>
          </table:table-cell>
          <table:table-cell office:value-type="float" office:value="-505">
            <text:p>-505</text:p>
          </table:table-cell>
          <table:table-cell office:value-type="float" office:value="184247">
            <text:p>184247</text:p>
          </table:table-cell>
          <table:table-cell office:value-type="float" office:value="-95067">
            <text:p>-95067</text:p>
          </table:table-cell>
          <table:table-cell office:value-type="float" office:value="207011.921875">
            <text:p>207011.921875</text:p>
          </table:table-cell>
          <table:table-cell office:value-type="float" office:value="-3.517005">
            <text:p>-3.517005</text:p>
          </table:table-cell>
          <table:table-cell office:value-type="float" office:value="-2.360296">
            <text:p>-2.360296</text:p>
          </table:table-cell>
          <table:table-cell office:value-type="float" office:value="32.889057">
            <text:p>32.889057</text:p>
          </table:table-cell>
        </table:table-row>
        <table:table-row table:style-name="ro1">
          <table:table-cell office:value-type="float" office:value="3075939">
            <text:p>3075939</text:p>
          </table:table-cell>
          <table:table-cell office:value-type="float" office:value="23">
            <text:p>23</text:p>
          </table:table-cell>
          <table:table-cell office:value-type="float" office:value="486">
            <text:p>486</text:p>
          </table:table-cell>
          <table:table-cell office:value-type="float" office:value="2012.120483">
            <text:p>2012.120483</text:p>
          </table:table-cell>
          <table:table-cell office:value-type="float" office:value="0.003424">
            <text:p>0.003424</text:p>
          </table:table-cell>
          <table:table-cell office:value-type="float" office:value="0.02164">
            <text:p>0.02164</text:p>
          </table:table-cell>
          <table:table-cell office:value-type="float" office:value="946.780701">
            <text:p>946.780701</text:p>
          </table:table-cell>
          <table:table-cell office:value-type="float" office:value="-0.099358">
            <text:p>-0.099358</text:p>
          </table:table-cell>
          <table:table-cell office:value-type="float" office:value="-0.667982">
            <text:p>-0.667982</text:p>
          </table:table-cell>
          <table:table-cell office:value-type="float" office:value="572.298096">
            <text:p>572.298096</text:p>
          </table:table-cell>
          <table:table-cell office:value-type="float" office:value="-0.002486">
            <text:p>-0.002486</text:p>
          </table:table-cell>
          <table:table-cell office:value-type="float" office:value="0.021051">
            <text:p>0.021051</text:p>
          </table:table-cell>
          <table:table-cell office:value-type="float" office:value="706.635742">
            <text:p>706.635742</text:p>
          </table:table-cell>
          <table:table-cell office:value-type="float" office:value="74">
            <text:p>74</text:p>
          </table:table-cell>
          <table:table-cell office:value-type="float" office:value="-497">
            <text:p>-497</text:p>
          </table:table-cell>
          <table:table-cell office:value-type="float" office:value="183902">
            <text:p>183902</text:p>
          </table:table-cell>
          <table:table-cell office:value-type="float" office:value="-95409">
            <text:p>-95409</text:p>
          </table:table-cell>
          <table:table-cell office:value-type="float" office:value="206884.078125">
            <text:p>206884.078125</text:p>
          </table:table-cell>
          <table:table-cell office:value-type="float" office:value="-3.513582">
            <text:p>-3.513582</text:p>
          </table:table-cell>
          <table:table-cell office:value-type="float" office:value="-2.338655">
            <text:p>-2.338655</text:p>
          </table:table-cell>
          <table:table-cell office:value-type="float" office:value="33.439556">
            <text:p>33.439556</text:p>
          </table:table-cell>
        </table:table-row>
        <table:table-row table:style-name="ro1">
          <table:table-cell office:value-type="float" office:value="3076710">
            <text:p>3076710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5393.568848">
            <text:p>5393.568848</text:p>
          </table:table-cell>
          <table:table-cell office:value-type="float" office:value="-0.071905">
            <text:p>-0.071905</text:p>
          </table:table-cell>
          <table:table-cell office:value-type="float" office:value="-0.058243">
            <text:p>-0.058243</text:p>
          </table:table-cell>
          <table:table-cell office:value-type="float" office:value="132.971878">
            <text:p>132.971878</text:p>
          </table:table-cell>
          <table:table-cell office:value-type="float" office:value="-0.020608">
            <text:p>-0.020608</text:p>
          </table:table-cell>
          <table:table-cell office:value-type="float" office:value="-0.150835">
            <text:p>-0.150835</text:p>
          </table:table-cell>
          <table:table-cell office:value-type="float" office:value="631.937439">
            <text:p>631.937439</text:p>
          </table:table-cell>
          <table:table-cell office:value-type="float" office:value="-0.032425">
            <text:p>-0.032425</text:p>
          </table:table-cell>
          <table:table-cell office:value-type="float" office:value="-0.075542">
            <text:p>-0.075542</text:p>
          </table:table-cell>
          <table:table-cell office:value-type="float" office:value="46.231857">
            <text:p>46.231857</text:p>
          </table:table-cell>
          <table:table-cell office:value-type="float" office:value="69">
            <text:p>69</text:p>
          </table:table-cell>
          <table:table-cell office:value-type="float" office:value="-495">
            <text:p>-495</text:p>
          </table:table-cell>
          <table:table-cell office:value-type="float" office:value="183711">
            <text:p>183711</text:p>
          </table:table-cell>
          <table:table-cell office:value-type="float" office:value="-95607">
            <text:p>-95607</text:p>
          </table:table-cell>
          <table:table-cell office:value-type="float" office:value="206810.734375">
            <text:p>206810.734375</text:p>
          </table:table-cell>
          <table:table-cell office:value-type="float" office:value="-3.585486">
            <text:p>-3.585486</text:p>
          </table:table-cell>
          <table:table-cell office:value-type="float" office:value="-2.396899">
            <text:p>-2.396899</text:p>
          </table:table-cell>
          <table:table-cell office:value-type="float" office:value="33.149975">
            <text:p>33.149975</text:p>
          </table:table-cell>
        </table:table-row>
        <table:table-row table:style-name="ro1">
          <table:table-cell office:value-type="float" office:value="3077995">
            <text:p>3077995</text:p>
          </table:table-cell>
          <table:table-cell office:value-type="float" office:value="-1">
            <text:p>-1</text:p>
          </table:table-cell>
          <table:table-cell office:value-type="float" office:value="-92">
            <text:p>-92</text:p>
          </table:table-cell>
          <table:table-cell office:value-type="float" office:value="9072.044922">
            <text:p>9072.044922</text:p>
          </table:table-cell>
          <table:table-cell office:value-type="float" office:value="-0.489467">
            <text:p>-0.489467</text:p>
          </table:table-cell>
          <table:table-cell office:value-type="float" office:value="-0.466697">
            <text:p>-0.466697</text:p>
          </table:table-cell>
          <table:table-cell office:value-type="float" office:value="344.473328">
            <text:p>344.473328</text:p>
          </table:table-cell>
          <table:table-cell office:value-type="float" office:value="-0.005652">
            <text:p>-0.005652</text:p>
          </table:table-cell>
          <table:table-cell office:value-type="float" office:value="-0.332794">
            <text:p>-0.332794</text:p>
          </table:table-cell>
          <table:table-cell office:value-type="float" office:value="5787.691406">
            <text:p>5787.691406</text:p>
          </table:table-cell>
          <table:table-cell office:value-type="float" office:value="-0.081712">
            <text:p>-0.081712</text:p>
          </table:table-cell>
          <table:table-cell office:value-type="float" office:value="-0.363188">
            <text:p>-0.363188</text:p>
          </table:table-cell>
          <table:table-cell office:value-type="float" office:value="73.896118">
            <text:p>73.896118</text:p>
          </table:table-cell>
          <table:table-cell office:value-type="float" office:value="70">
            <text:p>70</text:p>
          </table:table-cell>
          <table:table-cell office:value-type="float" office:value="-495">
            <text:p>-495</text:p>
          </table:table-cell>
          <table:table-cell office:value-type="float" office:value="183778">
            <text:p>183778</text:p>
          </table:table-cell>
          <table:table-cell office:value-type="float" office:value="-95545">
            <text:p>-95545</text:p>
          </table:table-cell>
          <table:table-cell office:value-type="float" office:value="206840.828125">
            <text:p>206840.828125</text:p>
          </table:table-cell>
          <table:table-cell office:value-type="float" office:value="-4.074953">
            <text:p>-4.074953</text:p>
          </table:table-cell>
          <table:table-cell office:value-type="float" office:value="-2.863595">
            <text:p>-2.863595</text:p>
          </table:table-cell>
          <table:table-cell office:value-type="float" office:value="29.726908">
            <text:p>29.726908</text:p>
          </table:table-cell>
        </table:table-row>
        <table:table-row table:style-name="ro1">
          <table:table-cell office:value-type="float" office:value="3079023">
            <text:p>3079023</text:p>
          </table:table-cell>
          <table:table-cell office:value-type="float" office:value="21">
            <text:p>21</text:p>
          </table:table-cell>
          <table:table-cell office:value-type="float" office:value="-316">
            <text:p>-316</text:p>
          </table:table-cell>
          <table:table-cell office:value-type="float" office:value="1606.053223">
            <text:p>1606.053223</text:p>
          </table:table-cell>
          <table:table-cell office:value-type="float" office:value="-0.302548">
            <text:p>-0.302548</text:p>
          </table:table-cell>
          <table:table-cell office:value-type="float" office:value="-0.284333">
            <text:p>-0.284333</text:p>
          </table:table-cell>
          <table:table-cell office:value-type="float" office:value="553.088684">
            <text:p>553.088684</text:p>
          </table:table-cell>
          <table:table-cell office:value-type="float" office:value="0.020629">
            <text:p>0.020629</text:p>
          </table:table-cell>
          <table:table-cell office:value-type="float" office:value="-0.229843">
            <text:p>-0.229843</text:p>
          </table:table-cell>
          <table:table-cell office:value-type="float" office:value="1214.196411">
            <text:p>1214.196411</text:p>
          </table:table-cell>
          <table:table-cell office:value-type="float" office:value="-0.042351">
            <text:p>-0.042351</text:p>
          </table:table-cell>
          <table:table-cell office:value-type="float" office:value="-0.276588">
            <text:p>-0.276588</text:p>
          </table:table-cell>
          <table:table-cell office:value-type="float" office:value="79.589218">
            <text:p>79.589218</text:p>
          </table:table-cell>
          <table:table-cell office:value-type="float" office:value="58">
            <text:p>58</text:p>
          </table:table-cell>
          <table:table-cell office:value-type="float" office:value="-478">
            <text:p>-478</text:p>
          </table:table-cell>
          <table:table-cell office:value-type="float" office:value="184082">
            <text:p>184082</text:p>
          </table:table-cell>
          <table:table-cell office:value-type="float" office:value="-95458">
            <text:p>-95458</text:p>
          </table:table-cell>
          <table:table-cell office:value-type="float" office:value="207089.4375">
            <text:p>207089.4375</text:p>
          </table:table-cell>
          <table:table-cell office:value-type="float" office:value="-4.377501">
            <text:p>-4.377501</text:p>
          </table:table-cell>
          <table:table-cell office:value-type="float" office:value="-3.147928">
            <text:p>-3.147928</text:p>
          </table:table-cell>
          <table:table-cell office:value-type="float" office:value="28.088478">
            <text:p>28.088478</text:p>
          </table:table-cell>
        </table:table-row>
        <table:table-row table:style-name="ro1">
          <table:table-cell office:value-type="float" office:value="3080822">
            <text:p>3080822</text:p>
          </table:table-cell>
          <table:table-cell office:value-type="float" office:value="5">
            <text:p>5</text:p>
          </table:table-cell>
          <table:table-cell office:value-type="float" office:value="-313">
            <text:p>-313</text:p>
          </table:table-cell>
          <table:table-cell office:value-type="float" office:value="6365.361328">
            <text:p>6365.361328</text:p>
          </table:table-cell>
          <table:table-cell office:value-type="float" office:value="0.06064">
            <text:p>0.06064</text:p>
          </table:table-cell>
          <table:table-cell office:value-type="float" office:value="0.092518">
            <text:p>0.092518</text:p>
          </table:table-cell>
          <table:table-cell office:value-type="float" office:value="3430.634766">
            <text:p>3430.634766</text:p>
          </table:table-cell>
          <table:table-cell office:value-type="float" office:value="-0.00981">
            <text:p>-0.00981</text:p>
          </table:table-cell>
          <table:table-cell office:value-type="float" office:value="0.07422">
            <text:p>0.07422</text:p>
          </table:table-cell>
          <table:table-cell office:value-type="float" office:value="856.555847">
            <text:p>856.555847</text:p>
          </table:table-cell>
          <table:table-cell office:value-type="float" office:value="-0.001544">
            <text:p>-0.001544</text:p>
          </table:table-cell>
          <table:table-cell office:value-type="float" office:value="0.051427">
            <text:p>0.051427</text:p>
          </table:table-cell>
          <table:table-cell office:value-type="float" office:value="157.149948">
            <text:p>157.149948</text:p>
          </table:table-cell>
          <table:table-cell office:value-type="float" office:value="56">
            <text:p>56</text:p>
          </table:table-cell>
          <table:table-cell office:value-type="float" office:value="-473">
            <text:p>-473</text:p>
          </table:table-cell>
          <table:table-cell office:value-type="float" office:value="184395">
            <text:p>184395</text:p>
          </table:table-cell>
          <table:table-cell office:value-type="float" office:value="-95460">
            <text:p>-95460</text:p>
          </table:table-cell>
          <table:table-cell office:value-type="float" office:value="207372.609375">
            <text:p>207372.609375</text:p>
          </table:table-cell>
          <table:table-cell office:value-type="float" office:value="-4.316862">
            <text:p>-4.316862</text:p>
          </table:table-cell>
          <table:table-cell office:value-type="float" office:value="-3.05541">
            <text:p>-3.05541</text:p>
          </table:table-cell>
          <table:table-cell office:value-type="float" office:value="29.221491">
            <text:p>29.221491</text:p>
          </table:table-cell>
        </table:table-row>
        <table:table-row table:style-name="ro1">
          <table:table-cell office:value-type="float" office:value="3081079">
            <text:p>3081079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100">
            <text:p>100</text:p>
          </table:table-cell>
          <table:table-cell office:value-type="float" office:value="0.000856">
            <text:p>0.000856</text:p>
          </table:table-cell>
          <table:table-cell office:value-type="float" office:value="0.00541">
            <text:p>0.00541</text:p>
          </table:table-cell>
          <table:table-cell office:value-type="float" office:value="100">
            <text:p>100</text:p>
          </table:table-cell>
          <table:table-cell office:value-type="float" office:value="-0.010814">
            <text:p>-0.010814</text:p>
          </table:table-cell>
          <table:table-cell office:value-type="float" office:value="-0.009577">
            <text:p>-0.009577</text:p>
          </table:table-cell>
          <table:table-cell office:value-type="float" office:value="11.444415">
            <text:p>11.444415</text:p>
          </table:table-cell>
          <table:table-cell office:value-type="float" office:value="0">
            <text:p>0</text:p>
          </table:table-cell>
          <table:table-cell office:value-type="float" office:value="0.021051">
            <text:p>0.021051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-473">
            <text:p>-473</text:p>
          </table:table-cell>
          <table:table-cell office:value-type="float" office:value="184440">
            <text:p>184440</text:p>
          </table:table-cell>
          <table:table-cell office:value-type="float" office:value="-95456">
            <text:p>-95456</text:p>
          </table:table-cell>
          <table:table-cell office:value-type="float" office:value="207410.78125">
            <text:p>207410.78125</text:p>
          </table:table-cell>
          <table:table-cell office:value-type="float" office:value="-4.316006">
            <text:p>-4.316006</text:p>
          </table:table-cell>
          <table:table-cell office:value-type="float" office:value="-3.05">
            <text:p>-3.05</text:p>
          </table:table-cell>
          <table:table-cell office:value-type="float" office:value="29.332798">
            <text:p>29.332798</text:p>
          </table:table-cell>
        </table:table-row>
        <table:table-row table:style-name="ro1">
          <table:table-cell office:value-type="float" office:value="3082107">
            <text:p>3082107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  <table:table-cell office:value-type="float" office:value="100">
            <text:p>100</text:p>
          </table:table-cell>
          <table:table-cell office:value-type="float" office:value="0.009724">
            <text:p>0.009724</text:p>
          </table:table-cell>
          <table:table-cell office:value-type="float" office:value="0.02794">
            <text:p>0.027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112527">
            <text:p>-0.1125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179">
            <text:p>0.027179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-473">
            <text:p>-473</text:p>
          </table:table-cell>
          <table:table-cell office:value-type="float" office:value="184739">
            <text:p>184739</text:p>
          </table:table-cell>
          <table:table-cell office:value-type="float" office:value="-95429">
            <text:p>-95429</text:p>
          </table:table-cell>
          <table:table-cell office:value-type="float" office:value="207664.265625">
            <text:p>207664.265625</text:p>
          </table:table-cell>
          <table:table-cell office:value-type="float" office:value="-4.306282">
            <text:p>-4.306282</text:p>
          </table:table-cell>
          <table:table-cell office:value-type="float" office:value="-3.02206">
            <text:p>-3.02206</text:p>
          </table:table-cell>
          <table:table-cell office:value-type="float" office:value="29.822048">
            <text:p>29.822048</text:p>
          </table:table-cell>
        </table:table-row>
        <table:table-row table:style-name="ro1">
          <table:table-cell office:value-type="float" office:value="3083392">
            <text:p>3083392</text:p>
          </table:table-cell>
          <table:table-cell office:value-type="float" office:value="12">
            <text:p>12</text:p>
          </table:table-cell>
          <table:table-cell office:value-type="float" office:value="-221">
            <text:p>-221</text:p>
          </table:table-cell>
          <table:table-cell office:value-type="float" office:value="1944.924316">
            <text:p>1944.924316</text:p>
          </table:table-cell>
          <table:table-cell office:value-type="float" office:value="0.061975">
            <text:p>0.061975</text:p>
          </table:table-cell>
          <table:table-cell office:value-type="float" office:value="0.084745">
            <text:p>0.084745</text:p>
          </table:table-cell>
          <table:table-cell office:value-type="float" office:value="323.725281">
            <text:p>323.725281</text:p>
          </table:table-cell>
          <table:table-cell office:value-type="float" office:value="0.007267">
            <text:p>0.007267</text:p>
          </table:table-cell>
          <table:table-cell office:value-type="float" office:value="0.093374">
            <text:p>0.093374</text:p>
          </table:table-cell>
          <table:table-cell office:value-type="float" office:value="1184.843872">
            <text:p>1184.843872</text:p>
          </table:table-cell>
          <table:table-cell office:value-type="float" office:value="0.015564">
            <text:p>0.015564</text:p>
          </table:table-cell>
          <table:table-cell office:value-type="float" office:value="0.065949">
            <text:p>0.065949</text:p>
          </table:table-cell>
          <table:table-cell office:value-type="float" office:value="104.469337">
            <text:p>104.469337</text:p>
          </table:table-cell>
          <table:table-cell office:value-type="float" office:value="51">
            <text:p>51</text:p>
          </table:table-cell>
          <table:table-cell office:value-type="float" office:value="-462">
            <text:p>-462</text:p>
          </table:table-cell>
          <table:table-cell office:value-type="float" office:value="184959">
            <text:p>184959</text:p>
          </table:table-cell>
          <table:table-cell office:value-type="float" office:value="-95403">
            <text:p>-95403</text:p>
          </table:table-cell>
          <table:table-cell office:value-type="float" office:value="207857.5625">
            <text:p>207857.5625</text:p>
          </table:table-cell>
          <table:table-cell office:value-type="float" office:value="-4.244307">
            <text:p>-4.244307</text:p>
          </table:table-cell>
          <table:table-cell office:value-type="float" office:value="-2.937315">
            <text:p>-2.937315</text:p>
          </table:table-cell>
          <table:table-cell office:value-type="float" office:value="30.793995">
            <text:p>30.793995</text:p>
          </table:table-cell>
        </table:table-row>
        <table:table-row table:style-name="ro1">
          <table:table-cell office:value-type="float" office:value="3084163">
            <text:p>3084163</text:p>
          </table:table-cell>
          <table:table-cell office:value-type="float" office:value="25">
            <text:p>25</text:p>
          </table:table-cell>
          <table:table-cell office:value-type="float" office:value="407">
            <text:p>407</text:p>
          </table:table-cell>
          <table:table-cell office:value-type="float" office:value="1526.25061">
            <text:p>1526.25061</text:p>
          </table:table-cell>
          <table:table-cell office:value-type="float" office:value="0.064714">
            <text:p>0.064714</text:p>
          </table:table-cell>
          <table:table-cell office:value-type="float" office:value="0.078376">
            <text:p>0.078376</text:p>
          </table:table-cell>
          <table:table-cell office:value-type="float" office:value="291.881714">
            <text:p>291.881714</text:p>
          </table:table-cell>
          <table:table-cell office:value-type="float" office:value="0.029944">
            <text:p>0.029944</text:p>
          </table:table-cell>
          <table:table-cell office:value-type="float" office:value="0.907402">
            <text:p>0.907402</text:p>
          </table:table-cell>
          <table:table-cell office:value-type="float" office:value="2930.321045">
            <text:p>2930.321045</text:p>
          </table:table-cell>
          <table:table-cell office:value-type="float" office:value="0.02594">
            <text:p>0.02594</text:p>
          </table:table-cell>
          <table:table-cell office:value-type="float" office:value="0.101655">
            <text:p>0.101655</text:p>
          </table:table-cell>
          <table:table-cell office:value-type="float" office:value="90.206093">
            <text:p>90.206093</text:p>
          </table:table-cell>
          <table:table-cell office:value-type="float" office:value="40">
            <text:p>40</text:p>
          </table:table-cell>
          <table:table-cell office:value-type="float" office:value="-440">
            <text:p>-440</text:p>
          </table:table-cell>
          <table:table-cell office:value-type="float" office:value="184561">
            <text:p>184561</text:p>
          </table:table-cell>
          <table:table-cell office:value-type="float" office:value="-95485">
            <text:p>-95485</text:p>
          </table:table-cell>
          <table:table-cell office:value-type="float" office:value="207560.953125">
            <text:p>207560.953125</text:p>
          </table:table-cell>
          <table:table-cell office:value-type="float" office:value="-4.179592">
            <text:p>-4.179592</text:p>
          </table:table-cell>
          <table:table-cell office:value-type="float" office:value="-2.858939">
            <text:p>-2.858939</text:p>
          </table:table-cell>
          <table:table-cell office:value-type="float" office:value="31.597662">
            <text:p>31.597662</text:p>
          </table:table-cell>
        </table:table-row>
        <table:table-row table:style-name="ro1">
          <table:table-cell office:value-type="float" office:value="3084420">
            <text:p>3084420</text:p>
          </table:table-cell>
          <table:table-cell office:value-type="float" office:value="18">
            <text:p>18</text:p>
          </table:table-cell>
          <table:table-cell office:value-type="float" office:value="386">
            <text:p>386</text:p>
          </table:table-cell>
          <table:table-cell office:value-type="float" office:value="2042.721191">
            <text:p>2042.721191</text:p>
          </table:table-cell>
          <table:table-cell office:value-type="float" office:value="0.034206">
            <text:p>0.034206</text:p>
          </table:table-cell>
          <table:table-cell office:value-type="float" office:value="0.03876">
            <text:p>0.03876</text:p>
          </table:table-cell>
          <table:table-cell office:value-type="float" office:value="29.200558">
            <text:p>29.200558</text:p>
          </table:table-cell>
          <table:table-cell office:value-type="float" office:value="0.146356">
            <text:p>0.146356</text:p>
          </table:table-cell>
          <table:table-cell office:value-type="float" office:value="3.787627">
            <text:p>3.787627</text:p>
          </table:table-cell>
          <table:table-cell office:value-type="float" office:value="2487.955322">
            <text:p>2487.955322</text:p>
          </table:table-cell>
          <table:table-cell office:value-type="float" office:value="0.116732">
            <text:p>0.116732</text:p>
          </table:table-cell>
          <table:table-cell office:value-type="float" office:value="0.150818">
            <text:p>0.150818</text:p>
          </table:table-cell>
          <table:table-cell office:value-type="float" office:value="25.609886">
            <text:p>25.609886</text:p>
          </table:table-cell>
          <table:table-cell office:value-type="float" office:value="31">
            <text:p>31</text:p>
          </table:table-cell>
          <table:table-cell office:value-type="float" office:value="-424">
            <text:p>-424</text:p>
          </table:table-cell>
          <table:table-cell office:value-type="float" office:value="184191">
            <text:p>184191</text:p>
          </table:table-cell>
          <table:table-cell office:value-type="float" office:value="-95593">
            <text:p>-95593</text:p>
          </table:table-cell>
          <table:table-cell office:value-type="float" office:value="207297">
            <text:p>207297</text:p>
          </table:table-cell>
          <table:table-cell office:value-type="float" office:value="-4.145386">
            <text:p>-4.145386</text:p>
          </table:table-cell>
          <table:table-cell office:value-type="float" office:value="-2.820179">
            <text:p>-2.820179</text:p>
          </table:table-cell>
          <table:table-cell office:value-type="float" office:value="31.968248">
            <text:p>31.968248</text:p>
          </table:table-cell>
        </table:table-row>
        <table:table-row table:style-name="ro1">
          <table:table-cell office:value-type="float" office:value="3085191">
            <text:p>3085191</text:p>
          </table:table-cell>
          <table:table-cell office:value-type="float" office:value="15">
            <text:p>15</text:p>
          </table:table-cell>
          <table:table-cell office:value-type="float" office:value="1590">
            <text:p>1590</text:p>
          </table:table-cell>
          <table:table-cell office:value-type="float" office:value="10498.170898">
            <text:p>10498.170898</text:p>
          </table:table-cell>
          <table:table-cell office:value-type="float" office:value="0.122341">
            <text:p>0.122341</text:p>
          </table:table-cell>
          <table:table-cell office:value-type="float" office:value="0.136003">
            <text:p>0.136003</text:p>
          </table:table-cell>
          <table:table-cell office:value-type="float" office:value="250.585434">
            <text:p>250.585434</text:p>
          </table:table-cell>
          <table:table-cell office:value-type="float" office:value="-0.065608">
            <text:p>-0.065608</text:p>
          </table:table-cell>
          <table:table-cell office:value-type="float" office:value="0.727837">
            <text:p>0.727837</text:p>
          </table:table-cell>
          <table:table-cell office:value-type="float" office:value="1209.375244">
            <text:p>1209.375244</text:p>
          </table:table-cell>
          <table:table-cell office:value-type="float" office:value="0.050315">
            <text:p>0.050315</text:p>
          </table:table-cell>
          <table:table-cell office:value-type="float" office:value="0.176398">
            <text:p>0.176398</text:p>
          </table:table-cell>
          <table:table-cell office:value-type="float" office:value="79.458099">
            <text:p>79.458099</text:p>
          </table:table-cell>
          <table:table-cell office:value-type="float" office:value="23">
            <text:p>23</text:p>
          </table:table-cell>
          <table:table-cell office:value-type="float" office:value="-411">
            <text:p>-411</text:p>
          </table:table-cell>
          <table:table-cell office:value-type="float" office:value="182683">
            <text:p>182683</text:p>
          </table:table-cell>
          <table:table-cell office:value-type="float" office:value="-96095">
            <text:p>-96095</text:p>
          </table:table-cell>
          <table:table-cell office:value-type="float" office:value="206204.03125">
            <text:p>206204.03125</text:p>
          </table:table-cell>
          <table:table-cell office:value-type="float" office:value="-4.023045">
            <text:p>-4.023045</text:p>
          </table:table-cell>
          <table:table-cell office:value-type="float" office:value="-2.684175">
            <text:p>-2.684175</text:p>
          </table:table-cell>
          <table:table-cell office:value-type="float" office:value="33.279999">
            <text:p>33.279999</text:p>
          </table:table-cell>
        </table:table-row>
        <table:table-row table:style-name="ro1">
          <table:table-cell office:value-type="float" office:value="3086219">
            <text:p>3086219</text:p>
          </table:table-cell>
          <table:table-cell office:value-type="float" office:value="25">
            <text:p>25</text:p>
          </table:table-cell>
          <table:table-cell office:value-type="float" office:value="1297">
            <text:p>1297</text:p>
          </table:table-cell>
          <table:table-cell office:value-type="float" office:value="5089.336914">
            <text:p>5089.336914</text:p>
          </table:table-cell>
          <table:table-cell office:value-type="float" office:value="0.005889">
            <text:p>0.005889</text:p>
          </table:table-cell>
          <table:table-cell office:value-type="float" office:value="0.024105">
            <text:p>0.024105</text:p>
          </table:table-cell>
          <table:table-cell office:value-type="string">
            <text:p>Infinity</text:p>
          </table:table-cell>
          <table:table-cell office:value-type="float" office:value="0.004731">
            <text:p>0.004731</text:p>
          </table:table-cell>
          <table:table-cell office:value-type="float" office:value="-0.778116">
            <text:p>-0.778116</text:p>
          </table:table-cell>
          <table:table-cell office:value-type="float" office:value="16546">
            <text:p>16546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-392">
            <text:p>-392</text:p>
          </table:table-cell>
          <table:table-cell office:value-type="float" office:value="181519">
            <text:p>181519</text:p>
          </table:table-cell>
          <table:table-cell office:value-type="float" office:value="-96668">
            <text:p>-96668</text:p>
          </table:table-cell>
          <table:table-cell office:value-type="float" office:value="205464.53125">
            <text:p>205464.53125</text:p>
          </table:table-cell>
          <table:table-cell office:value-type="float" office:value="-4.017155">
            <text:p>-4.017155</text:p>
          </table:table-cell>
          <table:table-cell office:value-type="float" office:value="-2.66007">
            <text:p>-2.66007</text:p>
          </table:table-cell>
          <table:table-cell office:value-type="float" office:value="33.782242">
            <text:p>33.782242</text:p>
          </table:table-cell>
        </table:table-row>
        <table:table-row table:style-name="ro1">
          <table:table-cell office:value-type="float" office:value="3086476">
            <text:p>3086476</text:p>
          </table:table-cell>
          <table:table-cell office:value-type="float" office:value="26">
            <text:p>26</text:p>
          </table:table-cell>
          <table:table-cell office:value-type="float" office:value="353">
            <text:p>353</text:p>
          </table:table-cell>
          <table:table-cell office:value-type="float" office:value="1256.914673">
            <text:p>1256.914673</text:p>
          </table:table-cell>
          <table:table-cell office:value-type="float" office:value="0.005513">
            <text:p>0.005513</text:p>
          </table:table-cell>
          <table:table-cell office:value-type="float" office:value="0.010067">
            <text:p>0.010067</text:p>
          </table:table-cell>
          <table:table-cell office:value-type="string">
            <text:p>Infinity</text:p>
          </table:table-cell>
          <table:table-cell office:value-type="float" office:value="0.29902">
            <text:p>0.29902</text:p>
          </table:table-cell>
          <table:table-cell office:value-type="float" office:value="0.430956">
            <text:p>0.430956</text:p>
          </table:table-cell>
          <table:table-cell office:value-type="float" office:value="44.122696">
            <text:p>44.122696</text:p>
          </table:table-cell>
          <table:table-cell office:value-type="float" office:value="0">
            <text:p>0</text:p>
          </table:table-cell>
          <table:table-cell office:value-type="float" office:value="0.03917">
            <text:p>0.03917</text:p>
          </table:table-cell>
          <table:table-cell office:value-type="float" office:value="100">
            <text:p>100</text:p>
          </table:table-cell>
          <table:table-cell office:value-type="float" office:value="-10">
            <text:p>-10</text:p>
          </table:table-cell>
          <table:table-cell office:value-type="float" office:value="-372">
            <text:p>-372</text:p>
          </table:table-cell>
          <table:table-cell office:value-type="float" office:value="181206">
            <text:p>181206</text:p>
          </table:table-cell>
          <table:table-cell office:value-type="float" office:value="-96831">
            <text:p>-96831</text:p>
          </table:table-cell>
          <table:table-cell office:value-type="float" office:value="205289">
            <text:p>205289</text:p>
          </table:table-cell>
          <table:table-cell office:value-type="float" office:value="-4.011642">
            <text:p>-4.011642</text:p>
          </table:table-cell>
          <table:table-cell office:value-type="float" office:value="-2.650003">
            <text:p>-2.650003</text:p>
          </table:table-cell>
          <table:table-cell office:value-type="float" office:value="33.942184">
            <text:p>33.942184</text:p>
          </table:table-cell>
        </table:table-row>
        <table:table-row table:style-name="ro1">
          <table:table-cell office:value-type="float" office:value="3087247">
            <text:p>3087247</text:p>
          </table:table-cell>
          <table:table-cell office:value-type="float" office:value="24">
            <text:p>24</text:p>
          </table:table-cell>
          <table:table-cell office:value-type="float" office:value="751">
            <text:p>751</text:p>
          </table:table-cell>
          <table:table-cell office:value-type="float" office:value="3029.082275">
            <text:p>3029.082275</text:p>
          </table:table-cell>
          <table:table-cell office:value-type="float" office:value="-0.022393">
            <text:p>-0.022393</text:p>
          </table:table-cell>
          <table:table-cell office:value-type="float" office:value="-0.008731">
            <text:p>-0.008731</text:p>
          </table:table-cell>
          <table:table-cell office:value-type="float" office:value="13.992093">
            <text:p>13.992093</text:p>
          </table:table-cell>
          <table:table-cell office:value-type="float" office:value="-0.090842">
            <text:p>-0.090842</text:p>
          </table:table-cell>
          <table:table-cell office:value-type="float" office:value="-0.517148">
            <text:p>-0.517148</text:p>
          </table:table-cell>
          <table:table-cell office:value-type="float" office:value="469.284637">
            <text:p>469.284637</text:p>
          </table:table-cell>
          <table:table-cell office:value-type="float" office:value="-0.009935">
            <text:p>-0.009935</text:p>
          </table:table-cell>
          <table:table-cell office:value-type="float" office:value="-0.011325">
            <text:p>-0.011325</text:p>
          </table:table-cell>
          <table:table-cell office:value-type="float" office:value="4.785973">
            <text:p>4.785973</text:p>
          </table:table-cell>
          <table:table-cell office:value-type="float" office:value="-25">
            <text:p>-25</text:p>
          </table:table-cell>
          <table:table-cell office:value-type="float" office:value="-354">
            <text:p>-354</text:p>
          </table:table-cell>
          <table:table-cell office:value-type="float" office:value="180544">
            <text:p>180544</text:p>
          </table:table-cell>
          <table:table-cell office:value-type="float" office:value="-97185">
            <text:p>-97185</text:p>
          </table:table-cell>
          <table:table-cell office:value-type="float" office:value="204893.65625">
            <text:p>204893.65625</text:p>
          </table:table-cell>
          <table:table-cell office:value-type="float" office:value="-4.034036">
            <text:p>-4.034036</text:p>
          </table:table-cell>
          <table:table-cell office:value-type="float" office:value="-2.658735">
            <text:p>-2.658735</text:p>
          </table:table-cell>
          <table:table-cell office:value-type="float" office:value="34.092434">
            <text:p>34.092434</text:p>
          </table:table-cell>
        </table:table-row>
        <table:table-row table:style-name="ro1">
          <table:table-cell office:value-type="float" office:value="3087504">
            <text:p>3087504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965.42981">
            <text:p>965.42981</text:p>
          </table:table-cell>
          <table:table-cell office:value-type="float" office:value="-0.008286">
            <text:p>-0.008286</text:p>
          </table:table-cell>
          <table:table-cell office:value-type="float" office:value="-0.003732">
            <text:p>-0.003732</text:p>
          </table:table-cell>
          <table:table-cell office:value-type="float" office:value="51.273964">
            <text:p>51.273964</text:p>
          </table:table-cell>
          <table:table-cell office:value-type="float" office:value="0.242244">
            <text:p>0.242244</text:p>
          </table:table-cell>
          <table:table-cell office:value-type="float" office:value="0.081403">
            <text:p>0.081403</text:p>
          </table:table-cell>
          <table:table-cell office:value-type="float" office:value="66.3964">
            <text:p>66.3964</text:p>
          </table:table-cell>
          <table:table-cell office:value-type="float" office:value="-0.029804">
            <text:p>-0.029804</text:p>
          </table:table-cell>
          <table:table-cell office:value-type="float" office:value="-0.014522">
            <text:p>-0.014522</text:p>
          </table:table-cell>
          <table:table-cell office:value-type="float" office:value="47.396584">
            <text:p>47.396584</text:p>
          </table:table-cell>
          <table:table-cell office:value-type="float" office:value="-40">
            <text:p>-40</text:p>
          </table:table-cell>
          <table:table-cell office:value-type="float" office:value="-335">
            <text:p>-335</text:p>
          </table:table-cell>
          <table:table-cell office:value-type="float" office:value="180318">
            <text:p>180318</text:p>
          </table:table-cell>
          <table:table-cell office:value-type="float" office:value="-97304">
            <text:p>-97304</text:p>
          </table:table-cell>
          <table:table-cell office:value-type="float" office:value="204773.03125">
            <text:p>204773.03125</text:p>
          </table:table-cell>
          <table:table-cell office:value-type="float" office:value="-4.042322">
            <text:p>-4.042322</text:p>
          </table:table-cell>
          <table:table-cell office:value-type="float" office:value="-2.662467">
            <text:p>-2.662467</text:p>
          </table:table-cell>
          <table:table-cell office:value-type="float" office:value="34.135201">
            <text:p>34.135201</text:p>
          </table:table-cell>
        </table:table-row>
        <table:table-row table:style-name="ro1">
          <table:table-cell office:value-type="float" office:value="3088275">
            <text:p>3088275</text:p>
          </table:table-cell>
          <table:table-cell office:value-type="float" office:value="26">
            <text:p>26</text:p>
          </table:table-cell>
          <table:table-cell office:value-type="float" office:value="356">
            <text:p>356</text:p>
          </table:table-cell>
          <table:table-cell office:value-type="float" office:value="1268.466431">
            <text:p>1268.466431</text:p>
          </table:table-cell>
          <table:table-cell office:value-type="float" office:value="-0.01284">
            <text:p>-0.01284</text:p>
          </table:table-cell>
          <table:table-cell office:value-type="float" office:value="0.000822">
            <text:p>0.000822</text:p>
          </table:table-cell>
          <table:table-cell office:value-type="string">
            <text:p>Infinity</text:p>
          </table:table-cell>
          <table:table-cell office:value-type="float" office:value="-0.077384">
            <text:p>-0.077384</text:p>
          </table:table-cell>
          <table:table-cell office:value-type="float" office:value="-0.691924">
            <text:p>-0.691924</text:p>
          </table:table-cell>
          <table:table-cell office:value-type="float" office:value="794.148254">
            <text:p>794.148254</text:p>
          </table:table-cell>
          <table:table-cell office:value-type="float" office:value="0">
            <text:p>0</text:p>
          </table:table-cell>
          <table:table-cell office:value-type="float" office:value="0.001066">
            <text:p>0.001066</text:p>
          </table:table-cell>
          <table:table-cell office:value-type="float" office:value="100">
            <text:p>100</text:p>
          </table:table-cell>
          <table:table-cell office:value-type="float" office:value="-56">
            <text:p>-56</text:p>
          </table:table-cell>
          <table:table-cell office:value-type="float" office:value="-315">
            <text:p>-315</text:p>
          </table:table-cell>
          <table:table-cell office:value-type="float" office:value="180002">
            <text:p>180002</text:p>
          </table:table-cell>
          <table:table-cell office:value-type="float" office:value="-97468">
            <text:p>-97468</text:p>
          </table:table-cell>
          <table:table-cell office:value-type="float" office:value="204596.15625">
            <text:p>204596.15625</text:p>
          </table:table-cell>
          <table:table-cell office:value-type="float" office:value="-4.055162">
            <text:p>-4.055162</text:p>
          </table:table-cell>
          <table:table-cell office:value-type="float" office:value="-2.661645">
            <text:p>-2.661645</text:p>
          </table:table-cell>
          <table:table-cell office:value-type="float" office:value="34.364025">
            <text:p>34.364025</text:p>
          </table:table-cell>
        </table:table-row>
        <table:table-row table:style-name="ro1">
          <table:table-cell office:value-type="float" office:value="3088532">
            <text:p>3088532</text:p>
          </table:table-cell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office:value-type="float" office:value="292.293427">
            <text:p>292.293427</text:p>
          </table:table-cell>
          <table:table-cell office:value-type="float" office:value="-0.006506">
            <text:p>-0.006506</text:p>
          </table:table-cell>
          <table:table-cell office:value-type="float" office:value="-0.001952">
            <text:p>-0.001952</text:p>
          </table:table-cell>
          <table:table-cell office:value-type="string">
            <text:p>Infinity</text:p>
          </table:table-cell>
          <table:table-cell office:value-type="float" office:value="0.262431">
            <text:p>0.262431</text:p>
          </table:table-cell>
          <table:table-cell office:value-type="float" office:value="-0.251391">
            <text:p>-0.251391</text:p>
          </table:table-cell>
          <table:table-cell office:value-type="float" office:value="195.793076">
            <text:p>195.793076</text:p>
          </table:table-cell>
          <table:table-cell office:value-type="float" office:value="0">
            <text:p>0</text:p>
          </table:table-cell>
          <table:table-cell office:value-type="float" office:value="-0.007594">
            <text:p>-0.007594</text:p>
          </table:table-cell>
          <table:table-cell office:value-type="float" office:value="100">
            <text:p>100</text:p>
          </table:table-cell>
          <table:table-cell office:value-type="float" office:value="-72">
            <text:p>-72</text:p>
          </table:table-cell>
          <table:table-cell office:value-type="float" office:value="-294">
            <text:p>-294</text:p>
          </table:table-cell>
          <table:table-cell office:value-type="float" office:value="179912">
            <text:p>179912</text:p>
          </table:table-cell>
          <table:table-cell office:value-type="float" office:value="-97515">
            <text:p>-97515</text:p>
          </table:table-cell>
          <table:table-cell office:value-type="float" office:value="204563.34375">
            <text:p>204563.34375</text:p>
          </table:table-cell>
          <table:table-cell office:value-type="float" office:value="-4.061667">
            <text:p>-4.061667</text:p>
          </table:table-cell>
          <table:table-cell office:value-type="float" office:value="-2.663597">
            <text:p>-2.663597</text:p>
          </table:table-cell>
          <table:table-cell office:value-type="float" office:value="34.421097">
            <text:p>34.421097</text:p>
          </table:table-cell>
        </table:table-row>
        <table:table-row table:style-name="ro1">
          <table:table-cell office:value-type="float" office:value="3089817">
            <text:p>3089817</text:p>
          </table:table-cell>
          <table:table-cell office:value-type="float" office:value="25">
            <text:p>25</text:p>
          </table:table-cell>
          <table:table-cell office:value-type="float" office:value="518">
            <text:p>518</text:p>
          </table:table-cell>
          <table:table-cell office:value-type="float" office:value="1971.552612">
            <text:p>1971.552612</text:p>
          </table:table-cell>
          <table:table-cell office:value-type="float" office:value="-0.02277">
            <text:p>-0.02277</text:p>
          </table:table-cell>
          <table:table-cell office:value-type="float" office:value="-0">
            <text:p>0</text:p>
          </table:table-cell>
          <table:table-cell office:value-type="float" office:value="100">
            <text:p>100</text:p>
          </table:table-cell>
          <table:table-cell office:value-type="float" office:value="-0.063589">
            <text:p>-0.063589</text:p>
          </table:table-cell>
          <table:table-cell office:value-type="float" office:value="0.004788">
            <text:p>0.004788</text:p>
          </table:table-cell>
          <table:table-cell office:value-type="float" office:value="107.530212">
            <text:p>107.530212</text:p>
          </table:table-cell>
          <table:table-cell office:value-type="float" office:value="-0.001985">
            <text:p>-0.001985</text:p>
          </table:table-cell>
          <table:table-cell office:value-type="float" office:value="-0">
            <text:p>0</text:p>
          </table:table-cell>
          <table:table-cell office:value-type="float" office:value="11.203484">
            <text:p>11.203484</text:p>
          </table:table-cell>
          <table:table-cell office:value-type="float" office:value="-87">
            <text:p>-87</text:p>
          </table:table-cell>
          <table:table-cell office:value-type="float" office:value="-274">
            <text:p>-274</text:p>
          </table:table-cell>
          <table:table-cell office:value-type="float" office:value="179452">
            <text:p>179452</text:p>
          </table:table-cell>
          <table:table-cell office:value-type="float" office:value="-97753">
            <text:p>-97753</text:p>
          </table:table-cell>
          <table:table-cell office:value-type="float" office:value="204294.90625">
            <text:p>204294.90625</text:p>
          </table:table-cell>
          <table:table-cell office:value-type="float" office:value="-4.084437">
            <text:p>-4.084437</text:p>
          </table:table-cell>
          <table:table-cell office:value-type="float" office:value="-2.663597">
            <text:p>-2.663597</text:p>
          </table:table-cell>
          <table:table-cell office:value-type="float" office:value="34.78669">
            <text:p>34.78669</text:p>
          </table:table-cell>
        </table:table-row>
        <table:table-row table:style-name="ro1">
          <table:table-cell office:value-type="float" office:value="3090588">
            <text:p>3090588</text:p>
          </table:table-cell>
          <table:table-cell office:value-type="float" office:value="18">
            <text:p>18</text:p>
          </table:table-cell>
          <table:table-cell office:value-type="float" office:value="-173">
            <text:p>-173</text:p>
          </table:table-cell>
          <table:table-cell office:value-type="float" office:value="1061.994995">
            <text:p>1061.994995</text:p>
          </table:table-cell>
          <table:table-cell office:value-type="float" office:value="-0.072521">
            <text:p>-0.072521</text:p>
          </table:table-cell>
          <table:table-cell office:value-type="float" office:value="-0.058859">
            <text:p>-0.058859</text:p>
          </table:table-cell>
          <table:table-cell office:value-type="float" office:value="226.99614">
            <text:p>226.99614</text:p>
          </table:table-cell>
          <table:table-cell office:value-type="float" office:value="0.005047">
            <text:p>0.005047</text:p>
          </table:table-cell>
          <table:table-cell office:value-type="float" office:value="-0.814029">
            <text:p>-0.814029</text:p>
          </table:table-cell>
          <table:table-cell office:value-type="float" office:value="16229.733398">
            <text:p>16229.733398</text:p>
          </table:table-cell>
          <table:table-cell office:value-type="float" office:value="-0.023346">
            <text:p>-0.023346</text:p>
          </table:table-cell>
          <table:table-cell office:value-type="float" office:value="-0.076342">
            <text:p>-0.076342</text:p>
          </table:table-cell>
          <table:table-cell office:value-type="float" office:value="56.341152">
            <text:p>56.341152</text:p>
          </table:table-cell>
          <table:table-cell office:value-type="float" office:value="-98">
            <text:p>-98</text:p>
          </table:table-cell>
          <table:table-cell office:value-type="float" office:value="-259">
            <text:p>-259</text:p>
          </table:table-cell>
          <table:table-cell office:value-type="float" office:value="179606">
            <text:p>179606</text:p>
          </table:table-cell>
          <table:table-cell office:value-type="float" office:value="-97673">
            <text:p>-97673</text:p>
          </table:table-cell>
          <table:table-cell office:value-type="float" office:value="204408.953125">
            <text:p>204408.953125</text:p>
          </table:table-cell>
          <table:table-cell office:value-type="float" office:value="-4.156959">
            <text:p>-4.156959</text:p>
          </table:table-cell>
          <table:table-cell office:value-type="float" office:value="-2.722456">
            <text:p>-2.722456</text:p>
          </table:table-cell>
          <table:table-cell office:value-type="float" office:value="34.508461">
            <text:p>34.508461</text:p>
          </table:table-cell>
        </table:table-row>
        <table:table-row table:style-name="ro1">
          <table:table-cell office:value-type="float" office:value="3090845">
            <text:p>3090845</text:p>
          </table:table-cell>
          <table:table-cell office:value-type="float" office:value="15">
            <text:p>15</text:p>
          </table:table-cell>
          <table:table-cell office:value-type="float" office:value="-36">
            <text:p>-36</text:p>
          </table:table-cell>
          <table:table-cell office:value-type="float" office:value="337.205658">
            <text:p>337.205658</text:p>
          </table:table-cell>
          <table:table-cell office:value-type="float" office:value="-0.020339">
            <text:p>-0.020339</text:p>
          </table:table-cell>
          <table:table-cell office:value-type="float" office:value="-0.015785">
            <text:p>-0.015785</text:p>
          </table:table-cell>
          <table:table-cell office:value-type="float" office:value="44.513905">
            <text:p>44.513905</text:p>
          </table:table-cell>
          <table:table-cell office:value-type="float" office:value="0.136262">
            <text:p>0.136262</text:p>
          </table:table-cell>
          <table:table-cell office:value-type="float" office:value="0.335188">
            <text:p>0.335188</text:p>
          </table:table-cell>
          <table:table-cell office:value-type="float" office:value="145.987167">
            <text:p>145.987167</text:p>
          </table:table-cell>
          <table:table-cell office:value-type="float" office:value="-0.110694">
            <text:p>-0.110694</text:p>
          </table:table-cell>
          <table:table-cell office:value-type="float" office:value="-0.06142">
            <text:p>-0.06142</text:p>
          </table:table-cell>
          <table:table-cell office:value-type="float" office:value="62.262421">
            <text:p>62.262421</text:p>
          </table:table-cell>
          <table:table-cell office:value-type="float" office:value="-106">
            <text:p>-106</text:p>
          </table:table-cell>
          <table:table-cell office:value-type="float" office:value="-246">
            <text:p>-246</text:p>
          </table:table-cell>
          <table:table-cell office:value-type="float" office:value="179639">
            <text:p>179639</text:p>
          </table:table-cell>
          <table:table-cell office:value-type="float" office:value="-97659">
            <text:p>-97659</text:p>
          </table:table-cell>
          <table:table-cell office:value-type="float" office:value="204444.515625">
            <text:p>204444.515625</text:p>
          </table:table-cell>
          <table:table-cell office:value-type="float" office:value="-4.177298">
            <text:p>-4.177298</text:p>
          </table:table-cell>
          <table:table-cell office:value-type="float" office:value="-2.738241">
            <text:p>-2.738241</text:p>
          </table:table-cell>
          <table:table-cell office:value-type="float" office:value="34.449463">
            <text:p>34.449463</text:p>
          </table:table-cell>
        </table:table-row>
        <table:table-row table:style-name="ro1">
          <table:table-cell office:value-type="float" office:value="3091616">
            <text:p>3091616</text:p>
          </table:table-cell>
          <table:table-cell office:value-type="float" office:value="20">
            <text:p>20</text:p>
          </table:table-cell>
          <table:table-cell office:value-type="float" office:value="-455">
            <text:p>-455</text:p>
          </table:table-cell>
          <table:table-cell office:value-type="float" office:value="2377.147217">
            <text:p>2377.147217</text:p>
          </table:table-cell>
          <table:table-cell office:value-type="float" office:value="-0.09173">
            <text:p>-0.09173</text:p>
          </table:table-cell>
          <table:table-cell office:value-type="float" office:value="-0.078068">
            <text:p>-0.078068</text:p>
          </table:table-cell>
          <table:table-cell office:value-type="float" office:value="134.204514">
            <text:p>134.204514</text:p>
          </table:table-cell>
          <table:table-cell office:value-type="float" office:value="-0.042056">
            <text:p>-0.042056</text:p>
          </table:table-cell>
          <table:table-cell office:value-type="float" office:value="-0.586579">
            <text:p>-0.586579</text:p>
          </table:table-cell>
          <table:table-cell office:value-type="float" office:value="1294.747559">
            <text:p>1294.747559</text:p>
          </table:table-cell>
          <table:table-cell office:value-type="float" office:value="-0.043234">
            <text:p>-0.043234</text:p>
          </table:table-cell>
          <table:table-cell office:value-type="float" office:value="-0.101256">
            <text:p>-0.101256</text:p>
          </table:table-cell>
          <table:table-cell office:value-type="float" office:value="48.767899">
            <text:p>48.767899</text:p>
          </table:table-cell>
          <table:table-cell office:value-type="float" office:value="-116">
            <text:p>-116</text:p>
          </table:table-cell>
          <table:table-cell office:value-type="float" office:value="-229">
            <text:p>-229</text:p>
          </table:table-cell>
          <table:table-cell office:value-type="float" office:value="180058">
            <text:p>180058</text:p>
          </table:table-cell>
          <table:table-cell office:value-type="float" office:value="-97480">
            <text:p>-97480</text:p>
          </table:table-cell>
          <table:table-cell office:value-type="float" office:value="204744.78125">
            <text:p>204744.78125</text:p>
          </table:table-cell>
          <table:table-cell office:value-type="float" office:value="-4.269028">
            <text:p>-4.269028</text:p>
          </table:table-cell>
          <table:table-cell office:value-type="float" office:value="-2.816309">
            <text:p>-2.816309</text:p>
          </table:table-cell>
          <table:table-cell office:value-type="float" office:value="34.029259">
            <text:p>34.029259</text:p>
          </table:table-cell>
        </table:table-row>
        <table:table-row table:style-name="ro1">
          <table:table-cell office:value-type="float" office:value="3091873">
            <text:p>3091873</text:p>
          </table:table-cell>
          <table:table-cell office:value-type="float" office:value="20">
            <text:p>20</text:p>
          </table:table-cell>
          <table:table-cell office:value-type="float" office:value="-180">
            <text:p>-180</text:p>
          </table:table-cell>
          <table:table-cell office:value-type="float" office:value="999.788879">
            <text:p>999.788879</text:p>
          </table:table-cell>
          <table:table-cell office:value-type="float" office:value="-0.036055">
            <text:p>-0.036055</text:p>
          </table:table-cell>
          <table:table-cell office:value-type="float" office:value="-0.031501">
            <text:p>-0.031501</text:p>
          </table:table-cell>
          <table:table-cell office:value-type="float" office:value="5.496427">
            <text:p>5.496427</text:p>
          </table:table-cell>
          <table:table-cell office:value-type="float" office:value="0.20187">
            <text:p>0.20187</text:p>
          </table:table-cell>
          <table:table-cell office:value-type="float" office:value="-0.426168">
            <text:p>-0.426168</text:p>
          </table:table-cell>
          <table:table-cell office:value-type="float" office:value="311.109741">
            <text:p>311.109741</text:p>
          </table:table-cell>
          <table:table-cell office:value-type="float" office:value="-0.129702">
            <text:p>-0.129702</text:p>
          </table:table-cell>
          <table:table-cell office:value-type="float" office:value="-0.122573">
            <text:p>-0.122573</text:p>
          </table:table-cell>
          <table:table-cell office:value-type="float" office:value="5.081488">
            <text:p>5.081488</text:p>
          </table:table-cell>
          <table:table-cell office:value-type="float" office:value="-125">
            <text:p>-125</text:p>
          </table:table-cell>
          <table:table-cell office:value-type="float" office:value="-211">
            <text:p>-211</text:p>
          </table:table-cell>
          <table:table-cell office:value-type="float" office:value="180229">
            <text:p>180229</text:p>
          </table:table-cell>
          <table:table-cell office:value-type="float" office:value="-97422">
            <text:p>-97422</text:p>
          </table:table-cell>
          <table:table-cell office:value-type="float" office:value="204884.21875">
            <text:p>204884.21875</text:p>
          </table:table-cell>
          <table:table-cell office:value-type="float" office:value="-4.305083">
            <text:p>-4.305083</text:p>
          </table:table-cell>
          <table:table-cell office:value-type="float" office:value="-2.847811">
            <text:p>-2.847811</text:p>
          </table:table-cell>
          <table:table-cell office:value-type="float" office:value="33.85004">
            <text:p>33.85004</text:p>
          </table:table-cell>
        </table:table-row>
        <table:table-row table:style-name="ro1">
          <table:table-cell office:value-type="float" office:value="3092644">
            <text:p>3092644</text:p>
          </table:table-cell>
          <table:table-cell office:value-type="float" office:value="18">
            <text:p>18</text:p>
          </table:table-cell>
          <table:table-cell office:value-type="float" office:value="-607">
            <text:p>-607</text:p>
          </table:table-cell>
          <table:table-cell office:value-type="float" office:value="3470.912598">
            <text:p>3470.912598</text:p>
          </table:table-cell>
          <table:table-cell office:value-type="float" office:value="-0.086286">
            <text:p>-0.086286</text:p>
          </table:table-cell>
          <table:table-cell office:value-type="float" office:value="-0.072624">
            <text:p>-0.072624</text:p>
          </table:table-cell>
          <table:table-cell office:value-type="float" office:value="142.079819">
            <text:p>142.079819</text:p>
          </table:table-cell>
          <table:table-cell office:value-type="float" office:value="-0.070655">
            <text:p>-0.070655</text:p>
          </table:table-cell>
          <table:table-cell office:value-type="float" office:value="-0.112527">
            <text:p>-0.112527</text:p>
          </table:table-cell>
          <table:table-cell office:value-type="float" office:value="59.264191">
            <text:p>59.264191</text:p>
          </table:table-cell>
          <table:table-cell office:value-type="float" office:value="-0.038911">
            <text:p>-0.038911</text:p>
          </table:table-cell>
          <table:table-cell office:value-type="float" office:value="-0.094194">
            <text:p>-0.094194</text:p>
          </table:table-cell>
          <table:table-cell office:value-type="float" office:value="49.398525">
            <text:p>49.398525</text:p>
          </table:table-cell>
          <table:table-cell office:value-type="float" office:value="-132">
            <text:p>-132</text:p>
          </table:table-cell>
          <table:table-cell office:value-type="float" office:value="-194">
            <text:p>-194</text:p>
          </table:table-cell>
          <table:table-cell office:value-type="float" office:value="180810">
            <text:p>180810</text:p>
          </table:table-cell>
          <table:table-cell office:value-type="float" office:value="-97246">
            <text:p>-97246</text:p>
          </table:table-cell>
          <table:table-cell office:value-type="float" office:value="205326.8125">
            <text:p>205326.8125</text:p>
          </table:table-cell>
          <table:table-cell office:value-type="float" office:value="-4.391369">
            <text:p>-4.391369</text:p>
          </table:table-cell>
          <table:table-cell office:value-type="float" office:value="-2.920434">
            <text:p>-2.920434</text:p>
          </table:table-cell>
          <table:table-cell office:value-type="float" office:value="33.496033">
            <text:p>33.496033</text:p>
          </table:table-cell>
        </table:table-row>
        <table:table-row table:style-name="ro1">
          <table:table-cell office:value-type="float" office:value="3093929">
            <text:p>3093929</text:p>
          </table:table-cell>
          <table:table-cell office:value-type="float" office:value="20">
            <text:p>20</text:p>
          </table:table-cell>
          <table:table-cell office:value-type="float" office:value="-2170">
            <text:p>-2170</text:p>
          </table:table-cell>
          <table:table-cell office:value-type="float" office:value="10948.048828">
            <text:p>10948.048828</text:p>
          </table:table-cell>
          <table:table-cell office:value-type="float" office:value="-0.19226">
            <text:p>-0.19226</text:p>
          </table:table-cell>
          <table:table-cell office:value-type="float" office:value="-0.16949">
            <text:p>-0.16949</text:p>
          </table:table-cell>
          <table:table-cell office:value-type="float" office:value="340.674286">
            <text:p>340.674286</text:p>
          </table:table-cell>
          <table:table-cell office:value-type="float" office:value="-0.006056">
            <text:p>-0.006056</text:p>
          </table:table-cell>
          <table:table-cell office:value-type="float" office:value="-0.701501">
            <text:p>-0.701501</text:p>
          </table:table-cell>
          <table:table-cell office:value-type="float" office:value="11483.362305">
            <text:p>11483.362305</text:p>
          </table:table-cell>
          <table:table-cell office:value-type="float" office:value="-0.029931">
            <text:p>-0.029931</text:p>
          </table:table-cell>
          <table:table-cell office:value-type="float" office:value="-0.131899">
            <text:p>-0.131899</text:p>
          </table:table-cell>
          <table:table-cell office:value-type="float" office:value="68.151764">
            <text:p>68.151764</text:p>
          </table:table-cell>
          <table:table-cell office:value-type="float" office:value="-138">
            <text:p>-138</text:p>
          </table:table-cell>
          <table:table-cell office:value-type="float" office:value="-175">
            <text:p>-175</text:p>
          </table:table-cell>
          <table:table-cell office:value-type="float" office:value="182927">
            <text:p>182927</text:p>
          </table:table-cell>
          <table:table-cell office:value-type="float" office:value="-96770">
            <text:p>-96770</text:p>
          </table:table-cell>
          <table:table-cell office:value-type="float" office:value="206986.453125">
            <text:p>206986.453125</text:p>
          </table:table-cell>
          <table:table-cell office:value-type="float" office:value="-4.583629">
            <text:p>-4.583629</text:p>
          </table:table-cell>
          <table:table-cell office:value-type="float" office:value="-3.089925">
            <text:p>-3.089925</text:p>
          </table:table-cell>
          <table:table-cell office:value-type="float" office:value="32.587807">
            <text:p>32.587807</text:p>
          </table:table-cell>
        </table:table-row>
        <table:table-row table:style-name="ro1">
          <table:table-cell office:value-type="float" office:value="3094957">
            <text:p>3094957</text:p>
          </table:table-cell>
          <table:table-cell office:value-type="float" office:value="19">
            <text:p>19</text:p>
          </table:table-cell>
          <table:table-cell office:value-type="float" office:value="-1941">
            <text:p>-1941</text:p>
          </table:table-cell>
          <table:table-cell office:value-type="float" office:value="10313.844727">
            <text:p>10313.844727</text:p>
          </table:table-cell>
          <table:table-cell office:value-type="float" office:value="-0.1271">
            <text:p>-0.1271</text:p>
          </table:table-cell>
          <table:table-cell office:value-type="float" office:value="-0.108885">
            <text:p>-0.108885</text:p>
          </table:table-cell>
          <table:table-cell office:value-type="float" office:value="262.948547">
            <text:p>262.948547</text:p>
          </table:table-cell>
          <table:table-cell office:value-type="float" office:value="0.002839">
            <text:p>0.002839</text:p>
          </table:table-cell>
          <table:table-cell office:value-type="float" office:value="-0.19393">
            <text:p>-0.19393</text:p>
          </table:table-cell>
          <table:table-cell office:value-type="float" office:value="6931.417969">
            <text:p>6931.417969</text:p>
          </table:table-cell>
          <table:table-cell office:value-type="float" office:value="-0.029183">
            <text:p>-0.029183</text:p>
          </table:table-cell>
          <table:table-cell office:value-type="float" office:value="-0.105919">
            <text:p>-0.105919</text:p>
          </table:table-cell>
          <table:table-cell office:value-type="float" office:value="62.064732">
            <text:p>62.064732</text:p>
          </table:table-cell>
          <table:table-cell office:value-type="float" office:value="-140">
            <text:p>-140</text:p>
          </table:table-cell>
          <table:table-cell office:value-type="float" office:value="-156">
            <text:p>-156</text:p>
          </table:table-cell>
          <table:table-cell office:value-type="float" office:value="184865">
            <text:p>184865</text:p>
          </table:table-cell>
          <table:table-cell office:value-type="float" office:value="-96670">
            <text:p>-96670</text:p>
          </table:table-cell>
          <table:table-cell office:value-type="float" office:value="208666.734375">
            <text:p>208666.734375</text:p>
          </table:table-cell>
          <table:table-cell office:value-type="float" office:value="-4.710729">
            <text:p>-4.710729</text:p>
          </table:table-cell>
          <table:table-cell office:value-type="float" office:value="-3.198809">
            <text:p>-3.198809</text:p>
          </table:table-cell>
          <table:table-cell office:value-type="float" office:value="32.095245">
            <text:p>32.095245</text:p>
          </table:table-cell>
        </table:table-row>
        <table:table-row table:style-name="ro1">
          <table:table-cell office:value-type="float" office:value="3095214">
            <text:p>3095214</text:p>
          </table:table-cell>
          <table:table-cell office:value-type="float" office:value="17">
            <text:p>17</text:p>
          </table:table-cell>
          <table:table-cell office:value-type="float" office:value="-497">
            <text:p>-497</text:p>
          </table:table-cell>
          <table:table-cell office:value-type="float" office:value="3023.633545">
            <text:p>3023.633545</text:p>
          </table:table-cell>
          <table:table-cell office:value-type="float" office:value="-0.03311">
            <text:p>-0.03311</text:p>
          </table:table-cell>
          <table:table-cell office:value-type="float" office:value="-0.028557">
            <text:p>-0.028557</text:p>
          </table:table-cell>
          <table:table-cell office:value-type="float" office:value="4.81161">
            <text:p>4.81161</text:p>
          </table:table-cell>
          <table:table-cell office:value-type="float" office:value="0.185468">
            <text:p>0.185468</text:p>
          </table:table-cell>
          <table:table-cell office:value-type="float" office:value="-0.179565">
            <text:p>-0.179565</text:p>
          </table:table-cell>
          <table:table-cell office:value-type="float" office:value="196.817139">
            <text:p>196.817139</text:p>
          </table:table-cell>
          <table:table-cell office:value-type="float" office:value="-0.116732">
            <text:p>-0.116732</text:p>
          </table:table-cell>
          <table:table-cell office:value-type="float" office:value="-0.111115">
            <text:p>-0.111115</text:p>
          </table:table-cell>
          <table:table-cell office:value-type="float" office:value="4.359593">
            <text:p>4.359593</text:p>
          </table:table-cell>
          <table:table-cell office:value-type="float" office:value="-140">
            <text:p>-140</text:p>
          </table:table-cell>
          <table:table-cell office:value-type="float" office:value="-139">
            <text:p>-139</text:p>
          </table:table-cell>
          <table:table-cell office:value-type="float" office:value="185361">
            <text:p>185361</text:p>
          </table:table-cell>
          <table:table-cell office:value-type="float" office:value="-96698">
            <text:p>-96698</text:p>
          </table:table-cell>
          <table:table-cell office:value-type="float" office:value="209127.375">
            <text:p>209127.375</text:p>
          </table:table-cell>
          <table:table-cell office:value-type="float" office:value="-4.74384">
            <text:p>-4.74384</text:p>
          </table:table-cell>
          <table:table-cell office:value-type="float" office:value="-3.227366">
            <text:p>-3.227366</text:p>
          </table:table-cell>
          <table:table-cell office:value-type="float" office:value="31.967226">
            <text:p>31.967226</text:p>
          </table:table-cell>
        </table:table-row>
        <table:table-row table:style-name="ro1">
          <table:table-cell office:value-type="float" office:value="3096242">
            <text:p>3096242</text:p>
          </table:table-cell>
          <table:table-cell office:value-type="float" office:value="18">
            <text:p>18</text:p>
          </table:table-cell>
          <table:table-cell office:value-type="float" office:value="-2823">
            <text:p>-2823</text:p>
          </table:table-cell>
          <table:table-cell office:value-type="float" office:value="15783.453125">
            <text:p>15783.453125</text:p>
          </table:table-cell>
          <table:table-cell office:value-type="float" office:value="-0.136003">
            <text:p>-0.136003</text:p>
          </table:table-cell>
          <table:table-cell office:value-type="float" office:value="-0.117787">
            <text:p>-0.117787</text:p>
          </table:table-cell>
          <table:table-cell office:value-type="float" office:value="252.354477">
            <text:p>252.354477</text:p>
          </table:table-cell>
          <table:table-cell office:value-type="float" office:value="-0.047313">
            <text:p>-0.047313</text:p>
          </table:table-cell>
          <table:table-cell office:value-type="float" office:value="-0.790087">
            <text:p>-0.790087</text:p>
          </table:table-cell>
          <table:table-cell office:value-type="float" office:value="1569.901855">
            <text:p>1569.901855</text:p>
          </table:table-cell>
          <table:table-cell office:value-type="float" office:value="-0.032518">
            <text:p>-0.032518</text:p>
          </table:table-cell>
          <table:table-cell office:value-type="float" office:value="-0.114579">
            <text:p>-0.114579</text:p>
          </table:table-cell>
          <table:table-cell office:value-type="float" office:value="62.026955">
            <text:p>62.026955</text:p>
          </table:table-cell>
          <table:table-cell office:value-type="float" office:value="-139">
            <text:p>-139</text:p>
          </table:table-cell>
          <table:table-cell office:value-type="float" office:value="-121">
            <text:p>-121</text:p>
          </table:table-cell>
          <table:table-cell office:value-type="float" office:value="188174">
            <text:p>188174</text:p>
          </table:table-cell>
          <table:table-cell office:value-type="float" office:value="-96940">
            <text:p>-96940</text:p>
          </table:table-cell>
          <table:table-cell office:value-type="float" office:value="211744.4375">
            <text:p>211744.4375</text:p>
          </table:table-cell>
          <table:table-cell office:value-type="float" office:value="-4.879843">
            <text:p>-4.879843</text:p>
          </table:table-cell>
          <table:table-cell office:value-type="float" office:value="-3.345153">
            <text:p>-3.345153</text:p>
          </table:table-cell>
          <table:table-cell office:value-type="float" office:value="31.449577">
            <text:p>31.449577</text:p>
          </table:table-cell>
        </table:table-row>
        <table:table-row table:style-name="ro1">
          <table:table-cell office:value-type="float" office:value="3097013">
            <text:p>3097013</text:p>
          </table:table-cell>
          <table:table-cell office:value-type="float" office:value="0">
            <text:p>0</text:p>
          </table:table-cell>
          <table:table-cell office:value-type="float" office:value="-2092">
            <text:p>-2092</text:p>
          </table:table-cell>
          <table:table-cell office:value-type="float" office:value="100">
            <text:p>100</text:p>
          </table:table-cell>
          <table:table-cell office:value-type="float" office:value="0.001438">
            <text:p>0.001438</text:p>
          </table:table-cell>
          <table:table-cell office:value-type="float" office:value="0.0151">
            <text:p>0.0151</text:p>
          </table:table-cell>
          <table:table-cell office:value-type="float" office:value="100">
            <text:p>100</text:p>
          </table:table-cell>
          <table:table-cell office:value-type="float" office:value="-0.02271">
            <text:p>-0.02271</text:p>
          </table:table-cell>
          <table:table-cell office:value-type="float" office:value="0.043096">
            <text:p>0.043096</text:p>
          </table:table-cell>
          <table:table-cell office:value-type="float" office:value="289.761505">
            <text:p>289.761505</text:p>
          </table:table-cell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office:value-type="float" office:value="100">
            <text:p>100</text:p>
          </table:table-cell>
          <table:table-cell office:value-type="float" office:value="-139">
            <text:p>-139</text:p>
          </table:table-cell>
          <table:table-cell office:value-type="float" office:value="-121">
            <text:p>-121</text:p>
          </table:table-cell>
          <table:table-cell office:value-type="float" office:value="190222">
            <text:p>190222</text:p>
          </table:table-cell>
          <table:table-cell office:value-type="float" office:value="-97363">
            <text:p>-97363</text:p>
          </table:table-cell>
          <table:table-cell office:value-type="float" office:value="213759.953125">
            <text:p>213759.953125</text:p>
          </table:table-cell>
          <table:table-cell office:value-type="float" office:value="-4.878405">
            <text:p>-4.878405</text:p>
          </table:table-cell>
          <table:table-cell office:value-type="float" office:value="-3.330053">
            <text:p>-3.330053</text:p>
          </table:table-cell>
          <table:table-cell office:value-type="float" office:value="31.738895">
            <text:p>31.738895</text:p>
          </table:table-cell>
        </table:table-row>
        <table:table-row table:style-name="ro1">
          <table:table-cell office:value-type="float" office:value="3098298">
            <text:p>3098298</text:p>
          </table:table-cell>
          <table:table-cell office:value-type="float" office:value="-33">
            <text:p>-33</text:p>
          </table:table-cell>
          <table:table-cell office:value-type="float" office:value="-2102">
            <text:p>-2102</text:p>
          </table:table-cell>
          <table:table-cell office:value-type="float" office:value="6270.916992">
            <text:p>6270.916992</text:p>
          </table:table-cell>
          <table:table-cell office:value-type="float" office:value="-0.042972">
            <text:p>-0.042972</text:p>
          </table:table-cell>
          <table:table-cell office:value-type="float" office:value="-0.020202">
            <text:p>-0.020202</text:p>
          </table:table-cell>
          <table:table-cell office:value-type="float" office:value="1.009265">
            <text:p>1.009265</text:p>
          </table:table-cell>
          <table:table-cell office:value-type="float" office:value="-0.019985">
            <text:p>-0.019985</text:p>
          </table:table-cell>
          <table:table-cell office:value-type="float" office:value="0.837971">
            <text:p>0.837971</text:p>
          </table:table-cell>
          <table:table-cell office:value-type="float" office:value="4292.963867">
            <text:p>4292.963867</text:p>
          </table:table-cell>
          <table:table-cell office:value-type="float" office:value="-0.015564">
            <text:p>-0.015564</text:p>
          </table:table-cell>
          <table:table-cell office:value-type="float" office:value="-0.015721">
            <text:p>-0.015721</text:p>
          </table:table-cell>
          <table:table-cell office:value-type="float" office:value="0.469732">
            <text:p>0.469732</text:p>
          </table:table-cell>
          <table:table-cell office:value-type="float" office:value="-144">
            <text:p>-144</text:p>
          </table:table-cell>
          <table:table-cell office:value-type="float" office:value="-154">
            <text:p>-154</text:p>
          </table:table-cell>
          <table:table-cell office:value-type="float" office:value="192287">
            <text:p>192287</text:p>
          </table:table-cell>
          <table:table-cell office:value-type="float" office:value="-97757">
            <text:p>-97757</text:p>
          </table:table-cell>
          <table:table-cell office:value-type="float" office:value="215768.484375">
            <text:p>215768.484375</text:p>
          </table:table-cell>
          <table:table-cell office:value-type="float" office:value="-4.921376">
            <text:p>-4.921376</text:p>
          </table:table-cell>
          <table:table-cell office:value-type="float" office:value="-3.350255">
            <text:p>-3.350255</text:p>
          </table:table-cell>
          <table:table-cell office:value-type="float" office:value="31.924433">
            <text:p>31.924433</text:p>
          </table:table-cell>
        </table:table-row>
        <table:table-row table:style-name="ro1">
          <table:table-cell office:value-type="float" office:value="3098555">
            <text:p>3098555</text:p>
          </table:table-cell>
          <table:table-cell office:value-type="float" office:value="-27">
            <text:p>-27</text:p>
          </table:table-cell>
          <table:table-cell office:value-type="float" office:value="-401">
            <text:p>-401</text:p>
          </table:table-cell>
          <table:table-cell office:value-type="float" office:value="1383.539185">
            <text:p>1383.539185</text:p>
          </table:table-cell>
          <table:table-cell office:value-type="float" office:value="-0.008081">
            <text:p>-0.008081</text:p>
          </table:table-cell>
          <table:table-cell office:value-type="float" office:value="-0.003527">
            <text:p>-0.003527</text:p>
          </table:table-cell>
          <table:table-cell office:value-type="float" office:value="64.732361">
            <text:p>64.732361</text:p>
          </table:table-cell>
          <table:table-cell office:value-type="float" office:value="-0.308862">
            <text:p>-0.308862</text:p>
          </table:table-cell>
          <table:table-cell office:value-type="float" office:value="0.301669">
            <text:p>0.301669</text:p>
          </table:table-cell>
          <table:table-cell office:value-type="float" office:value="197.671387">
            <text:p>197.671387</text:p>
          </table:table-cell>
          <table:table-cell office:value-type="float" office:value="-0.038911">
            <text:p>-0.038911</text:p>
          </table:table-cell>
          <table:table-cell office:value-type="float" office:value="-0.013723">
            <text:p>-0.013723</text:p>
          </table:table-cell>
          <table:table-cell office:value-type="float" office:value="80.106956">
            <text:p>80.106956</text:p>
          </table:table-cell>
          <table:table-cell office:value-type="float" office:value="-150">
            <text:p>-150</text:p>
          </table:table-cell>
          <table:table-cell office:value-type="float" office:value="-180">
            <text:p>-180</text:p>
          </table:table-cell>
          <table:table-cell office:value-type="float" office:value="192679">
            <text:p>192679</text:p>
          </table:table-cell>
          <table:table-cell office:value-type="float" office:value="-97840">
            <text:p>-97840</text:p>
          </table:table-cell>
          <table:table-cell office:value-type="float" office:value="216149.25">
            <text:p>216149.25</text:p>
          </table:table-cell>
          <table:table-cell office:value-type="float" office:value="-4.929457">
            <text:p>-4.929457</text:p>
          </table:table-cell>
          <table:table-cell office:value-type="float" office:value="-3.353781">
            <text:p>-3.353781</text:p>
          </table:table-cell>
          <table:table-cell office:value-type="float" office:value="31.964487">
            <text:p>31.964487</text:p>
          </table:table-cell>
        </table:table-row>
        <table:table-row table:style-name="ro1">
          <table:table-cell office:value-type="float" office:value="3099326">
            <text:p>3099326</text:p>
          </table:table-cell>
          <table:table-cell office:value-type="float" office:value="-16">
            <text:p>-16</text:p>
          </table:table-cell>
          <table:table-cell office:value-type="float" office:value="-1068">
            <text:p>-1068</text:p>
          </table:table-cell>
          <table:table-cell office:value-type="float" office:value="6574.279785">
            <text:p>6574.279785</text:p>
          </table:table-cell>
          <table:table-cell office:value-type="float" office:value="-0.021366">
            <text:p>-0.021366</text:p>
          </table:table-cell>
          <table:table-cell office:value-type="float" office:value="-0.007704">
            <text:p>-0.007704</text:p>
          </table:table-cell>
          <table:table-cell office:value-type="float" office:value="48.639359">
            <text:p>48.639359</text:p>
          </table:table-cell>
          <table:table-cell office:value-type="float" office:value="0.109346">
            <text:p>0.109346</text:p>
          </table:table-cell>
          <table:table-cell office:value-type="float" office:value="0.225055">
            <text:p>0.225055</text:p>
          </table:table-cell>
          <table:table-cell office:value-type="float" office:value="105.818306">
            <text:p>105.818306</text:p>
          </table:table-cell>
          <table:table-cell office:value-type="float" office:value="-0.019455">
            <text:p>-0.019455</text:p>
          </table:table-cell>
          <table:table-cell office:value-type="float" office:value="-0.009992">
            <text:p>-0.009992</text:p>
          </table:table-cell>
          <table:table-cell office:value-type="float" office:value="34.147217">
            <text:p>34.147217</text:p>
          </table:table-cell>
          <table:table-cell office:value-type="float" office:value="-153">
            <text:p>-153</text:p>
          </table:table-cell>
          <table:table-cell office:value-type="float" office:value="-196">
            <text:p>-196</text:p>
          </table:table-cell>
          <table:table-cell office:value-type="float" office:value="193723">
            <text:p>193723</text:p>
          </table:table-cell>
          <table:table-cell office:value-type="float" office:value="-98065">
            <text:p>-98065</text:p>
          </table:table-cell>
          <table:table-cell office:value-type="float" office:value="217177.90625">
            <text:p>217177.90625</text:p>
          </table:table-cell>
          <table:table-cell office:value-type="float" office:value="-4.950823">
            <text:p>-4.950823</text:p>
          </table:table-cell>
          <table:table-cell office:value-type="float" office:value="-3.361485">
            <text:p>-3.361485</text:p>
          </table:table-cell>
          <table:table-cell office:value-type="float" office:value="32.102497">
            <text:p>32.102497</text:p>
          </table:table-cell>
        </table:table-row>
        <table:table-row table:style-name="ro1">
          <table:table-cell office:value-type="float" office:value="3100354">
            <text:p>3100354</text:p>
          </table:table-cell>
          <table:table-cell office:value-type="float" office:value="-20">
            <text:p>-20</text:p>
          </table:table-cell>
          <table:table-cell office:value-type="float" office:value="-1262">
            <text:p>-1262</text:p>
          </table:table-cell>
          <table:table-cell office:value-type="float" office:value="6209.58252">
            <text:p>6209.58252</text:p>
          </table:table-cell>
          <table:table-cell office:value-type="float" office:value="-0.104639">
            <text:p>-0.104639</text:p>
          </table:table-cell>
          <table:table-cell office:value-type="float" office:value="-0.086423">
            <text:p>-0.086423</text:p>
          </table:table-cell>
          <table:table-cell office:value-type="float" office:value="222.121475">
            <text:p>222.121475</text:p>
          </table:table-cell>
          <table:table-cell office:value-type="float" office:value="0.001262">
            <text:p>0.001262</text:p>
          </table:table-cell>
          <table:table-cell office:value-type="float" office:value="0.153229">
            <text:p>0.153229</text:p>
          </table:table-cell>
          <table:table-cell office:value-type="float" office:value="12044.731445">
            <text:p>12044.731445</text:p>
          </table:table-cell>
          <table:table-cell office:value-type="float" office:value="-0.026099">
            <text:p>-0.026099</text:p>
          </table:table-cell>
          <table:table-cell office:value-type="float" office:value="-0.084069">
            <text:p>-0.084069</text:p>
          </table:table-cell>
          <table:table-cell office:value-type="float" office:value="56.951725">
            <text:p>56.951725</text:p>
          </table:table-cell>
          <table:table-cell office:value-type="float" office:value="-158">
            <text:p>-158</text:p>
          </table:table-cell>
          <table:table-cell office:value-type="float" office:value="-215">
            <text:p>-215</text:p>
          </table:table-cell>
          <table:table-cell office:value-type="float" office:value="194955">
            <text:p>194955</text:p>
          </table:table-cell>
          <table:table-cell office:value-type="float" office:value="-98340">
            <text:p>-98340</text:p>
          </table:table-cell>
          <table:table-cell office:value-type="float" office:value="218397.796875">
            <text:p>218397.796875</text:p>
          </table:table-cell>
          <table:table-cell office:value-type="float" office:value="-5.055462">
            <text:p>-5.055462</text:p>
          </table:table-cell>
          <table:table-cell office:value-type="float" office:value="-3.447908">
            <text:p>-3.447908</text:p>
          </table:table-cell>
          <table:table-cell office:value-type="float" office:value="31.798351">
            <text:p>31.798351</text:p>
          </table:table-cell>
        </table:table-row>
        <table:table-row table:style-name="ro1">
          <table:table-cell office:value-type="float" office:value="3101639">
            <text:p>3101639</text:p>
          </table:table-cell>
          <table:table-cell office:value-type="float" office:value="-24">
            <text:p>-24</text:p>
          </table:table-cell>
          <table:table-cell office:value-type="float" office:value="-700">
            <text:p>-700</text:p>
          </table:table-cell>
          <table:table-cell office:value-type="float" office:value="2815.618896">
            <text:p>2815.618896</text:p>
          </table:table-cell>
          <table:table-cell office:value-type="float" office:value="-0.091593">
            <text:p>-0.091593</text:p>
          </table:table-cell>
          <table:table-cell office:value-type="float" office:value="-0.068823">
            <text:p>-0.068823</text:p>
          </table:table-cell>
          <table:table-cell office:value-type="float" office:value="212.253708">
            <text:p>212.253708</text:p>
          </table:table-cell>
          <table:table-cell office:value-type="float" office:value="0.000606">
            <text:p>0.000606</text:p>
          </table:table-cell>
          <table:table-cell office:value-type="float" office:value="0.531513">
            <text:p>0.531513</text:p>
          </table:table-cell>
          <table:table-cell office:value-type="float" office:value="87664.789063">
            <text:p>87664.789063</text:p>
          </table:table-cell>
          <table:table-cell office:value-type="float" office:value="-0.017152">
            <text:p>-0.017152</text:p>
          </table:table-cell>
          <table:table-cell office:value-type="float" office:value="-0.053559">
            <text:p>-0.053559</text:p>
          </table:table-cell>
          <table:table-cell office:value-type="float" office:value="51.076363">
            <text:p>51.076363</text:p>
          </table:table-cell>
          <table:table-cell office:value-type="float" office:value="-166">
            <text:p>-166</text:p>
          </table:table-cell>
          <table:table-cell office:value-type="float" office:value="-238">
            <text:p>-238</text:p>
          </table:table-cell>
          <table:table-cell office:value-type="float" office:value="195622">
            <text:p>195622</text:p>
          </table:table-cell>
          <table:table-cell office:value-type="float" office:value="-98551">
            <text:p>-98551</text:p>
          </table:table-cell>
          <table:table-cell office:value-type="float" office:value="219085.34375">
            <text:p>219085.34375</text:p>
          </table:table-cell>
          <table:table-cell office:value-type="float" office:value="-5.147055">
            <text:p>-5.147055</text:p>
          </table:table-cell>
          <table:table-cell office:value-type="float" office:value="-3.516732">
            <text:p>-3.516732</text:p>
          </table:table-cell>
          <table:table-cell office:value-type="float" office:value="31.674877">
            <text:p>31.674877</text:p>
          </table:table-cell>
        </table:table-row>
        <table:table-row table:style-name="ro1">
          <table:table-cell office:value-type="float" office:value="3102667">
            <text:p>3102667</text:p>
          </table:table-cell>
          <table:table-cell office:value-type="float" office:value="-18">
            <text:p>-18</text:p>
          </table:table-cell>
          <table:table-cell office:value-type="float" office:value="-368">
            <text:p>-368</text:p>
          </table:table-cell>
          <table:table-cell office:value-type="float" office:value="1941.706055">
            <text:p>1941.706055</text:p>
          </table:table-cell>
          <table:table-cell office:value-type="float" office:value="-0.031638">
            <text:p>-0.031638</text:p>
          </table:table-cell>
          <table:table-cell office:value-type="float" office:value="-0.013422">
            <text:p>-0.013422</text:p>
          </table:table-cell>
          <table:table-cell office:value-type="float" office:value="10.518338">
            <text:p>10.518338</text:p>
          </table:table-cell>
          <table:table-cell office:value-type="float" office:value="0.001136">
            <text:p>0.001136</text:p>
          </table:table-cell>
          <table:table-cell office:value-type="float" office:value="0.181959">
            <text:p>0.181959</text:p>
          </table:table-cell>
          <table:table-cell office:value-type="float" office:value="15924.297852">
            <text:p>15924.297852</text:p>
          </table:table-cell>
          <table:table-cell office:value-type="float" office:value="-0.014591">
            <text:p>-0.014591</text:p>
          </table:table-cell>
          <table:table-cell office:value-type="float" office:value="-0.013057">
            <text:p>-0.013057</text:p>
          </table:table-cell>
          <table:table-cell office:value-type="float" office:value="4.986863">
            <text:p>4.986863</text:p>
          </table:table-cell>
          <table:table-cell office:value-type="float" office:value="-174">
            <text:p>-174</text:p>
          </table:table-cell>
          <table:table-cell office:value-type="float" office:value="-254">
            <text:p>-254</text:p>
          </table:table-cell>
          <table:table-cell office:value-type="float" office:value="195964">
            <text:p>195964</text:p>
          </table:table-cell>
          <table:table-cell office:value-type="float" office:value="-98686">
            <text:p>-98686</text:p>
          </table:table-cell>
          <table:table-cell office:value-type="float" office:value="219451.53125">
            <text:p>219451.53125</text:p>
          </table:table-cell>
          <table:table-cell office:value-type="float" office:value="-5.178693">
            <text:p>-5.178693</text:p>
          </table:table-cell>
          <table:table-cell office:value-type="float" office:value="-3.530154">
            <text:p>-3.530154</text:p>
          </table:table-cell>
          <table:table-cell office:value-type="float" office:value="31.833113">
            <text:p>31.833113</text:p>
          </table:table-cell>
        </table:table-row>
        <table:table-row table:style-name="ro1">
          <table:table-cell office:value-type="float" office:value="3102924">
            <text:p>3102924</text:p>
          </table:table-cell>
          <table:table-cell office:value-type="float" office:value="-20">
            <text:p>-20</text:p>
          </table:table-cell>
          <table:table-cell office:value-type="float" office:value="-60">
            <text:p>-60</text:p>
          </table:table-cell>
          <table:table-cell office:value-type="float" office:value="199.667877">
            <text:p>199.667877</text:p>
          </table:table-cell>
          <table:table-cell office:value-type="float" office:value="-0.020784">
            <text:p>-0.020784</text:p>
          </table:table-cell>
          <table:table-cell office:value-type="float" office:value="-0.01623">
            <text:p>-0.01623</text:p>
          </table:table-cell>
          <table:table-cell office:value-type="float" office:value="62.299633">
            <text:p>62.299633</text:p>
          </table:table-cell>
          <table:table-cell office:value-type="float" office:value="-0.234674">
            <text:p>-0.234674</text:p>
          </table:table-cell>
          <table:table-cell office:value-type="float" office:value="0.483629">
            <text:p>0.483629</text:p>
          </table:table-cell>
          <table:table-cell office:value-type="float" office:value="306.085144">
            <text:p>306.085144</text:p>
          </table:table-cell>
          <table:table-cell office:value-type="float" office:value="-0.038911">
            <text:p>-0.038911</text:p>
          </table:table-cell>
          <table:table-cell office:value-type="float" office:value="-0.063152">
            <text:p>-0.063152</text:p>
          </table:table-cell>
          <table:table-cell office:value-type="float" office:value="29.97489">
            <text:p>29.97489</text:p>
          </table:table-cell>
          <table:table-cell office:value-type="float" office:value="-183">
            <text:p>-183</text:p>
          </table:table-cell>
          <table:table-cell office:value-type="float" office:value="-272">
            <text:p>-272</text:p>
          </table:table-cell>
          <table:table-cell office:value-type="float" office:value="196019">
            <text:p>196019</text:p>
          </table:table-cell>
          <table:table-cell office:value-type="float" office:value="-98709">
            <text:p>-98709</text:p>
          </table:table-cell>
          <table:table-cell office:value-type="float" office:value="219510.96875">
            <text:p>219510.96875</text:p>
          </table:table-cell>
          <table:table-cell office:value-type="float" office:value="-5.199477">
            <text:p>-5.199477</text:p>
          </table:table-cell>
          <table:table-cell office:value-type="float" office:value="-3.546384">
            <text:p>-3.546384</text:p>
          </table:table-cell>
          <table:table-cell office:value-type="float" office:value="31.793455">
            <text:p>31.793455</text:p>
          </table:table-cell>
        </table:table-row>
        <table:table-row table:style-name="ro1">
          <table:table-cell office:value-type="float" office:value="3103695">
            <text:p>3103695</text:p>
          </table:table-cell>
          <table:table-cell office:value-type="float" office:value="0">
            <text:p>0</text:p>
          </table:table-cell>
          <table:table-cell office:value-type="float" office:value="-188">
            <text:p>-188</text:p>
          </table:table-cell>
          <table:table-cell office:value-type="float" office:value="100">
            <text:p>100</text:p>
          </table:table-cell>
          <table:table-cell office:value-type="float" office:value="0.002568">
            <text:p>0.002568</text:p>
          </table:table-cell>
          <table:table-cell office:value-type="float" office:value="0.01623">
            <text:p>0.01623</text:p>
          </table:table-cell>
          <table:table-cell office:value-type="float" office:value="100">
            <text:p>100</text:p>
          </table:table-cell>
          <table:table-cell office:value-type="float" office:value="0.100935">
            <text:p>0.100935</text:p>
          </table:table-cell>
          <table:table-cell office:value-type="float" office:value="-0.014365">
            <text:p>-0.014365</text:p>
          </table:table-cell>
          <table:table-cell office:value-type="float" office:value="114.232132">
            <text:p>114.232132</text:p>
          </table:table-cell>
          <table:table-cell office:value-type="float" office:value="0">
            <text:p>0</text:p>
          </table:table-cell>
          <table:table-cell office:value-type="float" office:value="0.021051">
            <text:p>0.021051</text:p>
          </table:table-cell>
          <table:table-cell office:value-type="float" office:value="100">
            <text:p>100</text:p>
          </table:table-cell>
          <table:table-cell office:value-type="float" office:value="-183">
            <text:p>-183</text:p>
          </table:table-cell>
          <table:table-cell office:value-type="float" office:value="-272">
            <text:p>-272</text:p>
          </table:table-cell>
          <table:table-cell office:value-type="float" office:value="196192">
            <text:p>196192</text:p>
          </table:table-cell>
          <table:table-cell office:value-type="float" office:value="-98783">
            <text:p>-98783</text:p>
          </table:table-cell>
          <table:table-cell office:value-type="float" office:value="219698.796875">
            <text:p>219698.796875</text:p>
          </table:table-cell>
          <table:table-cell office:value-type="float" office:value="-5.196909">
            <text:p>-5.196909</text:p>
          </table:table-cell>
          <table:table-cell office:value-type="float" office:value="-3.530154">
            <text:p>-3.530154</text:p>
          </table:table-cell>
          <table:table-cell office:value-type="float" office:value="32.072044">
            <text:p>32.072044</text:p>
          </table:table-cell>
        </table:table-row>
        <table:table-row table:style-name="ro1">
          <table:table-cell office:value-type="float" office:value="3106008">
            <text:p>3106008</text:p>
          </table:table-cell>
          <table:table-cell office:value-type="float" office:value="6">
            <text:p>6</text:p>
          </table:table-cell>
          <table:table-cell office:value-type="float" office:value="-5650">
            <text:p>-5650</text:p>
          </table:table-cell>
          <table:table-cell office:value-type="float" office:value="94269.265625">
            <text:p>94269.265625</text:p>
          </table:table-cell>
          <table:table-cell office:value-type="float" office:value="-0.135592">
            <text:p>-0.135592</text:p>
          </table:table-cell>
          <table:table-cell office:value-type="float" office:value="-0.094606">
            <text:p>-0.094606</text:p>
          </table:table-cell>
          <table:table-cell office:value-type="float" office:value="1056.299316">
            <text:p>1056.299316</text:p>
          </table:table-cell>
          <table:table-cell office:value-type="float" office:value="0.001122">
            <text:p>0.001122</text:p>
          </table:table-cell>
          <table:table-cell office:value-type="float" office:value="-0.950498">
            <text:p>-0.950498</text:p>
          </table:table-cell>
          <table:table-cell office:value-type="float" office:value="84852.257813">
            <text:p>84852.257813</text:p>
          </table:table-cell>
          <table:table-cell office:value-type="float" office:value="-0.003537">
            <text:p>-0.003537</text:p>
          </table:table-cell>
          <table:table-cell office:value-type="float" office:value="-0.040902">
            <text:p>-0.040902</text:p>
          </table:table-cell>
          <table:table-cell office:value-type="float" office:value="63.738586">
            <text:p>63.738586</text:p>
          </table:table-cell>
          <table:table-cell office:value-type="float" office:value="-180">
            <text:p>-180</text:p>
          </table:table-cell>
          <table:table-cell office:value-type="float" office:value="-267">
            <text:p>-267</text:p>
          </table:table-cell>
          <table:table-cell office:value-type="float" office:value="201421">
            <text:p>201421</text:p>
          </table:table-cell>
          <table:table-cell office:value-type="float" office:value="-100924">
            <text:p>-100924</text:p>
          </table:table-cell>
          <table:table-cell office:value-type="float" office:value="225332.625">
            <text:p>225332.625</text:p>
          </table:table-cell>
          <table:table-cell office:value-type="float" office:value="-5.332501">
            <text:p>-5.332501</text:p>
          </table:table-cell>
          <table:table-cell office:value-type="float" office:value="-3.62476">
            <text:p>-3.62476</text:p>
          </table:table-cell>
          <table:table-cell office:value-type="float" office:value="32.025135">
            <text:p>32.025135</text:p>
          </table:table-cell>
        </table:table-row>
        <table:table-row table:style-name="ro1">
          <table:table-cell office:value-type="float" office:value="3106265">
            <text:p>3106265</text:p>
          </table:table-cell>
          <table:table-cell office:value-type="float" office:value="24">
            <text:p>24</text:p>
          </table:table-cell>
          <table:table-cell office:value-type="float" office:value="-647">
            <text:p>-647</text:p>
          </table:table-cell>
          <table:table-cell office:value-type="float" office:value="2796.197754">
            <text:p>2796.197754</text:p>
          </table:table-cell>
          <table:table-cell office:value-type="float" office:value="-0.008457">
            <text:p>-0.008457</text:p>
          </table:table-cell>
          <table:table-cell office:value-type="float" office:value="-0.003903">
            <text:p>-0.003903</text:p>
          </table:table-cell>
          <table:table-cell office:value-type="float" office:value="60.965908">
            <text:p>60.965908</text:p>
          </table:table-cell>
          <table:table-cell office:value-type="float" office:value="0.353273">
            <text:p>0.353273</text:p>
          </table:table-cell>
          <table:table-cell office:value-type="float" office:value="-0.292093">
            <text:p>-0.292093</text:p>
          </table:table-cell>
          <table:table-cell office:value-type="float" office:value="182.681824">
            <text:p>182.681824</text:p>
          </table:table-cell>
          <table:table-cell office:value-type="float" office:value="-0.038911">
            <text:p>-0.038911</text:p>
          </table:table-cell>
          <table:table-cell office:value-type="float" office:value="-0.015188">
            <text:p>-0.015188</text:p>
          </table:table-cell>
          <table:table-cell office:value-type="float" office:value="72.085991">
            <text:p>72.085991</text:p>
          </table:table-cell>
          <table:table-cell office:value-type="float" office:value="-166">
            <text:p>-166</text:p>
          </table:table-cell>
          <table:table-cell office:value-type="float" office:value="-247">
            <text:p>-247</text:p>
          </table:table-cell>
          <table:table-cell office:value-type="float" office:value="201994">
            <text:p>201994</text:p>
          </table:table-cell>
          <table:table-cell office:value-type="float" office:value="-101225">
            <text:p>-101225</text:p>
          </table:table-cell>
          <table:table-cell office:value-type="float" office:value="225976.15625">
            <text:p>225976.15625</text:p>
          </table:table-cell>
          <table:table-cell office:value-type="float" office:value="-5.340958">
            <text:p>-5.340958</text:p>
          </table:table-cell>
          <table:table-cell office:value-type="float" office:value="-3.628664">
            <text:p>-3.628664</text:p>
          </table:table-cell>
          <table:table-cell office:value-type="float" office:value="32.059685">
            <text:p>32.059685</text:p>
          </table:table-cell>
        </table:table-row>
        <table:table-row table:style-name="ro1">
          <table:table-cell office:value-type="float" office:value="3108321">
            <text:p>3108321</text:p>
          </table:table-cell>
          <table:table-cell office:value-type="float" office:value="17">
            <text:p>17</text:p>
          </table:table-cell>
          <table:table-cell office:value-type="float" office:value="-5318">
            <text:p>-5318</text:p>
          </table:table-cell>
          <table:table-cell office:value-type="float" office:value="31384.640625">
            <text:p>31384.640625</text:p>
          </table:table-cell>
          <table:table-cell office:value-type="float" office:value="-0.155589">
            <text:p>-0.155589</text:p>
          </table:table-cell>
          <table:table-cell office:value-type="float" office:value="-0.119157">
            <text:p>-0.119157</text:p>
          </table:table-cell>
          <table:table-cell office:value-type="float" office:value="414.009277">
            <text:p>414.009277</text:p>
          </table:table-cell>
          <table:table-cell office:value-type="float" office:value="-0.041399">
            <text:p>-0.041399</text:p>
          </table:table-cell>
          <table:table-cell office:value-type="float" office:value="-0.033519">
            <text:p>-0.033519</text:p>
          </table:table-cell>
          <table:table-cell office:value-type="float" office:value="19.035042">
            <text:p>19.035042</text:p>
          </table:table-cell>
          <table:table-cell office:value-type="float" office:value="-0.011275">
            <text:p>-0.011275</text:p>
          </table:table-cell>
          <table:table-cell office:value-type="float" office:value="-0.057956">
            <text:p>-0.057956</text:p>
          </table:table-cell>
          <table:table-cell office:value-type="float" office:value="61.685066">
            <text:p>61.685066</text:p>
          </table:table-cell>
          <table:table-cell office:value-type="float" office:value="-156">
            <text:p>-156</text:p>
          </table:table-cell>
          <table:table-cell office:value-type="float" office:value="-233">
            <text:p>-233</text:p>
          </table:table-cell>
          <table:table-cell office:value-type="float" office:value="206694">
            <text:p>206694</text:p>
          </table:table-cell>
          <table:table-cell office:value-type="float" office:value="-103714">
            <text:p>-103714</text:p>
          </table:table-cell>
          <table:table-cell office:value-type="float" office:value="231290.375">
            <text:p>231290.375</text:p>
          </table:table-cell>
          <table:table-cell office:value-type="float" office:value="-5.496547">
            <text:p>-5.496547</text:p>
          </table:table-cell>
          <table:table-cell office:value-type="float" office:value="-3.74782">
            <text:p>-3.74782</text:p>
          </table:table-cell>
          <table:table-cell office:value-type="float" office:value="31.815001">
            <text:p>31.815001</text:p>
          </table:table-cell>
        </table:table-row>
        <table:table-row table:style-name="ro1">
          <table:table-cell office:value-type="float" office:value="3109349">
            <text:p>3109349</text:p>
          </table:table-cell>
          <table:table-cell office:value-type="float" office:value="0">
            <text:p>0</text:p>
          </table:table-cell>
          <table:table-cell office:value-type="float" office:value="-2624">
            <text:p>-2624</text:p>
          </table:table-cell>
          <table:table-cell office:value-type="float" office:value="100">
            <text:p>100</text:p>
          </table:table-cell>
          <table:table-cell office:value-type="float" office:value="0.002191">
            <text:p>0.002191</text:p>
          </table:table-cell>
          <table:table-cell office:value-type="float" office:value="0.020407">
            <text:p>0.020407</text:p>
          </table:table-cell>
          <table:table-cell office:value-type="float" office:value="100">
            <text:p>100</text:p>
          </table:table-cell>
          <table:table-cell office:value-type="float" office:value="-0.008043">
            <text:p>-0.008043</text:p>
          </table:table-cell>
          <table:table-cell office:value-type="float" office:value="0.033519">
            <text:p>0.033519</text:p>
          </table:table-cell>
          <table:table-cell office:value-type="float" office:value="516.731201">
            <text:p>516.731201</text:p>
          </table:table-cell>
          <table:table-cell office:value-type="float" office:value="0">
            <text:p>0</text:p>
          </table:table-cell>
          <table:table-cell office:value-type="float" office:value="0.019851">
            <text:p>0.019851</text:p>
          </table:table-cell>
          <table:table-cell office:value-type="float" office:value="100">
            <text:p>100</text:p>
          </table:table-cell>
          <table:table-cell office:value-type="float" office:value="-156">
            <text:p>-156</text:p>
          </table:table-cell>
          <table:table-cell office:value-type="float" office:value="-233">
            <text:p>-233</text:p>
          </table:table-cell>
          <table:table-cell office:value-type="float" office:value="208850">
            <text:p>208850</text:p>
          </table:table-cell>
          <table:table-cell office:value-type="float" office:value="-105209">
            <text:p>-105209</text:p>
          </table:table-cell>
          <table:table-cell office:value-type="float" office:value="233887.71875">
            <text:p>233887.71875</text:p>
          </table:table-cell>
          <table:table-cell office:value-type="float" office:value="-5.494355">
            <text:p>-5.494355</text:p>
          </table:table-cell>
          <table:table-cell office:value-type="float" office:value="-3.727413">
            <text:p>-3.727413</text:p>
          </table:table-cell>
          <table:table-cell office:value-type="float" office:value="32.159225">
            <text:p>32.159225</text:p>
          </table:table-cell>
        </table:table-row>
        <table:table-row table:style-name="ro1">
          <table:table-cell office:value-type="float" office:value="3110377">
            <text:p>3110377</text:p>
          </table:table-cell>
          <table:table-cell office:value-type="float" office:value="-40">
            <text:p>-40</text:p>
          </table:table-cell>
          <table:table-cell office:value-type="float" office:value="-3254">
            <text:p>-3254</text:p>
          </table:table-cell>
          <table:table-cell office:value-type="float" office:value="8034.450684">
            <text:p>8034.450684</text:p>
          </table:table-cell>
          <table:table-cell office:value-type="float" office:value="0.004383">
            <text:p>0.004383</text:p>
          </table:table-cell>
          <table:table-cell office:value-type="float" office:value="0.022599">
            <text:p>0.022599</text:p>
          </table:table-cell>
          <table:table-cell office:value-type="string">
            <text:p>Infinity</text:p>
          </table:table-cell>
          <table:table-cell office:value-type="float" office:value="-0.037851">
            <text:p>-0.037851</text:p>
          </table:table-cell>
          <table:table-cell office:value-type="float" office:value="-0.596156">
            <text:p>-0.596156</text:p>
          </table:table-cell>
          <table:table-cell office:value-type="float" office:value="1475.020996">
            <text:p>1475.020996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office:value-type="float" office:value="100">
            <text:p>100</text:p>
          </table:table-cell>
          <table:table-cell office:value-type="float" office:value="-184">
            <text:p>-184</text:p>
          </table:table-cell>
          <table:table-cell office:value-type="float" office:value="-261">
            <text:p>-261</text:p>
          </table:table-cell>
          <table:table-cell office:value-type="float" office:value="211561">
            <text:p>211561</text:p>
          </table:table-cell>
          <table:table-cell office:value-type="float" office:value="-107008">
            <text:p>-107008</text:p>
          </table:table-cell>
          <table:table-cell office:value-type="float" office:value="237130.5">
            <text:p>237130.5</text:p>
          </table:table-cell>
          <table:table-cell office:value-type="float" office:value="-5.489973">
            <text:p>-5.489973</text:p>
          </table:table-cell>
          <table:table-cell office:value-type="float" office:value="-3.704814">
            <text:p>-3.704814</text:p>
          </table:table-cell>
          <table:table-cell office:value-type="float" office:value="32.516705">
            <text:p>32.516705</text:p>
          </table:table-cell>
        </table:table-row>
        <table:table-row table:style-name="ro1">
          <table:table-cell office:value-type="float" office:value="3111662">
            <text:p>3111662</text:p>
          </table:table-cell>
          <table:table-cell office:value-type="float" office:value="-21">
            <text:p>-21</text:p>
          </table:table-cell>
          <table:table-cell office:value-type="float" office:value="-4162">
            <text:p>-4162</text:p>
          </table:table-cell>
          <table:table-cell office:value-type="float" office:value="19719.554688">
            <text:p>19719.554688</text:p>
          </table:table-cell>
          <table:table-cell office:value-type="float" office:value="0.051874">
            <text:p>0.051874</text:p>
          </table:table-cell>
          <table:table-cell office:value-type="float" office:value="0.074644">
            <text:p>0.074644</text:p>
          </table:table-cell>
          <table:table-cell office:value-type="float" office:value="646.441345">
            <text:p>646.441345</text:p>
          </table:table-cell>
          <table:table-cell office:value-type="float" office:value="0.017563">
            <text:p>0.017563</text:p>
          </table:table-cell>
          <table:table-cell office:value-type="float" office:value="-0.057461">
            <text:p>-0.057461</text:p>
          </table:table-cell>
          <table:table-cell office:value-type="float" office:value="427.17514">
            <text:p>427.17514</text:p>
          </table:table-cell>
          <table:table-cell office:value-type="float" office:value="0.007782">
            <text:p>0.007782</text:p>
          </table:table-cell>
          <table:table-cell office:value-type="float" office:value="0.058089">
            <text:p>0.058089</text:p>
          </table:table-cell>
          <table:table-cell office:value-type="float" office:value="124.617004">
            <text:p>124.617004</text:p>
          </table:table-cell>
          <table:table-cell office:value-type="float" office:value="-199">
            <text:p>-199</text:p>
          </table:table-cell>
          <table:table-cell office:value-type="float" office:value="-276">
            <text:p>-276</text:p>
          </table:table-cell>
          <table:table-cell office:value-type="float" office:value="215080">
            <text:p>215080</text:p>
          </table:table-cell>
          <table:table-cell office:value-type="float" office:value="-109230">
            <text:p>-109230</text:p>
          </table:table-cell>
          <table:table-cell office:value-type="float" office:value="241279.96875">
            <text:p>241279.96875</text:p>
          </table:table-cell>
          <table:table-cell office:value-type="float" office:value="-5.438098">
            <text:p>-5.438098</text:p>
          </table:table-cell>
          <table:table-cell office:value-type="float" office:value="-3.63017">
            <text:p>-3.63017</text:p>
          </table:table-cell>
          <table:table-cell office:value-type="float" office:value="33.245594">
            <text:p>33.245594</text:p>
          </table:table-cell>
        </table:table-row>
        <table:table-row table:style-name="ro1">
          <table:table-cell office:value-type="float" office:value="3112690">
            <text:p>3112690</text:p>
          </table:table-cell>
          <table:table-cell office:value-type="float" office:value="0">
            <text:p>0</text:p>
          </table:table-cell>
          <table:table-cell office:value-type="float" office:value="-3383">
            <text:p>-3383</text:p>
          </table:table-cell>
          <table:table-cell office:value-type="float" office:value="100">
            <text:p>100</text:p>
          </table:table-cell>
          <table:table-cell office:value-type="float" office:value="-0.004109">
            <text:p>-0.004109</text:p>
          </table:table-cell>
          <table:table-cell office:value-type="float" office:value="0.014107">
            <text:p>0.014107</text:p>
          </table:table-cell>
          <table:table-cell office:value-type="float" office:value="100">
            <text:p>100</text:p>
          </table:table-cell>
          <table:table-cell office:value-type="float" office:value="0.015897">
            <text:p>0.015897</text:p>
          </table:table-cell>
          <table:table-cell office:value-type="float" office:value="-0.050278">
            <text:p>-0.050278</text:p>
          </table:table-cell>
          <table:table-cell office:value-type="float" office:value="416.269287">
            <text:p>416.269287</text:p>
          </table:table-cell>
          <table:table-cell office:value-type="float" office:value="0">
            <text:p>0</text:p>
          </table:table-cell>
          <table:table-cell office:value-type="float" office:value="0.013723">
            <text:p>0.013723</text:p>
          </table:table-cell>
          <table:table-cell office:value-type="float" office:value="100">
            <text:p>100</text:p>
          </table:table-cell>
          <table:table-cell office:value-type="float" office:value="-199">
            <text:p>-199</text:p>
          </table:table-cell>
          <table:table-cell office:value-type="float" office:value="-276">
            <text:p>-276</text:p>
          </table:table-cell>
          <table:table-cell office:value-type="float" office:value="218067">
            <text:p>218067</text:p>
          </table:table-cell>
          <table:table-cell office:value-type="float" office:value="-110818">
            <text:p>-110818</text:p>
          </table:table-cell>
          <table:table-cell office:value-type="float" office:value="244662.1875">
            <text:p>244662.1875</text:p>
          </table:table-cell>
          <table:table-cell office:value-type="float" office:value="-5.442207">
            <text:p>-5.442207</text:p>
          </table:table-cell>
          <table:table-cell office:value-type="float" office:value="-3.616063">
            <text:p>-3.616063</text:p>
          </table:table-cell>
          <table:table-cell office:value-type="float" office:value="33.555206">
            <text:p>33.555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6T16:14:28</dc:date>
    <dc:creator>Stefan </dc:creator>
    <meta:document-statistic meta:table-count="1" meta:cell-count="302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72cm" svg:height="15.967cm" xlink:href=".." xlink:type="simple" chart:class="chart:scatter" chart:style-name="ch1">
        <chart:legend chart:legend-position="end" svg:x="22.16cm" svg:y="7.435cm" style:legend-expansion="high" chart:style-name="ch2"/>
        <chart:plot-area chart:style-name="ch3" table:cell-range-address="Sheet1.A1:Sheet1.A144 Sheet1.K1:Sheet1.L144" chart:data-source-has-labels="row" svg:x="1.017cm" svg:y="1.411cm" svg:width="20.009cm" svg:height="13.817cm">
          <chartooo:coordinate-region svg:x="1.851cm" svg:y="1.61cm" svg:width="18.526cm" svg:height="13.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44" chart:label-cell-address="Sheet1.K1:Sheet1.K1" chart:class="chart:scatter">
            <chart:domain table:cell-range-address="Sheet1.A2:Sheet1.A144"/>
            <chart:data-point chart:repeated="143"/>
          </chart:series>
          <chart:series chart:style-name="ch7" chart:values-cell-range-address="Sheet1.L2:Sheet1.L144" chart:label-cell-address="Sheet1.L1:Sheet1.L1" chart:class="chart:scatter">
            <chart:data-point chart:repeated="1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_angular_encoders(rad/s)</text:p>
                <draw:g>
                  <svg:desc>Sheet1.K1:Sheet1.K1</svg:desc>
                </draw:g>
              </table:table-cell>
              <table:table-cell office:value-type="string">
                <text:p>vel_angular_giroscopio_Z(rad/s)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9890">
                <text:p>3009890</text:p>
                <draw:g>
                  <svg:desc>Sheet1.A2:Sheet1.A144</svg:desc>
                </draw:g>
              </table:table-cell>
              <table:table-cell office:value-type="float" office:value="0">
                <text:p>0</text:p>
                <draw:g>
                  <svg:desc>Sheet1.K2:Sheet1.K144</svg:desc>
                </draw:g>
              </table:table-cell>
              <table:table-cell office:value-type="float" office:value="0.019185">
                <text:p>0.019185</text:p>
                <draw:g>
                  <svg:desc>Sheet1.L2:Sheet1.L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0918">
                <text:p>3010918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1946">
                <text:p>3011946</text:p>
              </table:table-cell>
              <table:table-cell office:value-type="float" office:value="0">
                <text:p>0</text:p>
              </table:table-cell>
              <table:table-cell office:value-type="float" office:value="0.015455">
                <text:p>0.01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2974">
                <text:p>3012974</text:p>
              </table:table-cell>
              <table:table-cell office:value-type="float" office:value="0">
                <text:p>0</text:p>
              </table:table-cell>
              <table:table-cell office:value-type="float" office:value="0.025314">
                <text:p>0.025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13231">
                <text:p>3013231</text:p>
              </table:table-cell>
              <table:table-cell office:value-type="float" office:value="0">
                <text:p>0</text:p>
              </table:table-cell>
              <table:table-cell office:value-type="float" office:value="0.014789">
                <text:p>0.014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14002">
                <text:p>3014002</text:p>
              </table:table-cell>
              <table:table-cell office:value-type="float" office:value="0">
                <text:p>0</text:p>
              </table:table-cell>
              <table:table-cell office:value-type="float" office:value="0.016121">
                <text:p>0.016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15287">
                <text:p>3015287</text:p>
              </table:table-cell>
              <table:table-cell office:value-type="float" office:value="0">
                <text:p>0</text:p>
              </table:table-cell>
              <table:table-cell office:value-type="float" office:value="0.02598">
                <text:p>0.02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6572">
                <text:p>3016572</text:p>
              </table:table-cell>
              <table:table-cell office:value-type="float" office:value="0">
                <text:p>0</text:p>
              </table:table-cell>
              <table:table-cell office:value-type="float" office:value="0.017986">
                <text:p>0.017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17343">
                <text:p>3017343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99524">
                <text:p>0.099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17600">
                <text:p>3017600</text:p>
              </table:table-cell>
              <table:table-cell office:value-type="float" office:value="0.077821">
                <text:p>0.077821</text:p>
              </table:table-cell>
              <table:table-cell office:value-type="float" office:value="0.117643">
                <text:p>0.1176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19399">
                <text:p>3019399</text:p>
              </table:table-cell>
              <table:table-cell office:value-type="float" office:value="0">
                <text:p>0</text:p>
              </table:table-cell>
              <table:table-cell office:value-type="float" office:value="0.046631">
                <text:p>0.046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19656">
                <text:p>3019656</text:p>
              </table:table-cell>
              <table:table-cell office:value-type="float" office:value="0.009935">
                <text:p>0.009935</text:p>
              </table:table-cell>
              <table:table-cell office:value-type="float" office:value="0.015322">
                <text:p>0.015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20684">
                <text:p>3020684</text:p>
              </table:table-cell>
              <table:table-cell office:value-type="float" office:value="0.002488">
                <text:p>0.002488</text:p>
              </table:table-cell>
              <table:table-cell office:value-type="float" office:value="0.039836">
                <text:p>0.039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20941">
                <text:p>3020941</text:p>
              </table:table-cell>
              <table:table-cell office:value-type="float" office:value="0.029831">
                <text:p>0.029831</text:p>
              </table:table-cell>
              <table:table-cell office:value-type="float" office:value="0.034773">
                <text:p>0.0347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21712">
                <text:p>3021712</text:p>
              </table:table-cell>
              <table:table-cell office:value-type="float" office:value="-0.003306">
                <text:p>-0.003306</text:p>
              </table:table-cell>
              <table:table-cell office:value-type="float" office:value="0.002132">
                <text:p>0.002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21969">
                <text:p>3021969</text:p>
              </table:table-cell>
              <table:table-cell office:value-type="float" office:value="-0.009926">
                <text:p>-0.009926</text:p>
              </table:table-cell>
              <table:table-cell office:value-type="float" office:value="0.016121">
                <text:p>0.016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22740">
                <text:p>3022740</text:p>
              </table:table-cell>
              <table:table-cell office:value-type="float" office:value="0">
                <text:p>0</text:p>
              </table:table-cell>
              <table:table-cell office:value-type="float" office:value="0.005729">
                <text:p>0.005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2997">
                <text:p>3022997</text:p>
              </table:table-cell>
              <table:table-cell office:value-type="float" office:value="-0.009926">
                <text:p>-0.009926</text:p>
              </table:table-cell>
              <table:table-cell office:value-type="float" office:value="0.015721">
                <text:p>0.015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4025">
                <text:p>3024025</text:p>
              </table:table-cell>
              <table:table-cell office:value-type="float" office:value="0">
                <text:p>0</text:p>
              </table:table-cell>
              <table:table-cell office:value-type="float" office:value="0.018119">
                <text:p>0.018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4282">
                <text:p>3024282</text:p>
              </table:table-cell>
              <table:table-cell office:value-type="float" office:value="-0.009911">
                <text:p>-0.009911</text:p>
              </table:table-cell>
              <table:table-cell office:value-type="float" office:value="-0.001599">
                <text:p>-0.001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5053">
                <text:p>3025053</text:p>
              </table:table-cell>
              <table:table-cell office:value-type="float" office:value="0.003318">
                <text:p>0.003318</text:p>
              </table:table-cell>
              <table:table-cell office:value-type="float" office:value="0.016654">
                <text:p>0.0166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5310">
                <text:p>3025310</text:p>
              </table:table-cell>
              <table:table-cell office:value-type="float" office:value="0.009935">
                <text:p>0.009935</text:p>
              </table:table-cell>
              <table:table-cell office:value-type="float" office:value="0.010525">
                <text:p>0.010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26081">
                <text:p>3026081</text:p>
              </table:table-cell>
              <table:table-cell office:value-type="float" office:value="0">
                <text:p>0</text:p>
              </table:table-cell>
              <table:table-cell office:value-type="float" office:value="0.00866">
                <text:p>0.00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26338">
                <text:p>3026338</text:p>
              </table:table-cell>
              <table:table-cell office:value-type="float" office:value="-0.009926">
                <text:p>-0.009926</text:p>
              </table:table-cell>
              <table:table-cell office:value-type="float" office:value="0.014655">
                <text:p>0.014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7366">
                <text:p>3027366</text:p>
              </table:table-cell>
              <table:table-cell office:value-type="float" office:value="-0.002486">
                <text:p>-0.002486</text:p>
              </table:table-cell>
              <table:table-cell office:value-type="float" office:value="0.011991">
                <text:p>0.011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7623">
                <text:p>3027623</text:p>
              </table:table-cell>
              <table:table-cell office:value-type="float" office:value="0.009954">
                <text:p>0.009954</text:p>
              </table:table-cell>
              <table:table-cell office:value-type="float" office:value="0.017453">
                <text:p>0.017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28394">
                <text:p>3028394</text:p>
              </table:table-cell>
              <table:table-cell office:value-type="float" office:value="0">
                <text:p>0</text:p>
              </table:table-cell>
              <table:table-cell office:value-type="float" office:value="0.007727">
                <text:p>0.0077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28651">
                <text:p>3028651</text:p>
              </table:table-cell>
              <table:table-cell office:value-type="float" office:value="-0.009926">
                <text:p>-0.009926</text:p>
              </table:table-cell>
              <table:table-cell office:value-type="float" office:value="0.015855">
                <text:p>0.015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9422">
                <text:p>3029422</text:p>
              </table:table-cell>
              <table:table-cell office:value-type="float" office:value="-0.003304">
                <text:p>-0.003304</text:p>
              </table:table-cell>
              <table:table-cell office:value-type="float" office:value="0.005462">
                <text:p>0.005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29679">
                <text:p>3029679</text:p>
              </table:table-cell>
              <table:table-cell office:value-type="float" office:value="0">
                <text:p>0</text:p>
              </table:table-cell>
              <table:table-cell office:value-type="float" office:value="0.025714">
                <text:p>0.025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31478">
                <text:p>3031478</text:p>
              </table:table-cell>
              <table:table-cell office:value-type="float" office:value="-0.007096">
                <text:p>-0.007096</text:p>
              </table:table-cell>
              <table:table-cell office:value-type="float" office:value="-0.039969">
                <text:p>-0.039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31735">
                <text:p>3031735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33498">
                <text:p>-0.133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32763">
                <text:p>3032763</text:p>
              </table:table-cell>
              <table:table-cell office:value-type="float" office:value="-0.032425">
                <text:p>-0.032425</text:p>
              </table:table-cell>
              <table:table-cell office:value-type="float" office:value="-0.114312">
                <text:p>-0.114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33020">
                <text:p>3033020</text:p>
              </table:table-cell>
              <table:table-cell office:value-type="float" office:value="-0.129544">
                <text:p>-0.129544</text:p>
              </table:table-cell>
              <table:table-cell office:value-type="float" office:value="-0.113913">
                <text:p>-0.1139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33791">
                <text:p>3033791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99657">
                <text:p>-0.0996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34048">
                <text:p>3034048</text:p>
              </table:table-cell>
              <table:table-cell office:value-type="float" office:value="-0.109896">
                <text:p>-0.109896</text:p>
              </table:table-cell>
              <table:table-cell office:value-type="float" office:value="-0.097659">
                <text:p>-0.0976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34819">
                <text:p>3034819</text:p>
              </table:table-cell>
              <table:table-cell office:value-type="float" office:value="-0.030067">
                <text:p>-0.030067</text:p>
              </table:table-cell>
              <table:table-cell office:value-type="float" office:value="-0.079939">
                <text:p>-0.079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35076">
                <text:p>3035076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03121">
                <text:p>-0.103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5847">
                <text:p>3035847</text:p>
              </table:table-cell>
              <table:table-cell office:value-type="float" office:value="-0.049769">
                <text:p>-0.049769</text:p>
              </table:table-cell>
              <table:table-cell office:value-type="float" office:value="-0.107384">
                <text:p>-0.107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36104">
                <text:p>3036104</text:p>
              </table:table-cell>
              <table:table-cell office:value-type="float" office:value="-0.149308">
                <text:p>-0.149308</text:p>
              </table:table-cell>
              <table:table-cell office:value-type="float" office:value="-0.128435">
                <text:p>-0.128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36875">
                <text:p>3036875</text:p>
              </table:table-cell>
              <table:table-cell office:value-type="float" office:value="-0.043607">
                <text:p>-0.043607</text:p>
              </table:table-cell>
              <table:table-cell office:value-type="float" office:value="-0.072744">
                <text:p>-0.072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37132">
                <text:p>3037132</text:p>
              </table:table-cell>
              <table:table-cell office:value-type="float" office:value="-0.090202">
                <text:p>-0.090202</text:p>
              </table:table-cell>
              <table:table-cell office:value-type="float" office:value="-0.082603">
                <text:p>-0.0826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37903">
                <text:p>3037903</text:p>
              </table:table-cell>
              <table:table-cell office:value-type="float" office:value="-0.043181">
                <text:p>-0.043181</text:p>
              </table:table-cell>
              <table:table-cell office:value-type="float" office:value="-0.13483">
                <text:p>-0.134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38160">
                <text:p>3038160</text:p>
              </table:table-cell>
              <table:table-cell office:value-type="float" office:value="-0.149858">
                <text:p>-0.149858</text:p>
              </table:table-cell>
              <table:table-cell office:value-type="float" office:value="-0.156946">
                <text:p>-0.156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38931">
                <text:p>3038931</text:p>
              </table:table-cell>
              <table:table-cell office:value-type="float" office:value="-0.036687">
                <text:p>-0.036687</text:p>
              </table:table-cell>
              <table:table-cell office:value-type="float" office:value="-0.099524">
                <text:p>-0.0995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39188">
                <text:p>3039188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098858">
                <text:p>-0.0988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39959">
                <text:p>3039959</text:p>
              </table:table-cell>
              <table:table-cell office:value-type="float" office:value="-0.043234">
                <text:p>-0.043234</text:p>
              </table:table-cell>
              <table:table-cell office:value-type="float" office:value="-0.098724">
                <text:p>-0.0987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40216">
                <text:p>3040216</text:p>
              </table:table-cell>
              <table:table-cell office:value-type="float" office:value="-0.038911">
                <text:p>-0.038911</text:p>
              </table:table-cell>
              <table:table-cell office:value-type="float" office:value="0.013723">
                <text:p>0.013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0987">
                <text:p>3040987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2015">
                <text:p>3042015</text:p>
              </table:table-cell>
              <table:table-cell office:value-type="float" office:value="0">
                <text:p>0</text:p>
              </table:table-cell>
              <table:table-cell office:value-type="float" office:value="-0.514006">
                <text:p>-0.5140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42272">
                <text:p>3042272</text:p>
              </table:table-cell>
              <table:table-cell office:value-type="float" office:value="-0.466926">
                <text:p>-0.466926</text:p>
              </table:table-cell>
              <table:table-cell office:value-type="float" office:value="-0.426074">
                <text:p>-0.4260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43300">
                <text:p>3043300</text:p>
              </table:table-cell>
              <table:table-cell office:value-type="float" office:value="0">
                <text:p>0</text:p>
              </table:table-cell>
              <table:table-cell office:value-type="float" office:value="0.024381">
                <text:p>0.0243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43557">
                <text:p>3043557</text:p>
              </table:table-cell>
              <table:table-cell office:value-type="float" office:value="0">
                <text:p>0</text:p>
              </table:table-cell>
              <table:table-cell office:value-type="float" office:value="0.028511">
                <text:p>0.028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44328">
                <text:p>3044328</text:p>
              </table:table-cell>
              <table:table-cell office:value-type="float" office:value="0.016448">
                <text:p>0.016448</text:p>
              </table:table-cell>
              <table:table-cell office:value-type="float" office:value="0.060087">
                <text:p>0.060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44585">
                <text:p>3044585</text:p>
              </table:table-cell>
              <table:table-cell office:value-type="float" office:value="0.029618">
                <text:p>0.029618</text:p>
              </table:table-cell>
              <table:table-cell office:value-type="float" office:value="0.054225">
                <text:p>0.054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45356">
                <text:p>3045356</text:p>
              </table:table-cell>
              <table:table-cell office:value-type="float" office:value="0.003312">
                <text:p>0.003312</text:p>
              </table:table-cell>
              <table:table-cell office:value-type="float" office:value="0.027845">
                <text:p>0.0278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6384">
                <text:p>3046384</text:p>
              </table:table-cell>
              <table:table-cell office:value-type="float" office:value="0">
                <text:p>0</text:p>
              </table:table-cell>
              <table:table-cell office:value-type="float" office:value="0.017453">
                <text:p>0.0174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7412">
                <text:p>3047412</text:p>
              </table:table-cell>
              <table:table-cell office:value-type="float" office:value="0">
                <text:p>0</text:p>
              </table:table-cell>
              <table:table-cell office:value-type="float" office:value="0.010126">
                <text:p>0.010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7669">
                <text:p>3047669</text:p>
              </table:table-cell>
              <table:table-cell office:value-type="float" office:value="-0.009944">
                <text:p>-0.009944</text:p>
              </table:table-cell>
              <table:table-cell office:value-type="float" office:value="0.00906">
                <text:p>0.009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8440">
                <text:p>3048440</text:p>
              </table:table-cell>
              <table:table-cell office:value-type="float" office:value="-0.045396">
                <text:p>-0.045396</text:p>
              </table:table-cell>
              <table:table-cell office:value-type="float" office:value="-0.185458">
                <text:p>-0.185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48697">
                <text:p>3048697</text:p>
              </table:table-cell>
              <table:table-cell office:value-type="float" office:value="-0.272374">
                <text:p>-0.272374</text:p>
              </table:table-cell>
              <table:table-cell office:value-type="float" office:value="-0.368251">
                <text:p>-0.3682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9468">
                <text:p>3049468</text:p>
              </table:table-cell>
              <table:table-cell office:value-type="float" office:value="-0.090791">
                <text:p>-0.090791</text:p>
              </table:table-cell>
              <table:table-cell office:value-type="float" office:value="-0.281784">
                <text:p>-0.281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50753">
                <text:p>3050753</text:p>
              </table:table-cell>
              <table:table-cell office:value-type="float" office:value="0.007782">
                <text:p>0.007782</text:p>
              </table:table-cell>
              <table:table-cell office:value-type="float" office:value="0.058489">
                <text:p>0.058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51010">
                <text:p>3051010</text:p>
              </table:table-cell>
              <table:table-cell office:value-type="float" office:value="0.038911">
                <text:p>0.038911</text:p>
              </table:table-cell>
              <table:table-cell office:value-type="float" office:value="0.040236">
                <text:p>0.040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51781">
                <text:p>3051781</text:p>
              </table:table-cell>
              <table:table-cell office:value-type="float" office:value="-0.003315">
                <text:p>-0.003315</text:p>
              </table:table-cell>
              <table:table-cell office:value-type="float" office:value="0.020784">
                <text:p>0.0207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52038">
                <text:p>3052038</text:p>
              </table:table-cell>
              <table:table-cell office:value-type="float" office:value="-0.009944">
                <text:p>-0.009944</text:p>
              </table:table-cell>
              <table:table-cell office:value-type="float" office:value="0.031842">
                <text:p>0.0318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52809">
                <text:p>3052809</text:p>
              </table:table-cell>
              <table:table-cell office:value-type="float" office:value="0">
                <text:p>0</text:p>
              </table:table-cell>
              <table:table-cell office:value-type="float" office:value="0.005729">
                <text:p>0.0057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53837">
                <text:p>3053837</text:p>
              </table:table-cell>
              <table:table-cell office:value-type="float" office:value="-0.002482">
                <text:p>-0.002482</text:p>
              </table:table-cell>
              <table:table-cell office:value-type="float" office:value="-0.009193">
                <text:p>-0.0091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54094">
                <text:p>3054094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10525">
                <text:p>-0.0105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55122">
                <text:p>3055122</text:p>
              </table:table-cell>
              <table:table-cell office:value-type="float" office:value="0">
                <text:p>0</text:p>
              </table:table-cell>
              <table:table-cell office:value-type="float" office:value="0.006129">
                <text:p>0.006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55893">
                <text:p>3055893</text:p>
              </table:table-cell>
              <table:table-cell office:value-type="float" office:value="-0.051881">
                <text:p>-0.051881</text:p>
              </table:table-cell>
              <table:table-cell office:value-type="float" office:value="-0.119375">
                <text:p>-0.119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7178">
                <text:p>3057178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363855">
                <text:p>-0.3638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58206">
                <text:p>3058206</text:p>
              </table:table-cell>
              <table:table-cell office:value-type="float" office:value="-0.052618">
                <text:p>-0.052618</text:p>
              </table:table-cell>
              <table:table-cell office:value-type="float" office:value="-0.066083">
                <text:p>-0.0660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58463">
                <text:p>3058463</text:p>
              </table:table-cell>
              <table:table-cell office:value-type="float" office:value="0.038911">
                <text:p>0.038911</text:p>
              </table:table-cell>
              <table:table-cell office:value-type="float" office:value="0.084602">
                <text:p>0.0846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59234">
                <text:p>3059234</text:p>
              </table:table-cell>
              <table:table-cell office:value-type="float" office:value="0.006485">
                <text:p>0.006485</text:p>
              </table:table-cell>
              <table:table-cell office:value-type="float" office:value="0.048629">
                <text:p>0.0486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59491">
                <text:p>3059491</text:p>
              </table:table-cell>
              <table:table-cell office:value-type="float" office:value="0.009926">
                <text:p>0.009926</text:p>
              </table:table-cell>
              <table:table-cell office:value-type="float" office:value="0.036905">
                <text:p>0.0369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60776">
                <text:p>3060776</text:p>
              </table:table-cell>
              <table:table-cell office:value-type="float" office:value="0.001982">
                <text:p>0.001982</text:p>
              </table:table-cell>
              <table:table-cell office:value-type="float" office:value="0.00493">
                <text:p>0.004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61547">
                <text:p>3061547</text:p>
              </table:table-cell>
              <table:table-cell office:value-type="float" office:value="-0.003306">
                <text:p>-0.003306</text:p>
              </table:table-cell>
              <table:table-cell office:value-type="float" office:value="-0.029444">
                <text:p>-0.029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61804">
                <text:p>3061804</text:p>
              </table:table-cell>
              <table:table-cell office:value-type="float" office:value="-0.029804">
                <text:p>-0.029804</text:p>
              </table:table-cell>
              <table:table-cell office:value-type="float" office:value="-0.008793">
                <text:p>-0.0087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62575">
                <text:p>3062575</text:p>
              </table:table-cell>
              <table:table-cell office:value-type="float" office:value="-0.003309">
                <text:p>-0.003309</text:p>
              </table:table-cell>
              <table:table-cell office:value-type="float" office:value="0.020784">
                <text:p>0.0207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62832">
                <text:p>3062832</text:p>
              </table:table-cell>
              <table:table-cell office:value-type="float" office:value="0">
                <text:p>0</text:p>
              </table:table-cell>
              <table:table-cell office:value-type="float" office:value="0.006395">
                <text:p>0.006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63860">
                <text:p>3063860</text:p>
              </table:table-cell>
              <table:table-cell office:value-type="float" office:value="-0.014591">
                <text:p>-0.014591</text:p>
              </table:table-cell>
              <table:table-cell office:value-type="float" office:value="-0.073144">
                <text:p>-0.073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64631">
                <text:p>3064631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143224">
                <text:p>-0.143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64888">
                <text:p>3064888</text:p>
              </table:table-cell>
              <table:table-cell office:value-type="float" office:value="-0.175097">
                <text:p>-0.175097</text:p>
              </table:table-cell>
              <table:table-cell office:value-type="float" office:value="-0.156147">
                <text:p>-0.1561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65659">
                <text:p>3065659</text:p>
              </table:table-cell>
              <table:table-cell office:value-type="float" office:value="0.003296">
                <text:p>0.003296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65916">
                <text:p>3065916</text:p>
              </table:table-cell>
              <table:table-cell office:value-type="float" office:value="-0.009893">
                <text:p>-0.009893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66687">
                <text:p>3066687</text:p>
              </table:table-cell>
              <table:table-cell office:value-type="float" office:value="-0.006485">
                <text:p>-0.006485</text:p>
              </table:table-cell>
              <table:table-cell office:value-type="float" office:value="0.016521">
                <text:p>0.0165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66944">
                <text:p>3066944</text:p>
              </table:table-cell>
              <table:table-cell office:value-type="float" office:value="0.029831">
                <text:p>0.029831</text:p>
              </table:table-cell>
              <table:table-cell office:value-type="float" office:value="0.044632">
                <text:p>0.0446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67972">
                <text:p>3067972</text:p>
              </table:table-cell>
              <table:table-cell office:value-type="float" office:value="-0.004864">
                <text:p>-0.004864</text:p>
              </table:table-cell>
              <table:table-cell office:value-type="float" office:value="0.003597">
                <text:p>0.0035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68229">
                <text:p>3068229</text:p>
              </table:table-cell>
              <table:table-cell office:value-type="float" office:value="-0.009918">
                <text:p>-0.009918</text:p>
              </table:table-cell>
              <table:table-cell office:value-type="float" office:value="0.017986">
                <text:p>0.0179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69000">
                <text:p>3069000</text:p>
              </table:table-cell>
              <table:table-cell office:value-type="float" office:value="0.003309">
                <text:p>0.003309</text:p>
              </table:table-cell>
              <table:table-cell office:value-type="float" office:value="0.031576">
                <text:p>0.031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69257">
                <text:p>3069257</text:p>
              </table:table-cell>
              <table:table-cell office:value-type="float" office:value="0.009926">
                <text:p>0.009926</text:p>
              </table:table-cell>
              <table:table-cell office:value-type="float" office:value="0.053692">
                <text:p>0.0536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70028">
                <text:p>3070028</text:p>
              </table:table-cell>
              <table:table-cell office:value-type="float" office:value="-0.003315">
                <text:p>-0.003315</text:p>
              </table:table-cell>
              <table:table-cell office:value-type="float" office:value="0.016787">
                <text:p>0.0167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70285">
                <text:p>3070285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09193">
                <text:p>0.0091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71313">
                <text:p>3071313</text:p>
              </table:table-cell>
              <table:table-cell office:value-type="float" office:value="0.002482">
                <text:p>0.002482</text:p>
              </table:table-cell>
              <table:table-cell office:value-type="float" office:value="0.045832">
                <text:p>0.0458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72341">
                <text:p>3072341</text:p>
              </table:table-cell>
              <table:table-cell office:value-type="float" office:value="-0.014591">
                <text:p>-0.014591</text:p>
              </table:table-cell>
              <table:table-cell office:value-type="float" office:value="-0.082204">
                <text:p>-0.0822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73369">
                <text:p>3073369</text:p>
              </table:table-cell>
              <table:table-cell office:value-type="float" office:value="0">
                <text:p>0</text:p>
              </table:table-cell>
              <table:table-cell office:value-type="float" office:value="-0.36492">
                <text:p>-0.364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73626">
                <text:p>3073626</text:p>
              </table:table-cell>
              <table:table-cell office:value-type="float" office:value="-0.291829">
                <text:p>-0.291829</text:p>
              </table:table-cell>
              <table:table-cell office:value-type="float" office:value="-0.250208">
                <text:p>-0.2502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74654">
                <text:p>3074654</text:p>
              </table:table-cell>
              <table:table-cell office:value-type="float" office:value="-0.002475">
                <text:p>-0.002475</text:p>
              </table:table-cell>
              <table:table-cell office:value-type="float" office:value="0.076342">
                <text:p>0.0763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74911">
                <text:p>3074911</text:p>
              </table:table-cell>
              <table:table-cell office:value-type="float" office:value="0.038911">
                <text:p>0.038911</text:p>
              </table:table-cell>
              <table:table-cell office:value-type="float" office:value="0.057556">
                <text:p>0.057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75939">
                <text:p>3075939</text:p>
              </table:table-cell>
              <table:table-cell office:value-type="float" office:value="-0.002486">
                <text:p>-0.002486</text:p>
              </table:table-cell>
              <table:table-cell office:value-type="float" office:value="0.021051">
                <text:p>0.021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76710">
                <text:p>3076710</text:p>
              </table:table-cell>
              <table:table-cell office:value-type="float" office:value="-0.032425">
                <text:p>-0.032425</text:p>
              </table:table-cell>
              <table:table-cell office:value-type="float" office:value="-0.075542">
                <text:p>-0.0755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7995">
                <text:p>3077995</text:p>
              </table:table-cell>
              <table:table-cell office:value-type="float" office:value="-0.081712">
                <text:p>-0.081712</text:p>
              </table:table-cell>
              <table:table-cell office:value-type="float" office:value="-0.363188">
                <text:p>-0.363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79023">
                <text:p>3079023</text:p>
              </table:table-cell>
              <table:table-cell office:value-type="float" office:value="-0.042351">
                <text:p>-0.042351</text:p>
              </table:table-cell>
              <table:table-cell office:value-type="float" office:value="-0.276588">
                <text:p>-0.276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80822">
                <text:p>3080822</text:p>
              </table:table-cell>
              <table:table-cell office:value-type="float" office:value="-0.001544">
                <text:p>-0.001544</text:p>
              </table:table-cell>
              <table:table-cell office:value-type="float" office:value="0.051427">
                <text:p>0.0514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81079">
                <text:p>3081079</text:p>
              </table:table-cell>
              <table:table-cell office:value-type="float" office:value="0">
                <text:p>0</text:p>
              </table:table-cell>
              <table:table-cell office:value-type="float" office:value="0.021051">
                <text:p>0.0210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82107">
                <text:p>3082107</text:p>
              </table:table-cell>
              <table:table-cell office:value-type="float" office:value="0">
                <text:p>0</text:p>
              </table:table-cell>
              <table:table-cell office:value-type="float" office:value="0.027179">
                <text:p>0.0271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83392">
                <text:p>3083392</text:p>
              </table:table-cell>
              <table:table-cell office:value-type="float" office:value="0.015564">
                <text:p>0.015564</text:p>
              </table:table-cell>
              <table:table-cell office:value-type="float" office:value="0.065949">
                <text:p>0.0659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84163">
                <text:p>3084163</text:p>
              </table:table-cell>
              <table:table-cell office:value-type="float" office:value="0.02594">
                <text:p>0.02594</text:p>
              </table:table-cell>
              <table:table-cell office:value-type="float" office:value="0.101655">
                <text:p>0.1016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84420">
                <text:p>3084420</text:p>
              </table:table-cell>
              <table:table-cell office:value-type="float" office:value="0.116732">
                <text:p>0.116732</text:p>
              </table:table-cell>
              <table:table-cell office:value-type="float" office:value="0.150818">
                <text:p>0.150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85191">
                <text:p>3085191</text:p>
              </table:table-cell>
              <table:table-cell office:value-type="float" office:value="0.050315">
                <text:p>0.050315</text:p>
              </table:table-cell>
              <table:table-cell office:value-type="float" office:value="0.176398">
                <text:p>0.1763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6219">
                <text:p>3086219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86476">
                <text:p>3086476</text:p>
              </table:table-cell>
              <table:table-cell office:value-type="float" office:value="0">
                <text:p>0</text:p>
              </table:table-cell>
              <table:table-cell office:value-type="float" office:value="0.03917">
                <text:p>0.039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87247">
                <text:p>3087247</text:p>
              </table:table-cell>
              <table:table-cell office:value-type="float" office:value="-0.009935">
                <text:p>-0.009935</text:p>
              </table:table-cell>
              <table:table-cell office:value-type="float" office:value="-0.011325">
                <text:p>-0.0113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87504">
                <text:p>3087504</text:p>
              </table:table-cell>
              <table:table-cell office:value-type="float" office:value="-0.029804">
                <text:p>-0.029804</text:p>
              </table:table-cell>
              <table:table-cell office:value-type="float" office:value="-0.014522">
                <text:p>-0.0145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88275">
                <text:p>3088275</text:p>
              </table:table-cell>
              <table:table-cell office:value-type="float" office:value="0">
                <text:p>0</text:p>
              </table:table-cell>
              <table:table-cell office:value-type="float" office:value="0.001066">
                <text:p>0.0010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88532">
                <text:p>3088532</text:p>
              </table:table-cell>
              <table:table-cell office:value-type="float" office:value="0">
                <text:p>0</text:p>
              </table:table-cell>
              <table:table-cell office:value-type="float" office:value="-0.007594">
                <text:p>-0.0075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89817">
                <text:p>3089817</text:p>
              </table:table-cell>
              <table:table-cell office:value-type="float" office:value="-0.001985">
                <text:p>-0.0019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90588">
                <text:p>3090588</text:p>
              </table:table-cell>
              <table:table-cell office:value-type="float" office:value="-0.023346">
                <text:p>-0.023346</text:p>
              </table:table-cell>
              <table:table-cell office:value-type="float" office:value="-0.076342">
                <text:p>-0.0763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90845">
                <text:p>3090845</text:p>
              </table:table-cell>
              <table:table-cell office:value-type="float" office:value="-0.110694">
                <text:p>-0.110694</text:p>
              </table:table-cell>
              <table:table-cell office:value-type="float" office:value="-0.06142">
                <text:p>-0.061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91616">
                <text:p>3091616</text:p>
              </table:table-cell>
              <table:table-cell office:value-type="float" office:value="-0.043234">
                <text:p>-0.043234</text:p>
              </table:table-cell>
              <table:table-cell office:value-type="float" office:value="-0.101256">
                <text:p>-0.101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91873">
                <text:p>3091873</text:p>
              </table:table-cell>
              <table:table-cell office:value-type="float" office:value="-0.129702">
                <text:p>-0.129702</text:p>
              </table:table-cell>
              <table:table-cell office:value-type="float" office:value="-0.122573">
                <text:p>-0.1225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92644">
                <text:p>3092644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94194">
                <text:p>-0.0941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93929">
                <text:p>3093929</text:p>
              </table:table-cell>
              <table:table-cell office:value-type="float" office:value="-0.029931">
                <text:p>-0.029931</text:p>
              </table:table-cell>
              <table:table-cell office:value-type="float" office:value="-0.131899">
                <text:p>-0.1318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94957">
                <text:p>3094957</text:p>
              </table:table-cell>
              <table:table-cell office:value-type="float" office:value="-0.029183">
                <text:p>-0.029183</text:p>
              </table:table-cell>
              <table:table-cell office:value-type="float" office:value="-0.105919">
                <text:p>-0.1059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95214">
                <text:p>3095214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11115">
                <text:p>-0.1111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96242">
                <text:p>3096242</text:p>
              </table:table-cell>
              <table:table-cell office:value-type="float" office:value="-0.032518">
                <text:p>-0.032518</text:p>
              </table:table-cell>
              <table:table-cell office:value-type="float" office:value="-0.114579">
                <text:p>-0.1145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97013">
                <text:p>3097013</text:p>
              </table:table-cell>
              <table:table-cell office:value-type="float" office:value="0">
                <text:p>0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98298">
                <text:p>3098298</text:p>
              </table:table-cell>
              <table:table-cell office:value-type="float" office:value="-0.015564">
                <text:p>-0.015564</text:p>
              </table:table-cell>
              <table:table-cell office:value-type="float" office:value="-0.015721">
                <text:p>-0.0157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98555">
                <text:p>3098555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13723">
                <text:p>-0.0137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99326">
                <text:p>3099326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09992">
                <text:p>-0.0099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00354">
                <text:p>3100354</text:p>
              </table:table-cell>
              <table:table-cell office:value-type="float" office:value="-0.026099">
                <text:p>-0.026099</text:p>
              </table:table-cell>
              <table:table-cell office:value-type="float" office:value="-0.084069">
                <text:p>-0.0840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01639">
                <text:p>3101639</text:p>
              </table:table-cell>
              <table:table-cell office:value-type="float" office:value="-0.017152">
                <text:p>-0.017152</text:p>
              </table:table-cell>
              <table:table-cell office:value-type="float" office:value="-0.053559">
                <text:p>-0.0535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02667">
                <text:p>3102667</text:p>
              </table:table-cell>
              <table:table-cell office:value-type="float" office:value="-0.014591">
                <text:p>-0.014591</text:p>
              </table:table-cell>
              <table:table-cell office:value-type="float" office:value="-0.013057">
                <text:p>-0.0130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2924">
                <text:p>3102924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63152">
                <text:p>-0.0631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03695">
                <text:p>3103695</text:p>
              </table:table-cell>
              <table:table-cell office:value-type="float" office:value="0">
                <text:p>0</text:p>
              </table:table-cell>
              <table:table-cell office:value-type="float" office:value="0.021051">
                <text:p>0.0210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06008">
                <text:p>3106008</text:p>
              </table:table-cell>
              <table:table-cell office:value-type="float" office:value="-0.003537">
                <text:p>-0.003537</text:p>
              </table:table-cell>
              <table:table-cell office:value-type="float" office:value="-0.040902">
                <text:p>-0.0409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06265">
                <text:p>3106265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15188">
                <text:p>-0.0151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08321">
                <text:p>3108321</text:p>
              </table:table-cell>
              <table:table-cell office:value-type="float" office:value="-0.011275">
                <text:p>-0.011275</text:p>
              </table:table-cell>
              <table:table-cell office:value-type="float" office:value="-0.057956">
                <text:p>-0.0579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09349">
                <text:p>3109349</text:p>
              </table:table-cell>
              <table:table-cell office:value-type="float" office:value="0">
                <text:p>0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10377">
                <text:p>3110377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11662">
                <text:p>3111662</text:p>
              </table:table-cell>
              <table:table-cell office:value-type="float" office:value="0.007782">
                <text:p>0.007782</text:p>
              </table:table-cell>
              <table:table-cell office:value-type="float" office:value="0.058089">
                <text:p>0.0580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12690">
                <text:p>3112690</text:p>
              </table:table-cell>
              <table:table-cell office:value-type="float" office:value="0">
                <text:p>0</text:p>
              </table:table-cell>
              <table:table-cell office:value-type="float" office:value="0.013723">
                <text:p>0.013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